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Уряд удосконалив порядок виплати грошової компенсації для придбання житла ветеранами та членами їхніх сімей</text:span>
</text:h>
      <text:p text:style-name="P4">
Author: ['АРМІЯINFORM']</text:p>
      <text:p text:style-name="P4">
Time: 2023-03-25T54:00:00-04:00</text:p>
      <text:p text:style-name="P4">
Description: За ініціативи Міністерства у справах ветеранів України Уряд надав право на отрим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zhytlo-ato.jpg" text:style-name="Internet_20_link" text:visited-style-name="Visited_20_Internet_20_Link">
zhytlo-ato.jpg</text:a>
']</text:p>
      <text:p text:style-name="P4">
Tags: ['STOPRUSSIA', 'АГРЕСІЯ РФ', 'ВЕТЕРАНИ', 'СОЦІАЛЬНИЙ ЗАХИСТ ПІД ЧАС ВІЙНИ']</text:p>
      <text:p text:style-name="P4">
Category: News</text:p>
      <!--METADATA-->
      <text:p text:style-name="P4">
<draw:frame draw:style-name="fr1" draw:name="Image2" text:anchor-type="as-char" svg:width="6.9236in" svg:height="3.10985in" draw:z-index="0">
<draw:image xlink:href="../Images/AРМІЯINFORM/2023-03-25T54-00-00-04-00/zhytlo-ato.jpg" xlink:type="simple" xlink:show="embed" xlink:actuate="onLoad" draw:mime-type="image/jpeg"/>
</draw:frame>
Ілюстративне фото</text:p>
      <text:p text:style-name="P4">
За ініціативи Міністерства у справах ветеранів України Уряд надав право наотримання грошової компенсації для придбання житла ветеранами війни зінвалідністю I — II групи, яка настала внаслідок військової агресії рф протиУкраїни, та родинами загиблих (померлих) Захисників та Захисниць.</text:p>
      <text:p text:style-name="P4">
Про це <text:a xlink:type="simple" xlink:href="https://mva.gov.ua/ua/news/za-iniciativi-minveteraniv-uryad-udoskonaliv-poryadki-viplati-groshovoyi-kompensaciyi-dlya-pridbannya-zhitla-veteranami-ta-chlenami-yihnih-simej" text:style-name="Internet_20_link" text:visited-style-name="Visited_20_Internet_20_Link">
повідомляє</text:a>
 міністерство у справах ветеранівУкраїни.</text:p>
      <text:p text:style-name="P4">
Крім того, створено механізм реалізації права на отримання грошовоїкомпенсації тими одержувачами, яким така компенсація була призначена у2018-2022 рр. і до цього часу не виплачена, та які після повномасштабноговторгнення рф вимушено перемістилися з території, де ведуться бойові дії, читимчасово окупована рф, за місцем перебування на обліку в Єдиній інформаційнійбазі даних про ВПО.</text:p>
      <text:p text:style-name="P4">
Відповідні зміни до постанов КМУ № 280, № 719 та № 214 прийнято на засіданніКабінету Міністрів України у п’ятницю, 24 березня.</text:p>
      <text:p text:style-name="P4">
Оновленими нормативно-правовими актами передбачено, що у 2023 роціМінветеранів буде здійснено розподіл субвенції з державного бюджету на виплатугрошової компенсації за трьома бюджетними програмами в обсязі 5,5 млрд грндвічі — в квітні та червні (для осіб, які перемістились після 24.02.2022 р.).</text:p>
      <text:p text:style-name="P4">
В постановах враховані також пропозиції громадськості, а саме робочої групи зпитань опрацювання проблематики внутрішньо переміщених осіб з числа учасниківАТО/ООС при Мінветеранів щодо збереження коефіцієнту збільшенняопосередкованої вартості 1,75 для міст Київ, Дніпро, Львів, Одеса та Харківпри розрахунку розміру грошової компенсації, яку було призначено до внесенихзмін від 29.07.2022 р.</text:p>
      <text:p text:style-name="P4">
«Реалізація ухвалених змін матиме позитивний результат як для ветеранів таїхніх родин, так і для держави, оскільки забезпечення житлом є способомадаптації українських Захисників і Захисниць у цивільному житті. Очікуємо, щоу 2023 році житлом за рахунок коштів державного бюджету буде забезпеченобільше ніж 2 000 ветеранів та родин загиблих (померлих) Воїнів», — наголосиламіністр у справах ветеранів України Юлія Лапутіна</text:p>
      <text:p text:style-name="P4">
Source: <text:a xlink:type="simple" xlink:href="https://armyinform.com.ua/2023/03/25/uryad-udoskonalyv-poryadky-vyplaty-groshovoyi-kompensacziyi-dlya-prydbannya-zhytla-veteranamy-ta-chlenamy-yihnih-simej/" text:style-name="Internet_20_link" text:visited-style-name="Visited_20_Internet_20_Link">
https://armyinform.com.ua/2023/03/25/uryad-udoskonalyv-poryadky-vyplaty-groshovoyi-kompensacziyi-dlya-prydbannya-zhytla-veteranamy-ta-chlenamy-yihnih-simej/</text:a>
</text:p>
      <!--NEWS-->
      <text:h text:style-name="P10" text:outline-level="1">
<text:span text:style-name="T4">
Військові контррозвідники СБУ з початку року знишили десятки одиниць російської техніки</text:span>
</text:h>
      <text:p text:style-name="P4">
Author: ['АРМІЯINFORM']</text:p>
      <text:p text:style-name="P4">
Time: 2023-03-25T55:00:00-04:00</text:p>
      <text:p text:style-name="P4">
Description: За допомогою ударних дронів контррозвідники СБУ додали до щоденної статистики в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5ed4712-sbu-705.jpg" text:style-name="Internet_20_link" text:visited-style-name="Visited_20_Internet_20_Link">
5ed4712-sbu-705.jpg</text:a>
']</text:p>
      <text:p text:style-name="P4">
Tags: ['STOPRUSSIA', 'АГРЕСІЯ РФ']</text:p>
      <text:p text:style-name="P4">
Category: News</text:p>
      <!--METADATA-->
      <text:p text:style-name="P4">
<draw:frame draw:style-name="fr1" draw:name="Image3" text:anchor-type="as-char" svg:width="6.9236in" svg:height="3.87918in" draw:z-index="0">
<draw:image xlink:href="../Images/AРМІЯINFORM/2023-03-25T55-00-00-04-00/5ed4712-sbu-705.jpg" xlink:type="simple" xlink:show="embed" xlink:actuate="onLoad" draw:mime-type="image/jpeg"/>
</draw:frame>
Ілюстративне фото</text:p>
      <text:p text:style-name="P4">
За допомогою ударних дронів контррозвідники СБУ додали до щоденної статистикивтрат окупантів:</text:p>
      <ul>
        <li>
5 танків  * 4 великокаліберні гармати «Гіацинт»  * 3 БМП та 2 броньовані авто  * 4 вантажних автомобілі  * 14 плавзасобів  * 2 склади з боєкомплектом  * вогневі точки мінометного розрахунки</li>
      </ul>
      <text:p text:style-name="P4">
Крім того, у співпраці з бойовими побратимами-артилеристами Сил оборониУкраїни було скореговано вогонь і знищено ще 50 одиниць озброєння:</text:p>
      <text:p text:style-name="P4">
14 танків, 10 САУ, 2 самохідні міномети «Тюльпан» калібром 240 мм, 4 гармати,12 БМП та інших броньованих машин, 14 вантажівок, 2 пункти управління БпЛА«Орлан-10», станцію РЕБ «Р-934БМВ», понтонну переправу, вежу з розвідувальнимобладнанням. І на додачу — влаштували феєрверки на 12 складах з боєкомплектом.</text:p>
      <text:p text:style-name="P4">
<text:span text:style-name="T5">
Джерело:<text:a xlink:type="simple" xlink:href="https://www.facebook.com/SecurSerUkraine" text:style-name="Internet_20_link" text:visited-style-name="Visited_20_Internet_20_Link">
Служба безпекиУкраїни</text:a>
</text:span>
</text:p>
      <text:p text:style-name="P4">
Source: <text:a xlink:type="simple" xlink:href="https://armyinform.com.ua/2023/03/25/vijskovi-kontrrozvidnyky-sbu-z-pochatku-roku-znyshyly-desyatky-odynycz-rosijskoyi-tehniky/" text:style-name="Internet_20_link" text:visited-style-name="Visited_20_Internet_20_Link">
https://armyinform.com.ua/2023/03/25/vijskovi-kontrrozvidnyky-sbu-z-pochatku-roku-znyshyly-desyatky-odynycz-rosijskoyi-tehniky/</text:a>
</text:p>
      <!--NEWS-->
      <text:h text:style-name="P10" text:outline-level="1">
<text:span text:style-name="T4">
Мінометники та аеророзвідка прикордонників — вибуховий тандем для загарбників</text:span>
</text:h>
      <text:p text:style-name="P4">
Author: ['АРМІЯINFORM']</text:p>
      <text:p text:style-name="P4">
Time: 2023-03-25T56:00:00-04:00</text:p>
      <text:p text:style-name="P4">
Description: Підрозділи Держприкордонслужби, у складі Сил оборони України, виявляють та знищують місц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ws_20230324_174356_1679672636.jpeg" text:style-name="Internet_20_link" text:visited-style-name="Visited_20_Internet_20_Link">
news_20230324_174356_1679672636.jpeg</text:a>
']</text:p>
      <text:p text:style-name="P4">
Tags: ['ДПСУ', 'ЗНИЩЕННЯ ВОРОГА']</text:p>
      <text:p text:style-name="P4">
Category: News</text:p>
      <!--METADATA-->
      <text:p text:style-name="P4">
<draw:frame draw:style-name="fr1" draw:name="Image4" text:anchor-type="as-char" svg:width="6.9236in" svg:height="3.882986in" draw:z-index="0">
<draw:image xlink:href="../Images/AРМІЯINFORM/2023-03-25T56-00-00-04-00/news_20230324_174356_1679672636.jpeg" xlink:type="simple" xlink:show="embed" xlink:actuate="onLoad" draw:mime-type="image/jpeg"/>
</draw:frame>
</text:p>
      <text:p text:style-name="P4">
<text:span text:style-name="T4">
Підрозділи Держприкордонслужби, у складі Сил оборони України, виявляють тазнищують місця дислокації російсько-окупаційних військ.</text:span>
</text:p>
      <text:p text:style-name="P4">
Злагодженими діями аеророзвідки та мінометного розрахунку Луганськогоприкордонного загону ліквідовано групу піхоти противника. Оператори БПЛАвиявили місце зосередження живої сили стрілецького підрозділу ворога.</text:p>
      <text:p text:style-name="P4">
Облаштувались окупанти на території фермерського господарства, що наЛуганщині. Саме по тій місцині й здійснили вогневий наліт прикордонники-мінометники. Обстрілом знищено вантажний автомобіль та щонайменше четвероокупантів.</text:p>
      <text:p text:style-name="P4">
<text:span text:style-name="T4">
Джерело:</text:span>
 <text:a xlink:type="simple" xlink:href="https://dpsu.gov.ua/ua/news/%20video%20-minometniki-ta-aerorozvidka-prikordonnikiv-vibuhoviy-tandem-dlya-zagarbnikiv/" text:style-name="Internet_20_link" text:visited-style-name="Visited_20_Internet_20_Link">
Державна прикордонна службаУкраїни</text:a>
</text:p>
      <text:p text:style-name="P4">
Source: <text:a xlink:type="simple" xlink:href="https://armyinform.com.ua/2023/03/25/minometnyky-ta-aerorozvidka-prykordonnykiv-vybuhovyj-tandem-dlya-zagarbnykiv/" text:style-name="Internet_20_link" text:visited-style-name="Visited_20_Internet_20_Link">
https://armyinform.com.ua/2023/03/25/minometnyky-ta-aerorozvidka-prykordonnykiv-vybuhovyj-tandem-dlya-zagarbnykiv/</text:a>
</text:p>
      <!--NEWS-->
      <text:h text:style-name="P10" text:outline-level="1">
<text:span text:style-name="T4">
Для кожного військовослужбовця має бути розроблена індивідуальна програма адаптації в цивільне життя після демобілізації</text:span>
</text:h>
      <text:p text:style-name="P4">
Author: ['АРМІЯINFORM']</text:p>
      <text:p text:style-name="P4">
Time: 2023-03-25T57:00:00-04:00</text:p>
      <text:p text:style-name="P4">
Description: Відповідно до напрацьованої Архітектури поствоєнної адапт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retyakova-6.jpeg" text:style-name="Internet_20_link" text:visited-style-name="Visited_20_Internet_20_Link">
tretyakova-6.jpeg</text:a>
']</text:p>
      <text:p text:style-name="P4">
Tags: ['ВЕТЕРАНИ', 'КОМІТЕТ ВЕРХОВНОЇ РАДИ', 'СОЦІАЛЬНА АДАПТАЦІЯ']</text:p>
      <text:p text:style-name="P4">
Category: News</text:p>
      <!--METADATA-->
      <text:p text:style-name="P4">
<draw:frame draw:style-name="fr1" draw:name="Image5" text:anchor-type="as-char" svg:width="6.9236in" svg:height="4.615733in" draw:z-index="0">
<draw:image xlink:href="../Images/AРМІЯINFORM/2023-03-25T57-00-00-04-00/tretyakova-6.jpeg" xlink:type="simple" xlink:show="embed" xlink:actuate="onLoad" draw:mime-type="image/jpeg"/>
</draw:frame>
</text:p>
      <text:p text:style-name="P4">
Відповідно до напрацьованої Архітектури поствоєнної адаптаціївійськовослужбовців/демобілізованих в цивільне життя, при Кабінеті МіністрівУкраїни планується створення Ветеранської патронатної служби, яка забезпечитьмаршрутизацію соціального супроводу ветерана після демобілізації. Про це усвоєму інтерв’ю розповіла Голова Комітету Верховної Ради України ГалинаТретьякова, <text:a xlink:type="simple" xlink:href="https://www.rada.gov.ua/news/news_kom/234667.html" text:style-name="Internet_20_link" text:visited-style-name="Visited_20_Internet_20_Link">
повідомляє</text:a>
Верховна Рада України.</text:p>
      <text:p text:style-name="P4">
Днями Прем’єр-міністр України Денис Шмигаль провів нараду, де обговоривпитання супроводу ветеранів після повернення до цивільного життя та створеннятакої Служби.</text:p>
      <text:p text:style-name="P4">
За словами Галини Третьякової, основними функціями Ветеранської патронатноїслужби мають стати: супровід демобілізованого в процесі інтеграції в мирнежиття та координація всіх дотичних до процесу реалізації Стратегії переходувід військової служби до цивільного життя міністерств. «Ми мусимо фінансуватитаку Службу як один з пріоритетних напрямків соціальної політики», — вважаєпані Третьякова.</text:p>
      <text:p text:style-name="P4">
Завдання ветеранського Патрона — працівника Ветеранської патронатної служби —розробити та контролювати виконання індивідуальної програми адаптації кожногодемобілізованого військового в цивільне життя. Цей процес передбачає виявленняпотреб Захисника або Захисниці у всіх сферах життя після демобілізації, атакож подальший супровід на шляху їх вирішення. При цьому, якщо такимипатронами будуть інтегровані в мирне життя колишні військовослужбовці, спрацюєпринцип «рівний- рівному». Це сприятиме довірі ветерана до Служби.</text:p>
      <text:p text:style-name="P4">
«Я вважаю, що робота Ветеранської патронатної служби має будуватися напринципах роботи хабів, які зустрічали внутрішньо переміщених осіб, наприклад,у Польщі чи Німеччині, а також на принципах роботи наших ЦНАПів, що маютьдосвід розробки ефективних методичних рекомендацій щодо організаціїроботи/спілкування з людьми, які звертаються за послугою», — зазначила ГоловаКомітету.</text:p>
      <text:p text:style-name="P4">
Працівники, що найматимуться до цієї Служби, як і усі державні службовці (якінадаватимуть послуги демобілізованим військовим) повинні забезпечити високийрівень надання послуг та спілкування. Для цього, зокрема, вони мають:</text:p>
      <ul>
        <li>
пройти тренінги щодо взаємодії з людьми, які пережили ситуації фізичних та психологічних травм, мають високий рівень психологічного напруження, пов’язаного з війною;  * вміти деескалювати напруження та вирішувати конфлікт через розуміння та емпатію;  * здобути навички медіації.</li>
      </ul>
      <text:p text:style-name="P4">
Source: <text:a xlink:type="simple" xlink:href="https://armyinform.com.ua/2023/03/25/dlya-kozhnogo-vijskovosluzhbovczya-maye-buty-rozroblena-indyvidualna-programa-adaptacziyi-v-czyvilne-zhyttya-pislya-demobilizacziyi/" text:style-name="Internet_20_link" text:visited-style-name="Visited_20_Internet_20_Link">
https://armyinform.com.ua/2023/03/25/dlya-kozhnogo-vijskovosluzhbovczya-maye-buty-rozroblena-indyvidualna-programa-adaptacziyi-v-czyvilne-zhyttya-pislya-demobilizacziyi/</text:a>
</text:p>
      <!--NEWS-->
      <text:h text:style-name="P10" text:outline-level="1">
<text:span text:style-name="T4">
СБУ ідентифікувала 21 колаборанта з окупаційного «мвс рф» на Херсонщині, які супроводжували колони російської бронетехніки</text:span>
</text:h>
      <text:p text:style-name="P4">
Author: ['АРМІЯINFORM']</text:p>
      <text:p text:style-name="P4">
Time: 2023-03-25T58:00:00-04:00</text:p>
      <text:p text:style-name="P4">
Description: Служба безпеки системно викриває зрадників та колаборантів на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КОЛАБОРАНТИ', 'СБУ']</text:p>
      <text:p text:style-name="P4">
Category: News</text:p>
      <!--METADATA-->
      <text:p text:style-name="P4">
<draw:frame draw:style-name="fr1" draw:name="Image6" text:anchor-type="as-char" svg:width="6.9236in" svg:height="3.952222in" draw:z-index="0">
<draw:image xlink:href="../ConvertedIMGs/AРМІЯINFORM/2023-03-25T58-00-00-04-00/i75_articleimage_203629.png" xlink:type="simple" xlink:show="embed" xlink:actuate="onLoad" draw:mime-type="image/png"/>
</draw:frame>
 Ілюстративне фото</text:p>
      <text:p text:style-name="P4">
Служба безпеки системно викриває зрадників та колаборантів на тимчасовоокупованих територіях України. Про це<text:a xlink:type="simple" xlink:href="https://ssu.gov.ua/novyny/sbu-identyfikuvala-21-kolaboranta-z-okupatsiinoho-mvs-rf-na-khersonshchyni-yaki-suprovodzhuvaly-kolony-rosiiskoi-bronetekhniky" text:style-name="Internet_20_link" text:visited-style-name="Visited_20_Internet_20_Link">
повідомляє</text:a>
 Служба безпеки України.</text:p>
      <text:p text:style-name="P4">
У ході багатоетапних слідчо-оперативних дій встановлено особи та повідомленопро підозру ще 21 ворожому поплічнику.</text:p>
      <text:p text:style-name="P4">
Після початку повномасштабного вторгнення вони добровільно вступили доствореної агресором «інспекції безпеки дорожнього руху головного управліннямвс Херсонської області».</text:p>
      <text:p text:style-name="P4">
Перебуваючи на «посадах» зловмисники регулярно супроводжували колониросійської військової техніки для «безперешкодного» руху по автотрасахзахопленої частини регіону.</text:p>
      <text:p text:style-name="P4">
Також колаборанти охороняли та забезпечували перевезення фейкових бюлетенів до«виборчих дільниць» під час проведення незаконного референдуму.</text:p>
      <text:p text:style-name="P4">
Крім цього, під «кураторством» фсб вони здійснювали підбір «кандидатів» до лавокупаційного органу.</text:p>
      <text:p text:style-name="P4">
Для цього використовували особисті зв’язки, у тому числі серед колишніхправоохоронців.</text:p>
      <text:p text:style-name="P4">
На підставі зібраних доказів слідчі Служби безпеки повідомили фігурантам пропідозру за ч. 7 ст. 111-1 Кримінального кодексу України (колабораційнадіяльність).</text:p>
      <text:p text:style-name="P4">
Наразі зловмисники перебувають на тимчасово окупованій частині півдня Україниі сподіваються уникнути правосуддя.</text:p>
      <text:p text:style-name="P4">
Втім, СБУ вже встановила адреси перебування і маршрути переміщенняколаборантів та проводить комплексні заходи для притягнення їх довідповідальності.</text:p>
      <text:p text:style-name="P4">
Слідчо-оперативні дії проводили спільно з Департаментом внутрішньої безпекиНаціональної поліції за процесуального керівництва Офісу Генеральногопрокурора.</text:p>
      <text:p text:style-name="P4">
Source: <text:a xlink:type="simple" xlink:href="https://armyinform.com.ua/2023/03/25/sbu-identyfikuvala-21-kolaboranta-z-okupaczijnogo-mvs-rf-na-hersonshhyni-yaki-suprovodzhuvaly-kolony-rosijskoyi-bronetehniky/" text:style-name="Internet_20_link" text:visited-style-name="Visited_20_Internet_20_Link">
https://armyinform.com.ua/2023/03/25/sbu-identyfikuvala-21-kolaboranta-z-okupaczijnogo-mvs-rf-na-hersonshhyni-yaki-suprovodzhuvaly-kolony-rosijskoyi-bronetehniky/</text:a>
</text:p>
      <!--NEWS-->
      <text:h text:style-name="P10" text:outline-level="1">
<text:span text:style-name="T4">
Понад 15 літрів «рятівної» крові здали співробітники ДСНС Рівненщини для військових ЗСУ</text:span>
</text:h>
      <text:p text:style-name="P4">
Author: ['АРМІЯINFORM']</text:p>
      <text:p text:style-name="P4">
Time: 2023-03-25T59:00:00-04:00</text:p>
      <text:p text:style-name="P4">
Description: На базі КП «Рівненський обласний центр служби крові» Рівненської обласної ради понад т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agetools1-1.jpg" text:style-name="Internet_20_link" text:visited-style-name="Visited_20_Internet_20_Link">
imagetools1-1.jpg</text:a>
']</text:p>
      <text:p text:style-name="P4">
Tags: ['STOPRUSSIA', 'АГРЕСІЯ РФ', 'ВТОРГНЕННЯ РФ', 'УКРАЇНСЬКИЙ НАРОД НЕПЕРЕМОЖНИЙ']</text:p>
      <text:p text:style-name="P4">
Category: News</text:p>
      <!--METADATA-->
      <text:p text:style-name="P4">
<draw:frame draw:style-name="fr1" draw:name="Image7" text:anchor-type="as-char" svg:width="6.9236in" svg:height="5.1927in" draw:z-index="0">
<draw:image xlink:href="../Images/AРМІЯINFORM/2023-03-25T59-00-00-04-00/imagetools1-1.jpg" xlink:type="simple" xlink:show="embed" xlink:actuate="onLoad" draw:mime-type="image/jpeg"/>
</draw:frame>
</text:p>
      <text:p text:style-name="P4">
На базі КП «Рівненський обласний центр служби крові» Рівненської обласної радипонад три десятки співробітників пожежно-рятувальної служби Рівненщини здаликров для поранених українських захисників. На понад 15 літрів різних груп тарезусів поповнили банк крові 35 рятувальників для ЗСУ.</text:p>
      <text:p text:style-name="P4">
Про це <text:a xlink:type="simple" xlink:href="https://dsns.gov.ua/uk/news/ostanni-novini/ponad-15-litriv-riativnoyi-krovi-zdali-spivrobitniki-dsns-rivnenshhini-dlia-viiskovix-zbroinix-sil-ukrayini" text:style-name="Internet_20_link" text:visited-style-name="Visited_20_Internet_20_Link">
повідомляє</text:a>
 ДСНС України.</text:p>
      <text:p text:style-name="P4">
Багато хто — це постійні донори, дехто прийшов на донацію вперше, але усіприйшли за власним бажанням, бо чудово розуміють наскільки потрібна кров длянаших хлопців, що своїм життям та здоров’ям виборюють перемогу над ворогом дляусіх нас.</text:p>
      <text:p text:style-name="P4">
Як розповіли у Рівненському обласному центрі служби крові, служба співпрацює зДСНС уже не один рік. Зауважили, що компоненти крові зараз критично необхіднідля лікування поранених військовослужбовців.</text:p>
      <text:p text:style-name="P4">
Пам’ятаємо, що кров потрібна завжди, особливо у цей час. Кожна донація можестати у прямому сенсі рятівною для наших захисників.</text:p>
      <text:p text:style-name="P4">
Source: <text:a xlink:type="simple" xlink:href="https://armyinform.com.ua/2023/03/25/ponad-15-litriv-ryativnoyi-krovi-zdaly-spivrobitnyky-dsns-rivnenshhyny-dlya-vijskovyh-zsu/" text:style-name="Internet_20_link" text:visited-style-name="Visited_20_Internet_20_Link">
https://armyinform.com.ua/2023/03/25/ponad-15-litriv-ryativnoyi-krovi-zdaly-spivrobitnyky-dsns-rivnenshhyny-dlya-vijskovyh-zsu/</text:a>
</text:p>
      <!--NEWS-->
      <text:h text:style-name="P10" text:outline-level="1">
<text:span text:style-name="T4">
Мобілізовані рф не числяться в жодній з військових частин — перехоплення ГУР</text:span>
</text:h>
      <text:p text:style-name="P4">
Author: ['АРМІЯINFORM']</text:p>
      <text:p text:style-name="P4">
Time: 2023-03-25T60:00:00-04:00</text:p>
      <text:p text:style-name="P4">
Description: Дружина мобілізованого військовослужбовця (Мурманська обл.) розповідає, що її чоловік 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60448-uk.png" text:style-name="Internet_20_link" text:visited-style-name="Visited_20_Internet_20_Link">
160448-uk.png</text:a>
']</text:p>
      <text:p text:style-name="P4">
Tags: ['ВТОРГНЕННЯ РФ', 'ГУР МОУ', 'ДУТА ВЕЛИЧ РОСАРМІЇ', 'ДУТА ВЕЛИЧ РОСІЇ']</text:p>
      <text:p text:style-name="P4">
Category: News</text:p>
      <!--METADATA-->
      <text:p text:style-name="P4">
<draw:frame draw:style-name="fr1" draw:name="Image8" text:anchor-type="as-char" svg:width="6.9236in" svg:height="3.865677in" draw:z-index="0">
<draw:image xlink:href="../Images/AРМІЯINFORM/2023-03-25T60-00-00-04-00/160448-uk.png" xlink:type="simple" xlink:show="embed" xlink:actuate="onLoad" draw:mime-type="image/png"/>
</draw:frame>
</text:p>
      <text:p text:style-name="P4">
Дружина мобілізованого військовослужбовця (Мурманська обл.) розповідає, що їїчоловік не проходить за жодним із списків, відповідно не числиться в жодній звійськових частин.</text:p>
      <ul>
        <li>
дружина розповідає, що в частині навіть немає документів чоловіка про проходження служби;  * «я такого беспредела и бардака вообще не видела».</li>
      </ul>
      <text:p text:style-name="P4">
За кожен воєнний злочин, здійснений проти України, буде справедлива відплата.</text:p>
      <text:p text:style-name="P4">
<text:span text:style-name="T5">
Джерело:<text:a xlink:type="simple" xlink:href="https://www.facebook.com/DefenceIntelligenceofUkraine/" text:style-name="Internet_20_link" text:visited-style-name="Visited_20_Internet_20_Link">
Головне управління розвідкиУкраїни</text:a>
</text:span>
</text:p>
      <text:p text:style-name="P4">
Source: <text:a xlink:type="simple" xlink:href="https://armyinform.com.ua/2023/03/25/mobilizovani-rf-ne-chyslyatsya-v-zhodnij-z-vijskovyh-chastyn-perehoplennya-gur/" text:style-name="Internet_20_link" text:visited-style-name="Visited_20_Internet_20_Link">
https://armyinform.com.ua/2023/03/25/mobilizovani-rf-ne-chyslyatsya-v-zhodnij-z-vijskovyh-chastyn-perehoplennya-gur/</text:a>
</text:p>
      <!--NEWS-->
      <text:h text:style-name="P10" text:outline-level="1">
<text:span text:style-name="T4">
ЦПД інформує про основний наратив, що просували росЗМІ минулої доби</text:span>
</text:h>
      <text:p text:style-name="P4">
Author: ['АРМІЯINFORM']</text:p>
      <text:p text:style-name="P4">
Time: 2023-03-25T61:00:00-04:00</text:p>
      <text:p text:style-name="P4">
Description: Ці слова стали відповіддю на питання ЗМІ рф щодо безпеки путіна під час його поїзд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6911332_3309460575979816_7466294326062706498_n.jpg" text:style-name="Internet_20_link" text:visited-style-name="Visited_20_Internet_20_Link">
336911332_3309460575979816_7466294326062706498_n.jpg</text:a>
']</text:p>
      <text:p text:style-name="P4">
Tags: ['НАРАТИВИ РФ', 'РОСЗМІ', 'РОСІЙСЬКІ ФЕЙКИ', 'ЦЕНТР ПРОТИДІЇ ДЕЗІНФОРМАЦІЇ']</text:p>
      <text:p text:style-name="P4">
Category: News</text:p>
      <!--METADATA-->
      <text:p text:style-name="P4">
<draw:frame draw:style-name="fr1" draw:name="Image9" text:anchor-type="as-char" svg:width="6.9236in" svg:height="6.9236in" draw:z-index="0">
<draw:image xlink:href="../Images/AРМІЯINFORM/2023-03-25T61-00-00-04-00/336911332_3309460575979816_7466294326062706498_n.jpg" xlink:type="simple" xlink:show="embed" xlink:actuate="onLoad" draw:mime-type="image/jpeg"/>
</draw:frame>
</text:p>
      <text:p text:style-name="P4">
Ці слова стали відповіддю на питання ЗМІ рф щодо безпеки путіна під час йогопоїздки в окупований Маріуполь. Про це<text:a xlink:type="simple" xlink:href="https://www.facebook.com/protydiyadezinformatsiyi.cpd/posts/pfbid0hPTgxMjQABSkRCYGrp65jqUj4r1LvpgXemRCoY21JJvGj8Ht1yo8oyQKtchKG2iSl" text:style-name="Internet_20_link" text:visited-style-name="Visited_20_Internet_20_Link">
повідомляє</text:a>
Центр протидії дезіфнормації.</text:p>
      <text:p text:style-name="P4">
Також пєсков додав, що диктатор нібито цілодобово контролює питаннявідновлення цих територій, тому вирішив особисто все подивитися на місці.</text:p>
      <text:p text:style-name="P4">
Поїздку путіна роспропаганда транслювала у всіх медіа і висвітлювала як чиступеремогу.</text:p>
      <text:p text:style-name="P4">
Насправді це була поїздка злочинця на місце злочину, а також спроба піднятийого рейтинг, який стрімко падає.</text:p>
      <text:p text:style-name="P4">
На фоні постійних поїздок Президента Зеленського в зону бойових дій,постановка путіна з відібраними жителями Маріуполя виглядає непереконливо,проте серед зомбованих жителів рф такий «контент» досі має попит.</text:p>
      <text:p text:style-name="P4">
Source: <text:a xlink:type="simple" xlink:href="https://armyinform.com.ua/2023/03/25/czpd-informuye-pro-osnovnyj-naratyv-shho-prosuvaly-roszmi-mynuloyi-doby/" text:style-name="Internet_20_link" text:visited-style-name="Visited_20_Internet_20_Link">
https://armyinform.com.ua/2023/03/25/czpd-informuye-pro-osnovnyj-naratyv-shho-prosuvaly-roszmi-mynuloyi-doby/</text:a>
</text:p>
      <!--NEWS-->
      <text:h text:style-name="P10" text:outline-level="1">
<text:span text:style-name="T4">
За добу рф завдала 50 авіаційних та 11 ракетних ударів, здійснила 75 обстрілів з РСЗВ</text:span>
</text:h>
      <text:p text:style-name="P4">
Author: ['АРМІЯINFORM']</text:p>
      <text:p text:style-name="P4">
Time: 2023-03-25T62: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STOPRUSSIA', 'АГРЕСІЯ РФ', 'ВТОРГНЕННЯ РФ', 'ГШ ЗСУ']</text:p>
      <text:p text:style-name="P4">
Category: News</text:p>
      <!--METADATA-->
      <text:p text:style-name="P4">
<draw:frame draw:style-name="fr1" draw:name="Image10" text:anchor-type="as-char" svg:width="6.9236in" svg:height="3.893007in" draw:z-index="0">
<draw:image xlink:href="../Images/AРМІЯINFORM/2023-03-25T62-00-00-04-00/2022-10-06-vorog-znov-obstrilyav-raketamy.jpg" xlink:type="simple" xlink:show="embed" xlink:actuate="onLoad" draw:mime-type="image/jpeg"/>
</draw:frame>
 Ілюстративне фото <text:span text:style-name="T4">
🔥 Ситуація щодо російськоговторгнення</text:span>
</text:p>
      <text:p text:style-name="P4">
Про це повідомляє Генеральний штаб Збройних Сил України в оперативнійінформації станом на ранок 25.03.2023 року щодо російського вторгнення.</text:p>
      <text:p text:style-name="P4">
«Протягом минулої доби російська федерація завдала 50 авіаційних та 11ракетних ударів, здійснила 75 обстрілів з реактивних систем залпового вогню попозиціях наших військ та цивільній інфраструктурі населених пунктів, загинулимирні люди», — йдеться в повідомленні.</text:p>
      <text:p text:style-name="P4">
Високою залишається ймовірність завдавання ракетних та авіаційних ударів повсій території України, адже російські окупанти і надалі використовуютьтактику терору.</text:p>
      <text:p text:style-name="P4">
Source: <text:a xlink:type="simple" xlink:href="https://armyinform.com.ua/2023/03/25/za-dobu-rf-zavdala-50-aviaczijnyh-ta-11-raketnyh-udariv-zdijsnyla-75-obstriliv-z-rszv/" text:style-name="Internet_20_link" text:visited-style-name="Visited_20_Internet_20_Link">
https://armyinform.com.ua/2023/03/25/za-dobu-rf-zavdala-50-aviaczijnyh-ta-11-raketnyh-udariv-zdijsnyla-75-obstriliv-z-rszv/</text:a>
</text:p>
      <!--NEWS-->
      <text:h text:style-name="P10" text:outline-level="1">
<text:span text:style-name="T4">
Українські захисники збили ворожий гелікоптер Мі-24 та 6 БПЛА противника</text:span>
</text:h>
      <text:p text:style-name="P4">
Author: ['АРМІЯINFORM']</text:p>
      <text:p text:style-name="P4">
Time: 2023-03-25T63:00:00-04:00</text:p>
      <text:p text:style-name="P4">
Description: Про це повідомляє Генеральний штаб Збройних Сил України в оперативній інформації стан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esktop_na4f_323925855-698786305236293-9042747313185996659-n.jpeg" text:style-name="Internet_20_link" text:visited-style-name="Visited_20_Internet_20_Link">
desktop_na4f_323925855-698786305236293-9042747313185996659-n.jpeg</text:a>
']</text:p>
      <text:p text:style-name="P4">
Tags: ['STOPRUSSIA', 'АГРЕСІЯ РФ', 'ГШ ЗСУ', 'ХРОНІКА ОБОРОНИ']</text:p>
      <text:p text:style-name="P4">
Category: News</text:p>
      <!--METADATA-->
      <text:p text:style-name="P4">
<draw:frame draw:style-name="fr1" draw:name="Image11" text:anchor-type="as-char" svg:width="6.9236in" svg:height="4.517847in" draw:z-index="0">
<draw:image xlink:href="../Images/AРМІЯINFORM/2023-03-25T63-00-00-04-00/desktop_na4f_323925855-698786305236293-9042747313185996659-n.jpe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 повідомляє Генеральний штаб Збройних Сил України в оперативнійінформації станом на ранок 25.03.2023 року щодо російського вторгнення.</text:p>
      <text:p text:style-name="P4">
«Українська авіація за минулу добу завдала 17 ударів по районах зосередженняокупантів.</text:p>
      <text:p text:style-name="P4">
Водночас наші захисники збили ворожий гелікоптер Мі-24 та 6 безпілотнихлітальних апаратів противника різних типів», — йдеться у повідомленні.</text:p>
      <text:p text:style-name="P4">
Також підрозділи ракетних військ і артилерії зі свого боку уразили 2 пунктиуправління, 4 райони зосередження противника, два зенітно-ракетних комплекси,склад боєприпасів, артилерійський підрозділ на вогневій позиції та 2 станціїрадіоелектронної боротьби.</text:p>
      <text:p text:style-name="P4">
Source: <text:a xlink:type="simple" xlink:href="https://armyinform.com.ua/2023/03/25/ukrayinski-zahysnyky-zbyly-vorozhyj-gelikopter-mi-24-ta-6-bpla-protyvnyka/" text:style-name="Internet_20_link" text:visited-style-name="Visited_20_Internet_20_Link">
https://armyinform.com.ua/2023/03/25/ukrayinski-zahysnyky-zbyly-vorozhyj-gelikopter-mi-24-ta-6-bpla-protyvnyka/</text:a>
</text:p>
      <!--NEWS-->
      <text:h text:style-name="P10" text:outline-level="1">
<text:span text:style-name="T4">
У тимчасово захопленому Енергодарі окупанти організовують дітям старших класів «екскурсії» до росії</text:span>
</text:h>
      <text:p text:style-name="P4">
Author: ['АРМІЯINFORM']</text:p>
      <text:p text:style-name="P4">
Time: 2023-03-25T64:00:00-04:00</text:p>
      <text:p text:style-name="P4">
Description: Про це повідомляє Генеральний штаб Збройних Сил України в оперативній 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dc8ba09b7d2bc0a42efc4edafecbc01.jpeg" text:style-name="Internet_20_link" text:visited-style-name="Visited_20_Internet_20_Link">
ddc8ba09b7d2bc0a42efc4edafecbc01.jpeg</text:a>
']</text:p>
      <text:p text:style-name="P4">
Tags: ['STOPRUSSIA', 'АГРЕСІЯ РФ']</text:p>
      <text:p text:style-name="P4">
Category: News</text:p>
      <!--METADATA-->
      <text:p text:style-name="P4">
<draw:frame draw:style-name="fr1" draw:name="Image12" text:anchor-type="as-char" svg:width="6.9236in" svg:height="3.63489in" draw:z-index="0">
<draw:image xlink:href="../Images/AРМІЯINFORM/2023-03-25T64-00-00-04-00/ddc8ba09b7d2bc0a42efc4edafecbc01.jpeg" xlink:type="simple" xlink:show="embed" xlink:actuate="onLoad" draw:mime-type="image/jpeg"/>
</draw:frame>
 Ілюстртивнефото <text:span text:style-name="T4">
🔥 Ситуація щодо російського вторгнення</text:span>
</text:p>
      <text:p text:style-name="P4">
Про це повідомляє Генеральний штаб Збройних Сил України в оперативнійінформації станом на ранок 25.03.2023 року щодо російського вторгнення.</text:p>
      <text:p text:style-name="P4">
«Російські окупанти продовжують чинити тиск на місцеве населення на тимчасовозахоплених територіях. Нещодавно, 22 березня, військовослужбовці федеральноїслужби національної гвардії російської федерації провели рейд населенимпунктом Чаплинка Херсонської області. Під час перевірки особливій увазіпідлягали особисті документи громадян, транспортні засоби та мобільнітелефони», — йдеться у повідомленні.</text:p>
      <text:p text:style-name="P4">
А в Енергодарі Запорізької області російські окупанти організовують дітямстарших класів «екскурсії» до Волгодонська, на Ростовську АЕС.</text:p>
      <text:p text:style-name="P4">
Source: <text:a xlink:type="simple" xlink:href="https://armyinform.com.ua/2023/03/25/u-tymchasovo-zahoplenomu-energodari-okupanty-organizovuyut-dityam-starshyh-klasiv-ekskursiyi-do-rosiyi/" text:style-name="Internet_20_link" text:visited-style-name="Visited_20_Internet_20_Link">
https://armyinform.com.ua/2023/03/25/u-tymchasovo-zahoplenomu-energodari-okupanty-organizovuyut-dityam-starshyh-klasiv-ekskursiyi-do-rosiyi/</text:a>
</text:p>
      <!--NEWS-->
      <text:h text:style-name="P10" text:outline-level="1">
<text:span text:style-name="T4">
Олексій Резніков подякував прем’єр-міністру Швеції за оборонну допомогу Україні</text:span>
</text:h>
      <text:p text:style-name="P4">
Author: ['АРМІЯINFORM']</text:p>
      <text:p text:style-name="P4">
Time: 2023-03-25T65:00:00-04:00</text:p>
      <text:p text:style-name="P4">
Description: Міністр оборони України Олексій Резніков висловив слова вдячності прем’єр-міністру Шве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oleksij-reznikov-poyasnyv.jpg" text:style-name="Internet_20_link" text:visited-style-name="Visited_20_Internet_20_Link">
oleksij-reznikov-poyasnyv.jpg</text:a>
']</text:p>
      <text:p text:style-name="P4">
Tags: ['STOPRUSSIA', 'ВТОРГНЕННЯ РФ', 'МІНІСТР ОБОРОНИ УКРАЇНИ ОЛЕКСІЙ РЕЗНІКОВ']</text:p>
      <text:p text:style-name="P4">
Category: News</text:p>
      <!--METADATA-->
      <text:p text:style-name="P4">
<draw:frame draw:style-name="fr1" draw:name="Image13" text:anchor-type="as-char" svg:width="6.9236in" svg:height="4.61393in" draw:z-index="0">
<draw:image xlink:href="../Images/AРМІЯINFORM/2023-03-25T65-00-00-04-00/oleksij-reznikov-poyasnyv.jpg" xlink:type="simple" xlink:show="embed" xlink:actuate="onLoad" draw:mime-type="image/jpeg"/>
</draw:frame>
 Міністр оборони України Олексій Резніков</text:p>
      <text:p text:style-name="P4">
Міністр оборони України Олексій Резніков висловив слова вдячності прем’єр-міністру Швеції Ульфу Крістерссону за оборонну допомогу Україні.</text:p>
      <text:p text:style-name="P4">
Про це<text:a xlink:type="simple" xlink:href="https://twitter.com/oleksiireznikov/status/1639363220098932747" text:style-name="Internet_20_link" text:visited-style-name="Visited_20_Internet_20_Link">
йдеться</text:a>
у твіттері Міністра оборони.</text:p>
      <text:p text:style-name="P4">
— Нас об’єднує національний колорит і спільна мета: відновити справедливість імир у Європі. Archers, Leopards, RBS-97 і патрони допоможуть українській арміїзробити свою справу, — написав Олексій Резніков.</text:p>
      <text:p text:style-name="P4">
Також він подякував прем’єр-міністру Швеції Ульфу Крістерссону і шведськомународу за підтримку України.</text:p>
      <text:p text:style-name="P4">
Source: <text:a xlink:type="simple" xlink:href="https://armyinform.com.ua/2023/03/25/olesij-reznikov-podyakuvav-premyer-ministru-shvecziyi-za-oboronnu-dopomogu-ukrayini/" text:style-name="Internet_20_link" text:visited-style-name="Visited_20_Internet_20_Link">
https://armyinform.com.ua/2023/03/25/olesij-reznikov-podyakuvav-premyer-ministru-shvecziyi-za-oboronnu-dopomogu-ukrayini/</text:a>
</text:p>
      <!--NEWS-->
      <text:h text:style-name="P10" text:outline-level="1">
<text:span text:style-name="T4">
У Києві презентували документальний фільм «Капелани. Віра на війні»</text:span>
</text:h>
      <text:p text:style-name="P4">
Author: ['Світлана Кирган']</text:p>
      <text:p text:style-name="P4">
Time: 2023-03-25T66:00:00-04:00</text:p>
      <text:p text:style-name="P4">
Description: У столиці відбувся презентаційний показ документального фільму «Капелани. Віра на в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olovna-6-2.jpg" text:style-name="Internet_20_link" text:visited-style-name="Visited_20_Internet_20_Link">
golovna-6-2.jpg</text:a>
', '<text:a xlink:type="simple" xlink:href="https://armyinform.com.ua/wp-content/uploads/2023/03/2023-03-24_00002.jpg" text:style-name="Internet_20_link" text:visited-style-name="Visited_20_Internet_20_Link">
2023-03-24_00002.jpg</text:a>
', '<text:a xlink:type="simple" xlink:href="https://armyinform.com.ua/wp-content/uploads/2023/03/2023-03-24_00004-150x150.jpg" text:style-name="Internet_20_link" text:visited-style-name="Visited_20_Internet_20_Link">
2023-03-24_00004-150x150.jpg</text:a>
', '<text:a xlink:type="simple" xlink:href="https://armyinform.com.ua/wp-content/uploads/2023/03/2023-03-24_00003-150x150.jpg" text:style-name="Internet_20_link" text:visited-style-name="Visited_20_Internet_20_Link">
2023-03-24_00003-150x150.jpg</text:a>
', '<text:a xlink:type="simple" xlink:href="https://armyinform.com.ua/wp-content/uploads/2023/03/2023-03-24_00006-150x150.jpg" text:style-name="Internet_20_link" text:visited-style-name="Visited_20_Internet_20_Link">
2023-03-24_00006-150x150.jpg</text:a>
', '<text:a xlink:type="simple" xlink:href="https://armyinform.com.ua/wp-content/uploads/2023/03/2023-03-24_00005-150x150.jpg" text:style-name="Internet_20_link" text:visited-style-name="Visited_20_Internet_20_Link">
2023-03-24_00005-150x150.jpg</text:a>
', '<text:a xlink:type="simple" xlink:href="https://armyinform.com.ua/wp-content/uploads/2023/03/2023-03-24_00007-150x150.jpg" text:style-name="Internet_20_link" text:visited-style-name="Visited_20_Internet_20_Link">
2023-03-24_00007-150x150.jpg</text:a>
', '<text:a xlink:type="simple" xlink:href="https://armyinform.com.ua/wp-content/uploads/2023/03/2023-03-24_00008-150x150.jpg" text:style-name="Internet_20_link" text:visited-style-name="Visited_20_Internet_20_Link">
2023-03-24_00008-150x150.jpg</text:a>
', '<text:a xlink:type="simple" xlink:href="https://armyinform.com.ua/wp-content/uploads/2023/03/2023-03-24_00009.jpg" text:style-name="Internet_20_link" text:visited-style-name="Visited_20_Internet_20_Link">
2023-03-24_00009.jpg</text:a>
']</text:p>
      <text:p text:style-name="P4">
Tags: ['ВІЙСЬКОВІ КАПЕЛАНИ', 'КІНО', 'РЕГІОНИ', 'РЕПОРТАЖ']</text:p>
      <text:p text:style-name="P4">
Category: News</text:p>
      <!--METADATA-->
      <text:p text:style-name="P4">
<draw:frame draw:style-name="fr1" draw:name="Image14" text:anchor-type="as-char" svg:width="6.9236in" svg:height="4.785939in" draw:z-index="0">
<draw:image xlink:href="../Images/AРМІЯINFORM/2023-03-25T66-00-00-04-00/golovna-6-2.jpg" xlink:type="simple" xlink:show="embed" xlink:actuate="onLoad" draw:mime-type="image/jpeg"/>
</draw:frame>
</text:p>
      <text:p text:style-name="P4">
У столиці відбувся презентаційний показ документального фільму «Капелани. Вірана війні» про трьох капеланів різного віросповідання та етнічного походження,які 26 лютого 2022-го вирушили з рятувальною місією на пошуково-рятувальномусудні «Сапфір» до острова Зміїний, аби допомогти забрати загиблихприкордонників.</text:p>
      <text:p text:style-name="P4">
Через погрози росіян атакувати корабель екіпаж українського судна разом ізкапеланами Василем Вирозубом, Леонідом Болгаровим та Олександром Чоковимпотрапив до полону.</text:p>
      <text:p text:style-name="P4">
<draw:frame draw:style-name="fr1" draw:name="Image15" text:anchor-type="as-char" svg:width="6.9236in" svg:height="3.704126in" draw:z-index="0">
<draw:image xlink:href="../Images/AРМІЯINFORM/2023-03-25T66-00-00-04-00/2023-03-24_00002.jpg" xlink:type="simple" xlink:show="embed" xlink:actuate="onLoad" draw:mime-type="image/jpeg"/>
</draw:frame>
</text:p>
      <text:p text:style-name="P4">
Як віра у Бога не давала зламатися під російськими тортурами, а віра в Українуне полишала друзів ані на мить, розповів пастор з Одеси Леонід Болгаров, якийслужить Християнській Реформаторській церкві «Прославління» 15 років. З 2014року він зрозумів, що його покликання бути військовим капеланом на фронті.</text:p>
      <text:p text:style-name="P4">
— Коли на початку широкомасштабного вторгнення рф зателефонував ОлександрЧоков і сказав, що потрібна допомога, я не роздумуючи погодився їхати наЗміїний. Втратив, мабуть, страх перед цими рашистами. Я думаю, що ми дужевідрізняємось від росіян, тому що ми дійсно любимо свою країну, — розповівЛеонід Болгаров.</text:p>
      <text:p text:style-name="P4">
<text:a xlink:type="simple" xlink:href="https://armyinform.com.ua/wp-content/uploads/2023/03/2023-03-24_00004.jpg" text:style-name="Internet_20_link" text:visited-style-name="Visited_20_Internet_20_Link">
<draw:frame draw:style-name="fr1" draw:name="Image16" text:anchor-type="as-char" svg:width="6.9236in" svg:height="6.9236in" draw:z-index="0">
<draw:image xlink:href="../Images/AРМІЯINFORM/2023-03-25T66-00-00-04-00/2023-03-24_00004-150x150.jpg" xlink:type="simple" xlink:show="embed" xlink:actuate="onLoad" draw:mime-type="image/jpeg"/>
</draw:frame>
</text:a>
</text:p>
      <text:p text:style-name="P4">
<text:a xlink:type="simple" xlink:href="https://armyinform.com.ua/wp-content/uploads/2023/03/2023-03-24_00003.jpg" text:style-name="Internet_20_link" text:visited-style-name="Visited_20_Internet_20_Link">
<draw:frame draw:style-name="fr1" draw:name="Image17" text:anchor-type="as-char" svg:width="6.9236in" svg:height="6.9236in" draw:z-index="0">
<draw:image xlink:href="../Images/AРМІЯINFORM/2023-03-25T66-00-00-04-00/2023-03-24_00003-150x150.jpg" xlink:type="simple" xlink:show="embed" xlink:actuate="onLoad" draw:mime-type="image/jpeg"/>
</draw:frame>
</text:a>
</text:p>
      <text:p text:style-name="P4">
Після звільнення з полону Василь, Леонід та Олександр продовжили роботу,створюючи культурний місток між різними віросповіданнями та надаючи духовнупідтримку в тилу й на фронті — як капелани вони служать у Збройних силахУкраїни. Чоловіки зізнаються, що окупанти постійно дивувалися їхньому духу таспільній молитві один за одного, і весь час намагалися це придушити тазаборонити. Замість імен їм дали номери, тримали у карцері, морили голодом іцькували собаками.</text:p>
      <text:p text:style-name="P4">
<text:a xlink:type="simple" xlink:href="https://armyinform.com.ua/2023/02/20/u-kyyevi-vpershe-navchatymut-vijskovyh-kapelaniv-za-speczialnoyu-programoyu/" text:style-name="Internet_20_link" text:visited-style-name="Visited_20_Internet_20_Link">
читайте також:У Києві вперше навчатимуть військових капеланів за спеціальноюпрограмою</text:a>
<text:a xlink:type="simple" xlink:href="https://armyinform.com.ua/2023/02/20/u-kyyevi-vpershe-navchatymut-vijskovyh-kapelaniv-za-speczialnoyu-programoyu/" text:style-name="Internet_20_link" text:visited-style-name="Visited_20_Internet_20_Link">
</text:a>
</text:p>
      <text:p text:style-name="P4">
<text:a xlink:type="simple" xlink:href="https://armyinform.com.ua/wp-content/uploads/2023/03/2023-03-24_00006.jpg" text:style-name="Internet_20_link" text:visited-style-name="Visited_20_Internet_20_Link">
<draw:frame draw:style-name="fr1" draw:name="Image18" text:anchor-type="as-char" svg:width="6.9236in" svg:height="6.9236in" draw:z-index="0">
<draw:image xlink:href="../Images/AРМІЯINFORM/2023-03-25T66-00-00-04-00/2023-03-24_00006-150x150.jpg" xlink:type="simple" xlink:show="embed" xlink:actuate="onLoad" draw:mime-type="image/jpeg"/>
</draw:frame>
</text:a>
</text:p>
      <text:p text:style-name="P4">
<text:a xlink:type="simple" xlink:href="https://armyinform.com.ua/wp-content/uploads/2023/03/2023-03-24_00005.jpg" text:style-name="Internet_20_link" text:visited-style-name="Visited_20_Internet_20_Link">
<draw:frame draw:style-name="fr1" draw:name="Image19" text:anchor-type="as-char" svg:width="6.9236in" svg:height="6.9236in" draw:z-index="0">
<draw:image xlink:href="../Images/AРМІЯINFORM/2023-03-25T66-00-00-04-00/2023-03-24_00005-150x150.jpg" xlink:type="simple" xlink:show="embed" xlink:actuate="onLoad" draw:mime-type="image/jpeg"/>
</draw:frame>
</text:a>
</text:p>
      <text:p text:style-name="P4">
Настоятель Одеського Свято-Троїцького храму Православної церкви України,капелан Василь Вирозуб, якого рашисти не хотіли випускати з полону та трималидовше за інших його побратимів, через слова: «Слава Україні», розповів про те,що вважає найважчим у своїй роботі та про роль капелана у війську.</text:p>
      <text:p text:style-name="P4">
— Найважче в капеланській роботі — привозити тіло загиблого бійця до рідних таховати солдатів, з якими ще вчора був разом на передовій. Капелан — це тато,брат, друг, товариш. Це волонтер, це той, хто повинен нагодувати, одягнути,витягнути з поля бою, знати, як накласти джгут. Війна прийшла до кожного. ВУкраїні нині немає цивільних, бо ми всі на війні, — розповів Василь Вирозуб.</text:p>
      <text:p text:style-name="P4">
<text:a xlink:type="simple" xlink:href="https://armyinform.com.ua/wp-content/uploads/2023/03/2023-03-24_00007.jpg" text:style-name="Internet_20_link" text:visited-style-name="Visited_20_Internet_20_Link">
<draw:frame draw:style-name="fr1" draw:name="Image20" text:anchor-type="as-char" svg:width="6.9236in" svg:height="6.9236in" draw:z-index="0">
<draw:image xlink:href="../Images/AРМІЯINFORM/2023-03-25T66-00-00-04-00/2023-03-24_00007-150x150.jpg" xlink:type="simple" xlink:show="embed" xlink:actuate="onLoad" draw:mime-type="image/jpeg"/>
</draw:frame>
</text:a>
</text:p>
      <text:p text:style-name="P4">
<text:a xlink:type="simple" xlink:href="https://armyinform.com.ua/wp-content/uploads/2023/03/2023-03-24_00008.jpg" text:style-name="Internet_20_link" text:visited-style-name="Visited_20_Internet_20_Link">
<draw:frame draw:style-name="fr1" draw:name="Image21" text:anchor-type="as-char" svg:width="6.9236in" svg:height="6.9236in" draw:z-index="0">
<draw:image xlink:href="../Images/AРМІЯINFORM/2023-03-25T66-00-00-04-00/2023-03-24_00008-150x150.jpg" xlink:type="simple" xlink:show="embed" xlink:actuate="onLoad" draw:mime-type="image/jpeg"/>
</draw:frame>
</text:a>
</text:p>
      <text:p text:style-name="P4">
На презентацію фільму завітала Віцепрем’єр-міністр України Ірина Верещук, якадоклала колосальних зусиль, щоби звільнити капеланів з російського полону.</text:p>
      <text:p text:style-name="P4">
— Я особисто пам’ятаю історію наших трьох капеланів. «Сапфір» — це було дійснощось незвичайне, адже це було єдине судно, яке було офіційно рятувальним, і заЖеневськими конвенціями вони не мають права бути затриманими. Після того, якнадійшла інформація, що його затримали, а людей взяли в полон, ми одразузаявили російській стороні про вимогу віддати нам людей, тому що заЖеневськими конвенціями вони є захищеними. Але для росії немає нічого святого,і вони не слідують жодним конвенціям чи нормам міжнародного гуманітарногоправа, — розповіла Ірина Верещук.</text:p>
      <text:p text:style-name="P4">
<draw:frame draw:style-name="fr1" draw:name="Image22" text:anchor-type="as-char" svg:width="6.9236in" svg:height="4.361868in" draw:z-index="0">
<draw:image xlink:href="../Images/AРМІЯINFORM/2023-03-25T66-00-00-04-00/2023-03-24_00009.jpg" xlink:type="simple" xlink:show="embed" xlink:actuate="onLoad" draw:mime-type="image/jpeg"/>
</draw:frame>
</text:p>
      <text:p text:style-name="P4">
Капелани подякували Ірині Верщук за вагомий внесок у перемогу над агресором,за звільнення військовополонених, допомогу переселенцям та від імені НародуУкраїни вручили символ козацької влади — почесну булаву.</text:p>
      <text:p text:style-name="P4">
Фільм створила команда Координаційного центру мовлення національних меншинСуспільного на чолі з режисеркою фільму Оленою Кривенко.</text:p>
      <text:p text:style-name="P4">
Як капелани пережили полон, а також про їхню роль у зміні законодавства провійськове капеланство в Україні — можна переглянути на власні очі, адже з 25березня стрічка буде доступна на Youtube.</text:p>
      <text:p text:style-name="P4">
<text:span text:style-name="T4">
Фото автора</text:span>
</text:p>
      <text:p text:style-name="P4">
Source: <text:a xlink:type="simple" xlink:href="https://armyinform.com.ua/2023/03/25/u-kyyevi-prezentuvaly-dokumentalnyj-film-kapelany-vira-na-vijni/" text:style-name="Internet_20_link" text:visited-style-name="Visited_20_Internet_20_Link">
https://armyinform.com.ua/2023/03/25/u-kyyevi-prezentuvaly-dokumentalnyj-film-kapelany-vira-na-vijni/</text:a>
</text:p>
      <!--NEWS-->
      <text:h text:style-name="P10" text:outline-level="1">
<text:span text:style-name="T4">
Понад 169 тисяч військових втратила армія рф з початку широкомасштабної агресії</text:span>
</text:h>
      <text:p text:style-name="P4">
Author: ['АРМІЯINFORM']</text:p>
      <text:p text:style-name="P4">
Time: 2023-03-25T68:00:00-04:00</text:p>
      <text:p text:style-name="P4">
Description: Загальні бойові втрати противника з 24.02.22 по 25.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4e75df8-c913-443a-89e5-8b7097c4f033-scaled.jpeg" text:style-name="Internet_20_link" text:visited-style-name="Visited_20_Internet_20_Link">
f4e75df8-c913-443a-89e5-8b7097c4f033-scaled.jpeg</text:a>
']</text:p>
      <text:p text:style-name="P4">
Tags: ['STOPRUSSIA', 'ВТОРГНЕННЯ РФ', 'ВТРАТИ ВОРОГА', 'ВТРАТИ ОКУПАНТА', 'ГШ ЗСУ']</text:p>
      <text:p text:style-name="P4">
Category: News</text:p>
      <!--METADATA-->
      <text:p text:style-name="P4">
<draw:frame draw:style-name="fr1" draw:name="Image23" text:anchor-type="as-char" svg:width="6.9236in" svg:height="6.987066in" draw:z-index="0">
<draw:image xlink:href="../Images/AРМІЯINFORM/2023-03-25T68-00-00-04-00/f4e75df8-c913-443a-89e5-8b7097c4f033-scaled.jpeg" xlink:type="simple" xlink:show="embed" xlink:actuate="onLoad" draw:mime-type="image/jpeg"/>
</draw:frame>
</text:p>
      <text:p text:style-name="P4">
Загальні бойові втрати противника з 24.02.22 по 25.03.23 орієнтовностановлять:</text:p>
      <ul>
        <li>
<text:span text:style-name="T4">
особового складу</text:span>
 ‒ близько 169890 (+720) осіб ліквідовано,  * <text:span text:style-name="T4">
танків</text:span>
 ‒ 3580 (+6) од,  * <text:span text:style-name="T4">
бойових броньованих машин</text:span>
 ‒ 6932 (+11) од,  * <text:span text:style-name="T4">
артилерійських систем</text:span>
 – 2623 (+7) од,  * <text:span text:style-name="T4">
РСЗВ</text:span>
 – 520 (+9) од,  * <text:span text:style-name="T4">
засоби ППО</text:span>
 ‒ 276 (+0) од,  * <text:span text:style-name="T4">
літаків</text:span>
 – 305 (+0) од,  * <text:span text:style-name="T4">
гелікоптерів</text:span>
 – 291 (+1) од,  * <text:span text:style-name="T4">
БПЛА оперативно-тактичного рівня</text:span>
 – 2214 (+6),  * <text:span text:style-name="T4">
крилаті ракети</text:span>
 ‒ 911 (+0),  * <text:span text:style-name="T4">
кораблі /катери</text:span>
 ‒ 18 (+0) од,  * <text:span text:style-name="T4">
автомобільної техніки та автоцистерн</text:span>
 – 5483 (+19) од,  * <text:span text:style-name="T4">
спеціальна техніка</text:span>
 ‒ 279 (+2).</li>
      </ul>
      <text:p text:style-name="P4">
Дані уточнюються.</text:p>
      <text:p text:style-name="P4">
Бий окупанта! Разом переможемо! Наша сила - в правді!</text:p>
      <text:p text:style-name="P4">
Джерело: <text:a xlink:type="simple" xlink:href="https://www.facebook.com/GeneralStaff.ua/posts/pfbid029MMnSwmjSjaFvSHwhfaXsCFLYdtJcmzZugN6NfWxaqKn12y3YAMZkyD176uDoaPel" text:style-name="Internet_20_link" text:visited-style-name="Visited_20_Internet_20_Link">
Генеральний штаб Збройних СилУкраїни</text:a>
станом на 25.03.23.</text:p>
      <text:p text:style-name="P4">
Source: <text:a xlink:type="simple" xlink:href="https://armyinform.com.ua/2023/03/25/ponad-169-tysyach-vijskovyh-vtratyla-armiya-rf-z-pochatku-shyrokomasshtabnoyi-agresiyi/" text:style-name="Internet_20_link" text:visited-style-name="Visited_20_Internet_20_Link">
https://armyinform.com.ua/2023/03/25/ponad-169-tysyach-vijskovyh-vtratyla-armiya-rf-z-pochatku-shyrokomasshtabnoyi-agresiyi/</text:a>
</text:p>
      <!--NEWS-->
      <text:h text:style-name="P10" text:outline-level="1">
<text:span text:style-name="T4">
Знання, що рятують життя: як мобілізовані десантники готуються до бойових дій</text:span>
</text:h>
      <text:p text:style-name="P4">
Author: ['Валентина Вілюра']</text:p>
      <text:p text:style-name="P4">
Time: 2023-03-25T84:00:00-04:00</text:p>
      <text:p text:style-name="P4">
Description: Протягом 30 днів мобілізовані десантники проходять базову загальновійськову підготовку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h9a0291.jpg" text:style-name="Internet_20_link" text:visited-style-name="Visited_20_Internet_20_Link">
1h9a0291.jpg</text:a>
', '<text:a xlink:type="simple" xlink:href="https://armyinform.com.ua/wp-content/uploads/2023/03/hanter.jpg" text:style-name="Internet_20_link" text:visited-style-name="Visited_20_Internet_20_Link">
hanter.jpg</text:a>
', '<text:a xlink:type="simple" xlink:href="https://armyinform.com.ua/wp-content/uploads/2023/03/1h9a0167.jpg" text:style-name="Internet_20_link" text:visited-style-name="Visited_20_Internet_20_Link">
1h9a0167.jpg</text:a>
', '<text:a xlink:type="simple" xlink:href="https://armyinform.com.ua/wp-content/uploads/2023/03/1h9a0212-150x150.jpg" text:style-name="Internet_20_link" text:visited-style-name="Visited_20_Internet_20_Link">
1h9a0212-150x150.jpg</text:a>
', '<text:a xlink:type="simple" xlink:href="https://armyinform.com.ua/wp-content/uploads/2023/03/1h9a0199-150x150.jpg" text:style-name="Internet_20_link" text:visited-style-name="Visited_20_Internet_20_Link">
1h9a0199-150x150.jpg</text:a>
', '<text:a xlink:type="simple" xlink:href="https://armyinform.com.ua/wp-content/uploads/2023/03/1h9a0192-150x150.jpg" text:style-name="Internet_20_link" text:visited-style-name="Visited_20_Internet_20_Link">
1h9a0192-150x150.jpg</text:a>
', '<text:a xlink:type="simple" xlink:href="https://armyinform.com.ua/wp-content/uploads/2023/03/1h9a0141-150x150.jpg" text:style-name="Internet_20_link" text:visited-style-name="Visited_20_Internet_20_Link">
1h9a0141-150x150.jpg</text:a>
', '<text:a xlink:type="simple" xlink:href="https://armyinform.com.ua/wp-content/uploads/2023/03/1h9a0233-150x150.jpg" text:style-name="Internet_20_link" text:visited-style-name="Visited_20_Internet_20_Link">
1h9a0233-150x150.jpg</text:a>
', '<text:a xlink:type="simple" xlink:href="https://armyinform.com.ua/wp-content/uploads/2023/03/1h9a0459-150x150.jpg" text:style-name="Internet_20_link" text:visited-style-name="Visited_20_Internet_20_Link">
1h9a0459-150x150.jpg</text:a>
', '<text:a xlink:type="simple" xlink:href="https://armyinform.com.ua/wp-content/uploads/2023/03/1h9a0338-150x150.jpg" text:style-name="Internet_20_link" text:visited-style-name="Visited_20_Internet_20_Link">
1h9a0338-150x150.jpg</text:a>
', '<text:a xlink:type="simple" xlink:href="https://armyinform.com.ua/wp-content/uploads/2023/03/1h9a0320-150x150.jpg" text:style-name="Internet_20_link" text:visited-style-name="Visited_20_Internet_20_Link">
1h9a0320-150x150.jpg</text:a>
', '<text:a xlink:type="simple" xlink:href="https://armyinform.com.ua/wp-content/uploads/2023/03/1h9a0248-150x150.jpg" text:style-name="Internet_20_link" text:visited-style-name="Visited_20_Internet_20_Link">
1h9a0248-150x150.jpg</text:a>
', '<text:a xlink:type="simple" xlink:href="https://armyinform.com.ua/wp-content/uploads/2023/03/1h9a0536-150x150.jpg" text:style-name="Internet_20_link" text:visited-style-name="Visited_20_Internet_20_Link">
1h9a0536-150x150.jpg</text:a>
', '<text:a xlink:type="simple" xlink:href="https://armyinform.com.ua/wp-content/uploads/2022/08/photo_2022-08-15_09-04-11-1.jpg" text:style-name="Internet_20_link" text:visited-style-name="Visited_20_Internet_20_Link">
photo_2022-08-15_09-04-11-1.jpg</text:a>
']</text:p>
      <text:p text:style-name="P4">
Tags: ['ВОГНЕВА ПІДГОТОВКА', 'ДШВ ЗСУ', 'ТАКТИЧНА МЕДИЦИНА']</text:p>
      <text:p text:style-name="P4">
Category: News</text:p>
      <!--METADATA-->
      <text:p text:style-name="P4">
<draw:frame draw:style-name="fr1" draw:name="Image24" text:anchor-type="as-char" svg:width="6.9236in" svg:height="4.615733in" draw:z-index="0">
<draw:image xlink:href="../Images/AРМІЯINFORM/2023-03-25T84-00-00-04-00/1h9a0291.jpg" xlink:type="simple" xlink:show="embed" xlink:actuate="onLoad" draw:mime-type="image/jpeg"/>
</draw:frame>
</text:p>
      <text:p text:style-name="P4">
Протягом 30 днів мобілізовані десантники проходять базову загальновійськовупідготовку на одному з полігонів ЗСУ. Усі заняття розподіляють на навчальніточки: тактична медицина, метання ручних осколкових гранат, навчальнастрільба, вогнева підготовка, водіння. Як саме десантники готуються до бойовихдій та які знання опановують, дізнавалися кореспондентки АрміяInform.</text:p>
      <text:h text:style-name="P12" text:outline-level="3">
<text:span text:style-name="T4">
<text:span text:style-name="T4">
Вогнева підготовка — завдавання противнику максимального ураження</text:span>
</text:span>
</text:h>
      <text:p text:style-name="P4">
— Військовослужбовці здійснюють виконання нормативів та практичне виконаннястрільб. Навчання відбувається на зразках зброї, що перебуває на озброєнні ДШВЗСУ, — розповідає військовий на позивний «Хантер».</text:p>
      <text:p text:style-name="P4">
<draw:frame draw:style-name="fr1" draw:name="Image25" text:anchor-type="as-char" svg:width="6.9236in" svg:height="4.615733in" draw:z-index="0">
<draw:image xlink:href="../Images/AРМІЯINFORM/2023-03-25T84-00-00-04-00/hanter.jpg" xlink:type="simple" xlink:show="embed" xlink:actuate="onLoad" draw:mime-type="image/jpeg"/>
</draw:frame>
</text:p>
      <text:p text:style-name="P4">
У навчальних класах десантики опановують у теорії переносні зенітно-ракетнікомплекси «Ігла», «Стінгер», «Перун» тощо.</text:p>
      <text:p text:style-name="P4">
— Стрільці-зенітники мають можливість здійснити імітований пуск ракет зкомплексів ПЗРК «Ігла-1» та «Ігла-2» у різний час доби та за будь-якихпогодних умов, — пояснює інструктор з позивним «Ігла».</text:p>
      <text:p text:style-name="P4">
<draw:frame draw:style-name="fr1" draw:name="Image26" text:anchor-type="as-char" svg:width="6.9236in" svg:height="4.615733in" draw:z-index="0">
<draw:image xlink:href="../Images/AРМІЯINFORM/2023-03-25T84-00-00-04-00/1h9a0167.jpg" xlink:type="simple" xlink:show="embed" xlink:actuate="onLoad" draw:mime-type="image/jpeg"/>
</draw:frame>
</text:p>
      <text:p text:style-name="P4">
На іншій точці навчають практичних стрільб з великокаліберних кулеметів«Браунінг» і ДШК.</text:p>
      <text:p text:style-name="P4">
**</text:p>
      <text:p text:style-name="P4">
читайте також:</text:p>
      <text:p text:style-name="P4">
**<text:a xlink:type="simple" xlink:href="https://armyinform.com.ua/2023/03/23/yak-desantnyky-v-navchalnyh-czentrah-gotuyutsya-do-boyiv-na-fronti/" text:style-name="Internet_20_link" text:visited-style-name="Visited_20_Internet_20_Link">
Як десантники в навчальних центрах готуються до боїв нафронті</text:a>
</text:p>
      <text:p text:style-name="P4">
Десантники відпрацьовують усі види великокаліберних кулеметів. Кожен наставникзвертає увагу на те, з яким зразком озброєння бійцю найскладніше — саменавчанню на ньому приділяється найбільше уваги.</text:p>
      <text:p text:style-name="P4">
<text:a xlink:type="simple" xlink:href="https://armyinform.com.ua/wp-content/uploads/2023/03/1h9a0212.jpg" text:style-name="Internet_20_link" text:visited-style-name="Visited_20_Internet_20_Link">
<draw:frame draw:style-name="fr1" draw:name="Image27" text:anchor-type="as-char" svg:width="6.9236in" svg:height="6.9236in" draw:z-index="0">
<draw:image xlink:href="../Images/AРМІЯINFORM/2023-03-25T84-00-00-04-00/1h9a0212-150x150.jpg" xlink:type="simple" xlink:show="embed" xlink:actuate="onLoad" draw:mime-type="image/jpeg"/>
</draw:frame>
</text:a>
</text:p>
      <text:p text:style-name="P4">
<text:a xlink:type="simple" xlink:href="https://armyinform.com.ua/wp-content/uploads/2023/03/1h9a0199.jpg" text:style-name="Internet_20_link" text:visited-style-name="Visited_20_Internet_20_Link">
<draw:frame draw:style-name="fr1" draw:name="Image28" text:anchor-type="as-char" svg:width="6.9236in" svg:height="6.9236in" draw:z-index="0">
<draw:image xlink:href="../Images/AРМІЯINFORM/2023-03-25T84-00-00-04-00/1h9a0199-150x150.jpg" xlink:type="simple" xlink:show="embed" xlink:actuate="onLoad" draw:mime-type="image/jpeg"/>
</draw:frame>
</text:a>
</text:p>
      <text:p text:style-name="P4">
<text:a xlink:type="simple" xlink:href="https://armyinform.com.ua/wp-content/uploads/2023/03/1h9a0192.jpg" text:style-name="Internet_20_link" text:visited-style-name="Visited_20_Internet_20_Link">
<draw:frame draw:style-name="fr1" draw:name="Image29" text:anchor-type="as-char" svg:width="6.9236in" svg:height="6.9236in" draw:z-index="0">
<draw:image xlink:href="../Images/AРМІЯINFORM/2023-03-25T84-00-00-04-00/1h9a0192-150x150.jpg" xlink:type="simple" xlink:show="embed" xlink:actuate="onLoad" draw:mime-type="image/jpeg"/>
</draw:frame>
</text:a>
</text:p>
      <text:p text:style-name="P4">
<text:a xlink:type="simple" xlink:href="https://armyinform.com.ua/wp-content/uploads/2023/03/1h9a0141.jpg" text:style-name="Internet_20_link" text:visited-style-name="Visited_20_Internet_20_Link">
<draw:frame draw:style-name="fr1" draw:name="Image30" text:anchor-type="as-char" svg:width="6.9236in" svg:height="6.9236in" draw:z-index="0">
<draw:image xlink:href="../Images/AРМІЯINFORM/2023-03-25T84-00-00-04-00/1h9a0141-150x150.jpg" xlink:type="simple" xlink:show="embed" xlink:actuate="onLoad" draw:mime-type="image/jpeg"/>
</draw:frame>
</text:a>
</text:p>
      <text:p text:style-name="P4">
<text:a xlink:type="simple" xlink:href="https://armyinform.com.ua/wp-content/uploads/2023/03/1h9a0233.jpg" text:style-name="Internet_20_link" text:visited-style-name="Visited_20_Internet_20_Link">
<draw:frame draw:style-name="fr1" draw:name="Image31" text:anchor-type="as-char" svg:width="6.9236in" svg:height="6.9236in" draw:z-index="0">
<draw:image xlink:href="../Images/AРМІЯINFORM/2023-03-25T84-00-00-04-00/1h9a0233-150x150.jpg" xlink:type="simple" xlink:show="embed" xlink:actuate="onLoad" draw:mime-type="image/jpeg"/>
</draw:frame>
</text:a>
</text:p>
      <text:p text:style-name="P4">
Усі знання, що передає досвідчений десантник, — з практичного досвіду.Більшість інструкторів навчалися за кордоном. Всі з бойовим досвідом.</text:p>
      <text:h text:style-name="P12" text:outline-level="3">
<text:span text:style-name="T4">
<text:span text:style-name="T4">
Снайпери — непомітні, але смертельно небезпечні</text:span>
</text:span>
</text:h>
      <text:p text:style-name="P4">
Окрема ділянка — для навчання снайперів. Відбір до цього підрозділу непростий.Мобілізований має бути фізично витривалим та психологічно стійким.Психологічний етап відбору відбувається за умов максимального виснаження:бійці мінімально сплять, піддаються максимальним навантаженням, психологипроводять спеціальний тест.</text:p>
      <text:p text:style-name="P4">
<text:a xlink:type="simple" xlink:href="https://armyinform.com.ua/wp-content/uploads/2023/03/1h9a0459.jpg" text:style-name="Internet_20_link" text:visited-style-name="Visited_20_Internet_20_Link">
<draw:frame draw:style-name="fr1" draw:name="Image32" text:anchor-type="as-char" svg:width="6.9236in" svg:height="6.9236in" draw:z-index="0">
<draw:image xlink:href="../Images/AРМІЯINFORM/2023-03-25T84-00-00-04-00/1h9a0459-150x150.jpg" xlink:type="simple" xlink:show="embed" xlink:actuate="onLoad" draw:mime-type="image/jpeg"/>
</draw:frame>
</text:a>
</text:p>
      <text:p text:style-name="P4">
<text:a xlink:type="simple" xlink:href="https://armyinform.com.ua/wp-content/uploads/2023/03/1h9a0338.jpg" text:style-name="Internet_20_link" text:visited-style-name="Visited_20_Internet_20_Link">
<draw:frame draw:style-name="fr1" draw:name="Image33" text:anchor-type="as-char" svg:width="6.9236in" svg:height="6.9236in" draw:z-index="0">
<draw:image xlink:href="../Images/AРМІЯINFORM/2023-03-25T84-00-00-04-00/1h9a0338-150x150.jpg" xlink:type="simple" xlink:show="embed" xlink:actuate="onLoad" draw:mime-type="image/jpeg"/>
</draw:frame>
</text:a>
</text:p>
      <text:p text:style-name="P4">
<text:a xlink:type="simple" xlink:href="https://armyinform.com.ua/wp-content/uploads/2023/03/1h9a0320.jpg" text:style-name="Internet_20_link" text:visited-style-name="Visited_20_Internet_20_Link">
<draw:frame draw:style-name="fr1" draw:name="Image34" text:anchor-type="as-char" svg:width="6.9236in" svg:height="6.9236in" draw:z-index="0">
<draw:image xlink:href="../Images/AРМІЯINFORM/2023-03-25T84-00-00-04-00/1h9a0320-150x150.jpg" xlink:type="simple" xlink:show="embed" xlink:actuate="onLoad" draw:mime-type="image/jpeg"/>
</draw:frame>
</text:a>
</text:p>
      <text:p text:style-name="P4">
«Ми можемо набрати 30–40 осіб, і не факт, що всі зможуть пройти цей курс.Проводимо зріз знань. Тож навіть після навчання — не факт, що військовий станеснайпером», — поділився один з інструкторів.</text:p>
      <text:h text:style-name="P12" text:outline-level="3">
<text:span text:style-name="T4">
<text:span text:style-name="T4">
Тактична медицина</text:span>
</text:span>
</text:h>
      <text:p text:style-name="P4">
На наступній локації в навчальному центрі військові відпрацьовують навичкитактичної медицини. Вчаться оцінювати ситуацію і надавати першу медичнудопомогу: засвоюють основні правила та способи зупинення кровотечі, наданнядопомоги при пневмотораксі, накладання джгутів, бинтових пов’язок, постановціінтубаційної трубки; надання домедичної допомоги у разі гострих порушеньдихання в бойових умовах тощо.</text:p>
      <text:p text:style-name="P4">
<text:a xlink:type="simple" xlink:href="https://armyinform.com.ua/wp-content/uploads/2023/03/1h9a0248.jpg" text:style-name="Internet_20_link" text:visited-style-name="Visited_20_Internet_20_Link">
<draw:frame draw:style-name="fr1" draw:name="Image35" text:anchor-type="as-char" svg:width="6.9236in" svg:height="6.9236in" draw:z-index="0">
<draw:image xlink:href="../Images/AРМІЯINFORM/2023-03-25T84-00-00-04-00/1h9a0248-150x150.jpg" xlink:type="simple" xlink:show="embed" xlink:actuate="onLoad" draw:mime-type="image/jpeg"/>
</draw:frame>
</text:a>
</text:p>
      <text:p text:style-name="P4">
<text:a xlink:type="simple" xlink:href="https://armyinform.com.ua/wp-content/uploads/2023/03/1h9a0536.jpg" text:style-name="Internet_20_link" text:visited-style-name="Visited_20_Internet_20_Link">
<draw:frame draw:style-name="fr1" draw:name="Image36" text:anchor-type="as-char" svg:width="6.9236in" svg:height="6.9236in" draw:z-index="0">
<draw:image xlink:href="../Images/AРМІЯINFORM/2023-03-25T84-00-00-04-00/1h9a0536-150x150.jpg" xlink:type="simple" xlink:show="embed" xlink:actuate="onLoad" draw:mime-type="image/jpeg"/>
</draw:frame>
</text:a>
</text:p>
      <text:p text:style-name="P4">
Крім того, опрацьовують алгоритм дій у «червоній», «жовтій» та «зеленій»зонах.</text:p>
      <text:p text:style-name="P4">
<text:span text:style-name="T5">
Фото та відео Тетяни Головатюк</text:span>
</text:p>
      <text:p text:style-name="P4">
<draw:frame draw:style-name="fr1" draw:name="Image37" text:anchor-type="as-char" svg:width="6.9236in" svg:height="6.771513in" draw:z-index="0">
<draw:image xlink:href="../Images/AРМІЯINFORM/2023-03-25T84-00-00-04-00/photo_2022-08-15_09-04-11-1.jpg" xlink:type="simple" xlink:show="embed" xlink:actuate="onLoad" draw:mime-type="image/jpeg"/>
</draw:frame>
</text:p>
      <text:p text:style-name="P4">
<text:a xlink:type="simple" xlink:href="https://armyinform.com.ua/army-authors/valentyna-vilyura/" text:style-name="Internet_20_link" text:visited-style-name="Visited_20_Internet_20_Link">
Валентина Вілюра</text:a>
</text:p>
      <text:p text:style-name="P4">
Кореспондент АрміяInform</text:p>
      <text:p text:style-name="P4">
Source: <text:a xlink:type="simple" xlink:href="https://armyinform.com.ua/2023/03/25/znannya-shho-ryatuyut-zhyttya-yak-mobilizovani-desantnyky-gotuyutsya-do-bojovyh-dij/" text:style-name="Internet_20_link" text:visited-style-name="Visited_20_Internet_20_Link">
https://armyinform.com.ua/2023/03/25/znannya-shho-ryatuyut-zhyttya-yak-mobilizovani-desantnyky-gotuyutsya-do-bojovyh-dij/</text:a>
</text:p>
      <!--NEWS-->
      <text:h text:style-name="P10" text:outline-level="1">
<text:span text:style-name="T4">
Як отримати довідку про перебування військового у полоні</text:span>
</text:h>
      <text:p text:style-name="P4">
Author: ['АРМІЯINFORM']</text:p>
      <text:p text:style-name="P4">
Time: 2023-03-25T97:00:00-04:00</text:p>
      <text:p text:style-name="P4">
Description: Звернутися за довідкою можуть військовополонені або ж члени їхньої сім'ї.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iiskovopoloneni.jpg" text:style-name="Internet_20_link" text:visited-style-name="Visited_20_Internet_20_Link">
viiskovopoloneni.jpg</text:a>
']</text:p>
      <text:p text:style-name="P4">
Tags: ['STOPRUSSIA', 'АГРЕСІЯ РФ', 'ВТОРГНЕННЯ РФ', 'СОЦІАЛЬНИЙ ЗАХИСТ ПІД ЧАС ВІЙНИ']</text:p>
      <text:p text:style-name="P4">
Category: News</text:p>
      <!--METADATA-->
      <text:p text:style-name="P4">
<draw:frame draw:style-name="fr1" draw:name="Image38" text:anchor-type="as-char" svg:width="6.9236in" svg:height="4.615733in" draw:z-index="0">
<draw:image xlink:href="../Images/AРМІЯINFORM/2023-03-25T97-00-00-04-00/viiskovopoloneni.jpg" xlink:type="simple" xlink:show="embed" xlink:actuate="onLoad" draw:mime-type="image/jpeg"/>
</draw:frame>
</text:p>
      <text:p text:style-name="P4">
_Звернутися за довідкою можуть військовополонені або ж члени їхньої сім 'ї. _</text:p>
      <ul>
        <li>
          <text:span text:style-name="T4">
звернутися до силових відомств України:</text:span>
        </li>
      </ul>
      <text:p text:style-name="P4">
Міністерства оборони України;</text:p>
      <text:p text:style-name="P4">
центрального органу виконавчої влади, які здійснює керівництво військовимиформуваннями;</text:p>
      <text:p text:style-name="P4">
правоохоронного органу чи державного органу спеціального призначення зправоохоронними функціями;</text:p>
      <text:p text:style-name="P4">
командира підрозділу ЗСУ;</text:p>
      <text:p text:style-name="P4">
іншого утворення відповідного до закону військового формування чи органу, щоналежить до складу сил безпеки й сил оборони України.</text:p>
      <ul>
        <li>
через <text:span text:style-name="T4">
Національне інформаційне бюро:</text:span>
</li>
      </ul>
      <text:p text:style-name="P4">
Гаряча лінія: 1648</text:p>
      <text:p text:style-name="P4">
Мобільний номер: +38 (044) 287-81-65 (дзвінки з-за кордону).</text:p>
      <text:p text:style-name="P4">
Source: <text:a xlink:type="simple" xlink:href="https://armyinform.com.ua/2023/03/25/yak-otrymaty-dovidku-pro-perebuvannya-vijskovogo-u-poloni/" text:style-name="Internet_20_link" text:visited-style-name="Visited_20_Internet_20_Link">
https://armyinform.com.ua/2023/03/25/yak-otrymaty-dovidku-pro-perebuvannya-vijskovogo-u-poloni/</text:a>
</text:p>
      <!--NEWS-->
      <text:h text:style-name="P10" text:outline-level="1">
<text:span text:style-name="T4">
Як світові санкції руйнують економіку рф</text:span>
</text:h>
      <text:p text:style-name="P4">
Author: ['АРМІЯINFORM']</text:p>
      <text:p text:style-name="P4">
Time: 2023-03-25T99:00:00-04:00</text:p>
      <text:p text:style-name="P4">
Description: Про це повідомляє Служба зовнішньої розвідки України на своїй офіційній сторін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ankcziyi.jpg" text:style-name="Internet_20_link" text:visited-style-name="Visited_20_Internet_20_Link">
sankcziyi.jpg</text:a>
']</text:p>
      <text:p text:style-name="P4">
Tags: ['STOPRUSSIA', 'АГРЕСІЯ РФ', 'ЕКОНОМІКА РФ', 'КРАХ РОСІЙСЬКОЇ ЕКОНОМІКИ', 'САНКЦІЇ РФ', 'СЛУЖБА ЗОВНІШНЬОЇ РОЗВІДКИ УКРАЇНИ']</text:p>
      <text:p text:style-name="P4">
Category: News</text:p>
      <!--METADATA-->
      <text:p text:style-name="P4">
<draw:frame draw:style-name="fr1" draw:name="Image39" text:anchor-type="as-char" svg:width="6.9236in" svg:height="3.894525in" draw:z-index="0">
<draw:image xlink:href="../Images/AРМІЯINFORM/2023-03-25T99-00-00-04-00/sankcziyi.jpg" xlink:type="simple" xlink:show="embed" xlink:actuate="onLoad" draw:mime-type="image/jpeg"/>
</draw:frame>
Ілюстративне фото</text:p>
      <text:p text:style-name="P4">
Про це <text:a xlink:type="simple" xlink:href="https://www.facebook.com/SZRUkraine/posts/pfbid02Zr5EngkxSsg7Xa5wqVs6Uzy6Frjfe5VqZUMuC622JnReh8o1BVkLVoQ8hKPPDziKl" text:style-name="Internet_20_link" text:visited-style-name="Visited_20_Internet_20_Link">
повідомляє</text:a>
Службазовнішньої розвідки України на своїй офіційній сторінці в Facebook.</text:p>
      <ul>
        <li>
З 1 квітня Казахстан запровадить онлайн-систему, яка відстежуватиме товари, що перетинають кордон країни, і цим унеможливить обхід міжнародних санкцій проти росії. Найперше зупиниться так званий «паралельний імпорт» на рф.  * Французька компанія Leroy Merlin повідомила про намір продати всі свої магазини на росії.  * віце-прем’єр рф новак заявив, що з середини січня росія мусила знизити вартість своєї нафти urals іще на $ 8.  * інститут соціальної політики вищої школи економіки рф спрогнозував чотири можливі сценарії розвитку ситуації на росії до 2030 року. За всіма варіантами поліпшення життя на росії станеться лише у разі зростання світової економіки та послаблення міжнародних санкцій. За іншими сценаріями на росію чекає зростання безробіття і рівня бідності, скорочення доходів і зарплат, зменшення частки середнього класу.  * У разі посилення міжнародного тиску на рф у поєднанні з глобальною кризою і стагнацією світової економіки рівень безробіття на росії до 2030 року зросте до 6,8 % та пошириться на різні групи населення, показники реальних доходів та зарплати знижуватимуться. Рівень бідності у 2026–2030 роках при цьому становитиме 18,7 % від населення рф, частка середнього класу скоротиться до 10–15 % — показників 1990-х років.  * російскіє жєлєзниє дорогі запровадили нову систему погодження перевезень вантажів для того, щоб «не допускати на мережу обсягів, що не відповідають актуальним можливостям інфраструктури, знизити затори та простої». Через неспроможність російського залізничного монополіста забезпечити перевезення промисловість рф зіткнулась із черговими проблемами: відправники вантажу скаржаться на непрогнозовані відмови у перевезенні раніше узгоджених і вже проданих вантажів. Зокрема, металурги заявляють про ризик зупинення до третини своїх потужностей.  * росія вирішила бойкотувати міжнародну екологічну акцію «Година Землі», яка передбачає вимкнення електричного світла на одну годину на знак небайдужості людства до майбутнього нашої планети. 25 березня таку солідарну акцію проведуть у 180 країнах.  * уряд білорусі продовжив запроваджену в березні 2022 року тимчасову заборону на вивезення за межі республіки білорусь до держав — членів Євразійського економічного союзу промислових товарів. До списку з 254 найменувань було включено: легкові автомобілі, залізничні локомотиви, вагони, трактори, мотоцикли, велосипеди, літальні апарати, ядерні реактори, холодильне та морозильне обладнання, обладнання для сільського та лісового господарства, обчислювальні машини, пилососи, телефонні апарати та низку інших видів продукції. Тим часом у білорусі наразі зафіксовано рекордне зростання складських запасів готової промислової продукції.</li>
      </ul>
      <text:p text:style-name="P4">
<text:span text:style-name="T4">
Джерело:</text:span>
 <text:span text:style-name="T5">
<text:a xlink:type="simple" xlink:href="https://www.facebook.com/SZRUkraine/posts/pfbid02Zr5EngkxSsg7Xa5wqVs6Uzy6Frjfe5VqZUMuC622JnReh8o1BVkLVoQ8hKPPDziKl" text:style-name="Internet_20_link" text:visited-style-name="Visited_20_Internet_20_Link">
Служба зовнішньої розвідкиУкраїни</text:a>
</text:span>
</text:p>
      <text:p text:style-name="P4">
Source: <text:a xlink:type="simple" xlink:href="https://armyinform.com.ua/2023/03/25/yak-svitovi-sankcziyi-rujnuyut-ekonomiku-rf-2/" text:style-name="Internet_20_link" text:visited-style-name="Visited_20_Internet_20_Link">
https://armyinform.com.ua/2023/03/25/yak-svitovi-sankcziyi-rujnuyut-ekonomiku-rf-2/</text:a>
</text:p>
      <!--NEWS-->
      <text:h text:style-name="P10" text:outline-level="1">
<text:span text:style-name="T4">
В Криму окупанти розпродають нерухомість</text:span>
</text:h>
      <text:p text:style-name="P4">
Author: ['АРМІЯINFORM']</text:p>
      <text:p text:style-name="P4">
Time: 2023-03-26T54:00:00-04:00</text:p>
      <text:p text:style-name="P4">
Description: За даними ГУР МОУ, російське командування на півострові й окупаційна адміністрація ду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70ec95b-krym-nerukhomist-xl-800x357-1.jpg" text:style-name="Internet_20_link" text:visited-style-name="Visited_20_Internet_20_Link">
70ec95b-krym-nerukhomist-xl-800x357-1.jpg</text:a>
']</text:p>
      <text:p text:style-name="P4">
Tags: ['STOPRUSSIA', 'АГРЕСІЯ РФ', 'ВТОРГНЕННЯ РФ', 'КРИМ']</text:p>
      <text:p text:style-name="P4">
Category: News</text:p>
      <!--METADATA-->
      <text:p text:style-name="P4">
<draw:frame draw:style-name="fr1" draw:name="Image40" text:anchor-type="as-char" svg:width="6.9236in" svg:height="3.089657in" draw:z-index="0">
<draw:image xlink:href="../Images/AРМІЯINFORM/2023-03-26T54-00-00-04-00/70ec95b-krym-nerukhomist-xl-800x357-1.jpg" xlink:type="simple" xlink:show="embed" xlink:actuate="onLoad" draw:mime-type="image/jpeg"/>
</draw:frame>
 Ілюстративне фото</text:p>
      <text:p text:style-name="P4">
За даними ГУР МОУ, російське командування на півострові й окупаційнаадміністрація дуже активно продають нерухомість і вивозять свої сім’ї з Криму.</text:p>
      <text:p text:style-name="P4">
Про це <text:a xlink:type="simple" xlink:href="https://minre.gov.ua/2023/03/25/v-krymu-okupanty-rozprodayut-neruhomist/" text:style-name="Internet_20_link" text:visited-style-name="Visited_20_Internet_20_Link">
повідомляє</text:a>
 Міністерство з питань реінтеграції тимчасовоокупованих територій України.</text:p>
      <ul>
        <li>
Різке збільшення пропозицій нерухомого майна на ринку вже викликало суттєве зниження цін на кримську нерухомість, - йдеться в повідомленні</li>
      </ul>
      <text:p text:style-name="P4">
Source: <text:a xlink:type="simple" xlink:href="https://armyinform.com.ua/2023/03/26/v-krymu-okupanty-rozprodayut-neruhomist/" text:style-name="Internet_20_link" text:visited-style-name="Visited_20_Internet_20_Link">
https://armyinform.com.ua/2023/03/26/v-krymu-okupanty-rozprodayut-neruhomist/</text:a>
</text:p>
      <!--NEWS-->
      <text:h text:style-name="P10" text:outline-level="1">
<text:span text:style-name="T4">
Україна і світ — проти російської агресії. Санкції у дії</text:span>
</text:h>
      <text:p text:style-name="P4">
Author: ['АРМІЯINFORM']</text:p>
      <text:p text:style-name="P4">
Time: 2023-03-26T55:00:00-04:00</text:p>
      <text:p text:style-name="P4">
Description: Служба зовнішньої розвідки України на своїй офіційній сторінці в Facebook повідомляє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ona-rossyia-ukrayna.jpg" text:style-name="Internet_20_link" text:visited-style-name="Visited_20_Internet_20_Link">
vona-rossyia-ukrayna.jpg</text:a>
']</text:p>
      <text:p text:style-name="P4">
Tags: ['STOPRUSSIA', 'ЕКОНОМІКА РФ', 'КРАХ РОСІЙСЬКОЇ ЕКОНОМІКИ', 'СВІТ ПІДТРИМУЄ УКРАЇНУ', 'СЛУЖБА ЗОВНІШНЬОЇ РОЗВІДКИ УКРАЇНИ']</text:p>
      <text:p text:style-name="P4">
Category: News</text:p>
      <!--METADATA-->
      <text:p text:style-name="P4">
<draw:frame draw:style-name="fr1" draw:name="Image41" text:anchor-type="as-char" svg:width="6.9236in" svg:height="3.896998in" draw:z-index="0">
<draw:image xlink:href="../Images/AРМІЯINFORM/2023-03-26T55-00-00-04-00/vona-rossyia-ukrayna.jpg" xlink:type="simple" xlink:show="embed" xlink:actuate="onLoad" draw:mime-type="image/jpeg"/>
</draw:frame>
 Ілюстративне фото</text:p>
      <text:p text:style-name="P4">
Служба зовнішньої розвідки України на своїй офіційній сторінці в Facebookповідомляє про:</text:p>
      <ul>
        <li>
США прагнуть тривалого миру в Україні, заснованого на повазі до суверенітету та інших принципів міжнародного права, але зараз від росії ознак про готовність до змістовної дипломатії немає, заявив державний секретар США Ентоні Блінкен під час свідчень перед Комітетом із закордонних справ Палати представників Конгресу США.  * Глава Держдепартаменту США Ентоні Блінкен зазначив, що будь-які рішення щодо повернення окупованих росіянами українських територій має ухвалювати офіційний Київ — і ніхто більше.  * Прем’єр-міністр Італії Джорджа Мелоні у відповідь на слова щодо необхідності зупинити підтримку воєнних дій в Україні назвала розмови про перемир’я «пропагандою, яка паразитує на суверенній нації та міжнародному праві».  * Міноборони Фінляндії повідомило про виділення чергового пакета військової допомоги на 161 млн євро. Україна отримає 3 танки для розмінування Leopard 2R, інше важке озброєння та боєприпаси. Також військові забезпечать навчання українських спеціалістів на Leopard 2R. З міркувань безпеки міноборони не розкриває весь зміст пакета, а також терміни доставки.  * Німеччина надала Україні три інженерні машини Dachs на базі німецького танка Leopard 2, 100 кулеметів MG3, запчастини для бронетехніки та 30 систем для виявлення дронів.  * Іспанія відправить в Україну перші 6 танків Leopard 2A4 до кінця наступного тижня.  * У перший день саміту ЄС європейські лідери офіційно ухвалили рішення щодо постачання мільйона артилерійських боєприпасів Україні, а також, за запитом, ракет. Держави-члени ЄС засудили викрадення українських дітей, наголосили на необхідності продовження «зернової ініціативи» та виступили за посилення санкцій.  * Новий пакет санкцій ЄС проти рф буде спрямований на закриття лазівок, які використовуються для обходу вже введених санкцій. Про це за підсумками засідання Євроради 23 березня сказала президентка Європейської комісії Урсула фон дер Ляєн.  * «Депортація дітей є воєнним злочином. У партнерстві з українцями прем’єр-міністр Моравецький і я запустили ініціативу, спрямовану на репатріацію українських дітей, викрадених росією», — заявила президентка Єврокомісії Урсула фон дер Ляєн.  * Голова Європейської ради Шарль Мішель заявив, що рішення про постачання винищувачів Україні мають приймати країни-члени ЄС самостійно. «… Це не секрет: ми вважаємо, що Києву потрібно більше підтримки і більше військової техніки», — сказав Мішель.  * Європейська рада підтримала створення міжнародного механізму для реєстрації збитків, завданих росією під час військового вторгнення в Україну, йдеться у висновках саміту лідерів ЄС. У документі вказується, що Європейський Союз залишається відданим підтримці відновлення та реконструкції України у координації з міжнародними партнерами. В ЄС також заявили, що разом з партнерами активізують роботу з використання заморожених та іммобілізованих активів росії для відновлення України та з метою відшкодування збитків, відповідно до законодавства ЄС та міжнародного права.  * У Раді Європи викреслили Україну з «чорного списку» країн, де відбуваються структурні зміни, що руйнують протидію корупції, або де стан протидії корупції є «глобально незадовільним».  * Польща продовжує наполягати на збільшенні Європейського фонду миру, з якого фінансується постачання зброї в Україну.  * США ввели нові санкції проти трьох юридичних і дев’ятьох фізичних осіб з білорусі. Під обмеження потрапили автомобільні заводи «бєлаз» і «маз», а також цвк білорусі. Також під санкціями розкішний літак EW-001PA, яким користується лукашенко.  * Міністерка енергетики США Дженніфер Гренхолм заявила, що Сполучені Штати мають намір знизити свою залежність від постачання російської ізотопної продукції.  * МЗС Естонії висилає ще одного російського дипломата, який «підриває безпеку та конституційний порядок» у країни.  * Всесвітня легкоатлетична рада підтвердила рішення, ухвалене нею у березні 2022 року, про виключення російських і білоруських спортсменів, допоміжного персоналу, офіційних осіб федерацій-членів та офіційних осіб, які є громадянами цих двох країн, від участі у всіх заходах Всесвітньої легкоатлетичної серії у майбутньому.</li>
      </ul>
      <text:p text:style-name="P4">
<text:span text:style-name="T4">
Джерело:</text:span>
 <text:span text:style-name="T5">
<text:a xlink:type="simple" xlink:href="https://www.facebook.com/SZRUkraine/posts/pfbid02Zr5EngkxSsg7Xa5wqVs6Uzy6Frjfe5VqZUMuC622JnReh8o1BVkLVoQ8hKPPDziKl" text:style-name="Internet_20_link" text:visited-style-name="Visited_20_Internet_20_Link">
Служба зовнішньої розвідкиУкраїни</text:a>
</text:span>
</text:p>
      <text:p text:style-name="P4">
Source: <text:a xlink:type="simple" xlink:href="https://armyinform.com.ua/2023/03/26/ukrayina-i-svit-proty-rosijskoyi-agresiyi-13/" text:style-name="Internet_20_link" text:visited-style-name="Visited_20_Internet_20_Link">
https://armyinform.com.ua/2023/03/26/ukrayina-i-svit-proty-rosijskoyi-agresiyi-13/</text:a>
</text:p>
      <!--NEWS-->
      <text:h text:style-name="P10" text:outline-level="1">
<text:span text:style-name="T4">
У Херсоні національні гвардійці вшанували пам’ять загиблих побратимів</text:span>
</text:h>
      <text:p text:style-name="P4">
Author: ['АРМІЯINFORM']</text:p>
      <text:p text:style-name="P4">
Time: 2023-03-26T56:00:00-04:00</text:p>
      <text:p text:style-name="P4">
Description: У Херсоні національні гвардійці віддали шану побратимам, які загинули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g_7293-1.jpg" text:style-name="Internet_20_link" text:visited-style-name="Visited_20_Internet_20_Link">
img_7293-1.jpg</text:a>
', '<text:a xlink:type="simple" xlink:href="https://armyinform.com.ua/wp-content/uploads/2023/03/img_7246-150x150.jpg" text:style-name="Internet_20_link" text:visited-style-name="Visited_20_Internet_20_Link">
img_7246-150x150.jpg</text:a>
', '<text:a xlink:type="simple" xlink:href="https://armyinform.com.ua/wp-content/uploads/2023/03/img_7234-150x150.jpg" text:style-name="Internet_20_link" text:visited-style-name="Visited_20_Internet_20_Link">
img_7234-150x150.jpg</text:a>
']</text:p>
      <text:p text:style-name="P4">
Tags: []</text:p>
      <text:p text:style-name="P4">
Category: News</text:p>
      <!--METADATA-->
      <text:p text:style-name="P4">
<draw:frame draw:style-name="fr1" draw:name="Image42" text:anchor-type="as-char" svg:width="6.9236in" svg:height="4.615733in" draw:z-index="0">
<draw:image xlink:href="../Images/AРМІЯINFORM/2023-03-26T56-00-00-04-00/img_7293-1.jpg" xlink:type="simple" xlink:show="embed" xlink:actuate="onLoad" draw:mime-type="image/jpeg"/>
</draw:frame>
</text:p>
      <text:p text:style-name="P4">
У Херсоні національні гвардійці віддали шану побратимам, які загинули під часвиконання службово-бойових завдань. Бійці провели покладання квітів до місцьувічнення пам’яті, прибрали могили та вшанували загиблих воїнів — захисниківУкраїни, <text:a xlink:type="simple" xlink:href="https://ngu.gov.ua/hersonski-gvardijczi-vshanuvaly-pamyat-zagyblyh-pobratymiv/" text:style-name="Internet_20_link" text:visited-style-name="Visited_20_Internet_20_Link">
інформує</text:a>
 пресслужба Національної гвардії України.</text:p>
      <text:p text:style-name="P4">
Отець Юрій відслужив панахиду за безсмертні душі полеглих воїнів.</text:p>
      <text:p text:style-name="P4">
На всіх могилах героїв встановлено зменшені копії Державного Прапора України.</text:p>
      <text:p text:style-name="P4">
Пам’ятаймо кожного воїна, який віддав найцінніше — своє життя — за майбутнєнашої країни.</text:p>
      <text:p text:style-name="P4">
<text:a xlink:type="simple" xlink:href="https://armyinform.com.ua/wp-content/uploads/2023/03/img_7246.jpg" text:style-name="Internet_20_link" text:visited-style-name="Visited_20_Internet_20_Link">
<draw:frame draw:style-name="fr1" draw:name="Image43" text:anchor-type="as-char" svg:width="6.9236in" svg:height="6.9236in" draw:z-index="0">
<draw:image xlink:href="../Images/AРМІЯINFORM/2023-03-26T56-00-00-04-00/img_7246-150x150.jpg" xlink:type="simple" xlink:show="embed" xlink:actuate="onLoad" draw:mime-type="image/jpeg"/>
</draw:frame>
</text:a>
</text:p>
      <text:p text:style-name="P4">
<text:a xlink:type="simple" xlink:href="https://armyinform.com.ua/wp-content/uploads/2023/03/img_7234.jpg" text:style-name="Internet_20_link" text:visited-style-name="Visited_20_Internet_20_Link">
<draw:frame draw:style-name="fr1" draw:name="Image44" text:anchor-type="as-char" svg:width="6.9236in" svg:height="6.9236in" draw:z-index="0">
<draw:image xlink:href="../Images/AРМІЯINFORM/2023-03-26T56-00-00-04-00/img_7234-150x150.jpg" xlink:type="simple" xlink:show="embed" xlink:actuate="onLoad" draw:mime-type="image/jpeg"/>
</draw:frame>
</text:a>
</text:p>
      <text:p text:style-name="P4">
Вічна пам’ять героям! Слава Україні!</text:p>
      <text:p text:style-name="P4">
Source: <text:a xlink:type="simple" xlink:href="https://armyinform.com.ua/2023/03/26/u-hersoni-naczionalni-gvardijczi-vshanuvaly-pamyat-zagyblyh-pobratymiv/" text:style-name="Internet_20_link" text:visited-style-name="Visited_20_Internet_20_Link">
https://armyinform.com.ua/2023/03/26/u-hersoni-naczionalni-gvardijczi-vshanuvaly-pamyat-zagyblyh-pobratymiv/</text:a>
</text:p>
      <!--NEWS-->
      <text:h text:style-name="P10" text:outline-level="1">
<text:span text:style-name="T4">
Голова ДПСУ зустрівся із заступником Голови Місії США та обговорив напрямки співробітництва</text:span>
</text:h>
      <text:p text:style-name="P4">
Author: ['АРМІЯINFORM']</text:p>
      <text:p text:style-name="P4">
Time: 2023-03-26T57:00:00-04:00</text:p>
      <text:p text:style-name="P4">
Description: Пан Крістофер Сміт завітав до одного з прикордонних підрозділів, де його ознайомил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e37b4fa7-0a28-41a3-9c85-93bc6b4a5027.jpg" text:style-name="Internet_20_link" text:visited-style-name="Visited_20_Internet_20_Link">
e37b4fa7-0a28-41a3-9c85-93bc6b4a5027.jpg</text:a>
']</text:p>
      <text:p text:style-name="P4">
Tags: ['STOPRUSSIA', 'АГРЕСІЯ РФ', 'ВТОРГНЕННЯ РФ', 'ДЕРЖПРИКОРДОНСЛУЖБА']</text:p>
      <text:p text:style-name="P4">
Category: News</text:p>
      <!--METADATA-->
      <text:p text:style-name="P4">
<draw:frame draw:style-name="fr1" draw:name="Image45" text:anchor-type="as-char" svg:width="6.9236in" svg:height="3.409873in" draw:z-index="0">
<draw:image xlink:href="../Images/AРМІЯINFORM/2023-03-26T57-00-00-04-00/e37b4fa7-0a28-41a3-9c85-93bc6b4a5027.jpg" xlink:type="simple" xlink:show="embed" xlink:actuate="onLoad" draw:mime-type="image/jpeg"/>
</draw:frame>
</text:p>
      <text:p text:style-name="P4">
Пан Крістофер Сміт завітав до одного з прикордонних підрозділів, де йогоознайомили з функціями та завданнями, які виконують оборонці кордону.</text:p>
      <text:p text:style-name="P4">
Про це<text:a xlink:type="simple" xlink:href="https://armyinform.com.ua/C:/Users/golov/Desktop/script%20async%20src=%22https:/telegram.org/js/telegram-widget.js" text:style-name="Internet_20_link" text:visited-style-name="Visited_20_Internet_20_Link">
повідомляє</text:a>
 Держприкордонслужба.</text:p>
      <text:p text:style-name="P4">
— Державна прикордонна служба України — це один із ключових партнерів,співпраця з яким завжди відмічалася прозорістю та високим професіоналізмом.Кожен з наших спільних проєктів — це успіх! — зазначив він.</text:p>
      <text:p text:style-name="P4">
Source: <text:a xlink:type="simple" xlink:href="https://armyinform.com.ua/2023/03/26/golova-dpsu-zustrivsya-iz-zastupnykom-golovy-misiyi-ssha-ta-obgovoryv-napryamky-spivrobitnycztva/" text:style-name="Internet_20_link" text:visited-style-name="Visited_20_Internet_20_Link">
https://armyinform.com.ua/2023/03/26/golova-dpsu-zustrivsya-iz-zastupnykom-golovy-misiyi-ssha-ta-obgovoryv-napryamky-spivrobitnycztva/</text:a>
</text:p>
      <!--NEWS-->
      <text:h text:style-name="P10" text:outline-level="1">
<text:span text:style-name="T4">
Бійці відповіли на питання дітей-однолітків Національної гвардії України</text:span>
</text:h>
      <text:p text:style-name="P4">
Author: ['АРМІЯINFORM']</text:p>
      <text:p text:style-name="P4">
Time: 2023-03-26T58:00:00-04:00</text:p>
      <text:p text:style-name="P4">
Description: Сьогодні, 26 березня, Національній гвардії України виповнюється 9 років. Напередо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fb61653ae3c39bc.jpg" text:style-name="Internet_20_link" text:visited-style-name="Visited_20_Internet_20_Link">
afb61653ae3c39bc.jpg</text:a>
']</text:p>
      <text:p text:style-name="P4">
Tags: ['НАЦІОНАЛЬНА ГВАРДІЯ УКРАЇНИ']</text:p>
      <text:p text:style-name="P4">
Category: News</text:p>
      <!--METADATA-->
      <text:p text:style-name="P4">
<draw:frame draw:style-name="fr1" draw:name="Image46" text:anchor-type="as-char" svg:width="6.9236in" svg:height="3.750283in" draw:z-index="0">
<draw:image xlink:href="../Images/AРМІЯINFORM/2023-03-26T58-00-00-04-00/afb61653ae3c39bc.jpg" xlink:type="simple" xlink:show="embed" xlink:actuate="onLoad" draw:mime-type="image/jpeg"/>
</draw:frame>
</text:p>
      <text:p text:style-name="P4">
Сьогодні, 26 березня, Національній гвардії України виповнюється 9 років.Напередодні військовослужбовці з Чернівців вирішили відповісти на питаннядітей-однолітків формування, <text:a xlink:type="simple" xlink:href="https://ngu.gov.ua/naczgvardijczi-vidpovily-na-pytannya-odnolitkiv-naczionalnoyi-gvardiyi-ukrayiny-video/" text:style-name="Internet_20_link" text:visited-style-name="Visited_20_Internet_20_Link">
інформує</text:a>
пресслужба НГУ.</text:p>
      <text:p text:style-name="P4">
Чому у гвардійців зелена форма? Чому вони називають один одного позивними? Чиможуть дівчатка бути військовими? Які тваринки є в армії та чому?</text:p>
      <text:p text:style-name="P4">
З якими емоціями діти ставили питання та що їм відповідали наші захисники,дивіться у відео.</text:p>
      <text:p text:style-name="P4">
Source: <text:a xlink:type="simple" xlink:href="https://armyinform.com.ua/2023/03/26/bijczi-vidpovily-na-pytannya-ditej-odnolitkiv-naczionalnoyi-gvardiyi-ukrayiny/" text:style-name="Internet_20_link" text:visited-style-name="Visited_20_Internet_20_Link">
https://armyinform.com.ua/2023/03/26/bijczi-vidpovily-na-pytannya-ditej-odnolitkiv-naczionalnoyi-gvardiyi-ukrayiny/</text:a>
</text:p>
      <!--NEWS-->
      <text:h text:style-name="P10" text:outline-level="1">
<text:span text:style-name="T4">
Наші артилеристи уразили 3 пункти управління та 5 районів зосередження сил противника</text:span>
</text:h>
      <text:p text:style-name="P4">
Author: ['АРМІЯINFORM']</text:p>
      <text:p text:style-name="P4">
Time: 2023-03-26T59:00:00-04:00</text:p>
      <text:p text:style-name="P4">
Description: Станом на 06.00 26 березня 2023 року за добу авіація Сил оборони завдала 11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artyleriya.jpg" text:style-name="Internet_20_link" text:visited-style-name="Visited_20_Internet_20_Link">
artyleriya.jpg</text:a>
']</text:p>
      <text:p text:style-name="P4">
Tags: ['STOPRUSSIA', 'АГРЕСІЯ РФ', 'ВІЙНА', 'ВТОРГНЕННЯ РФ', 'ГШ ЗСУ', 'ХРОНІКА ОБОРОНИ']</text:p>
      <text:p text:style-name="P4">
Category: News</text:p>
      <!--METADATA-->
      <text:p text:style-name="P4">
<draw:frame draw:style-name="fr1" draw:name="Image47" text:anchor-type="as-char" svg:width="6.9236in" svg:height="3.956343in" draw:z-index="0">
<draw:image xlink:href="../Images/AРМІЯINFORM/2023-03-26T59-00-00-04-00/artyleriya.jpg" xlink:type="simple" xlink:show="embed" xlink:actuate="onLoad" draw:mime-type="image/jpeg"/>
</draw:frame>
Ілюстративне фото <text:span text:style-name="T4">
🔥 Ситуація щодо російського вторгнення</text:span>
</text:p>
      <text:p text:style-name="P4">
Станом на 06.00 26 березня 2023 року за добу авіація Сил оборони завдала 11ударів по районах зосередження російських підрозділів,<text:a xlink:type="simple" xlink:href="https://www.facebook.com/GeneralStaff.ua/posts/pfbid04fY6zCR3r13jxwxTvkd6pHnj2XvpFSZm2vjZAAeusmcXgiF89T23GRwxkYHNmdBTl" text:style-name="Internet_20_link" text:visited-style-name="Visited_20_Internet_20_Link">
інформує</text:a>
Генеральний штаб ЗС України. Також наші захисники збили ворожі БПЛА типу«Орлан-10» та «Суперкам».</text:p>
      <text:p text:style-name="P4">
Підрозділи ракетних військ і артилерії, в свою чергу, уразили 3 пунктиуправління та 5 районів зосередження живої сили, озброєння та військовоїтехніки противника.</text:p>
      <text:p text:style-name="P4">
Підтримуйте Збройні Сили! Ми переможемо! Слава Україні!</text:p>
      <text:p text:style-name="P4">
Source: <text:a xlink:type="simple" xlink:href="https://armyinform.com.ua/2023/03/26/nashi-artylerysty-urazyly-3-punkty-upravlinnya-ta-5-rajoniv-zoseredzhennya-syl-protyvnyka/" text:style-name="Internet_20_link" text:visited-style-name="Visited_20_Internet_20_Link">
https://armyinform.com.ua/2023/03/26/nashi-artylerysty-urazyly-3-punkty-upravlinnya-ta-5-rajoniv-zoseredzhennya-syl-protyvnyka/</text:a>
</text:p>
      <!--NEWS-->
      <text:h text:style-name="P10" text:outline-level="1">
<text:span text:style-name="T4">
Протягом доби Сили оборони відбили понад 85 атак російських загарбників – ГШ ЗСУ</text:span>
</text:h>
      <text:p text:style-name="P4">
Author: ['АРМІЯINFORM']</text:p>
      <text:p text:style-name="P4">
Time: 2023-03-26T60:00:00-04:00</text:p>
      <text:p text:style-name="P4">
Description: Протягом минулої доби окупанти завдали 34 авіаційних та 4 ракетних удари, здійсн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ІЙНА', 'ВТОРГНЕННЯ РФ', 'ГШ ЗСУ', 'ХРОНІКА ОБОРОНИ']</text:p>
      <text:p text:style-name="P4">
Category: News</text:p>
      <!--METADATA-->
      <text:p text:style-name="P4">
<draw:frame draw:style-name="fr1" draw:name="Image48" text:anchor-type="as-char" svg:width="6.9236in" svg:height="4.615733in" draw:z-index="0">
<draw:image xlink:href="../Images/AРМІЯINFORM/2023-03-26T60-00-00-04-00/foto_8_zsu.jpg" xlink:type="simple" xlink:show="embed" xlink:actuate="onLoad" draw:mime-type="image/jpeg"/>
</draw:frame>
Ілюстративне фото <text:span text:style-name="T4">
🔥 Ситуація щодо російського вторгнення</text:span>
</text:p>
      <text:p text:style-name="P4">
Протягом минулої доби окупанти завдали 34 авіаційних та 4 ракетних удари,здійснили понад 70 обстрілів з реактивних систем залпового вогню, зокрема,цивільної інфраструктури населених пунктів. Є поранені серед мирногонаселення,<text:a xlink:type="simple" xlink:href="https://www.facebook.com/GeneralStaff.ua/posts/pfbid04fY6zCR3r13jxwxTvkd6pHnj2XvpFSZm2vjZAAeusmcXgiF89T23GRwxkYHNmdBTl" text:style-name="Internet_20_link" text:visited-style-name="Visited_20_Internet_20_Link">
інформує</text:a>
Генеральний штаб ЗС України.</text:p>
      <text:p text:style-name="P4">
Високою залишається ймовірність завдання росією ракетних та авіаційних ударівпо всій території України.</text:p>
      <text:p text:style-name="P4">
Противник надалі зосереджує основні зусилля на веденні наступальних дій наЛиманському, Бахмутському, Авдіївському та Мар’їнському напрямках. На них нашівоїни відбили понад 85 атак загарбників.</text:p>
      <text:p text:style-name="P4">
Source: <text:a xlink:type="simple" xlink:href="https://armyinform.com.ua/2023/03/26/protyagom-doby-syly-oborony-vidbyly-ponad-85-atak-rosijskyh-zagarbnykiv-gsh-zsu/" text:style-name="Internet_20_link" text:visited-style-name="Visited_20_Internet_20_Link">
https://armyinform.com.ua/2023/03/26/protyagom-doby-syly-oborony-vidbyly-ponad-85-atak-rosijskyh-zagarbnykiv-gsh-zsu/</text:a>
</text:p>
      <!--NEWS-->
      <text:h text:style-name="P10" text:outline-level="1">
<text:span text:style-name="T4">
На Запоріжжі окупанти вводять спецперепустки для переміщення по окупованій території</text:span>
</text:h>
      <text:p text:style-name="P4">
Author: ['АРМІЯINFORM']</text:p>
      <text:p text:style-name="P4">
Time: 2023-03-26T61:00:00-04:00</text:p>
      <text:p text:style-name="P4">
Description: У Бердянську Запорізької області російська так звана окупаційна «адміністр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eg" text:style-name="Internet_20_link" text:visited-style-name="Visited_20_Internet_20_Link">
okupanty.jpeg</text:a>
']</text:p>
      <text:p text:style-name="P4">
Tags: []</text:p>
      <text:p text:style-name="P4">
Category: News</text:p>
      <!--METADATA-->
      <text:p text:style-name="P4">
<draw:frame draw:style-name="fr1" draw:name="Image49" text:anchor-type="as-char" svg:width="6.9236in" svg:height="3.63489in" draw:z-index="0">
<draw:image xlink:href="../Images/AРМІЯINFORM/2023-03-26T61-00-00-04-00/okupanty.jpeg" xlink:type="simple" xlink:show="embed" xlink:actuate="onLoad" draw:mime-type="image/jpeg"/>
</draw:frame>
 <text:span text:style-name="T4">
🔥Ситуація щодо російського вторгнення</text:span>
</text:p>
      <text:p text:style-name="P4">
У Бердянську Запорізької області російська так звана окупаційна«адміністрація» видала розпорядження місцевим жителям до 1 квітня отримати вміській комендатурі перепустки для переміщення по тимчасово зайнятихтериторіях Запорізької області,<text:a xlink:type="simple" xlink:href="https://www.facebook.com/GeneralStaff.ua/posts/pfbid04fY6zCR3r13jxwxTvkd6pHnj2XvpFSZm2vjZAAeusmcXgiF89T23GRwxkYHNmdBTl" text:style-name="Internet_20_link" text:visited-style-name="Visited_20_Internet_20_Link">
інформує</text:a>
Генеральний штаб ЗС України.</text:p>
      <text:p text:style-name="P4">
Перепустки видаватимуться окремо на людей та на транспортні засоби. Умова -успішне проходження фільтрації.</text:p>
      <text:p text:style-name="P4">
Source: <text:a xlink:type="simple" xlink:href="https://armyinform.com.ua/2023/03/26/na-zaporizhzhi-okupanty-vvodyat-speczperepustky-dlya-peremishhennya-po-okupovanij-terytoriyi/" text:style-name="Internet_20_link" text:visited-style-name="Visited_20_Internet_20_Link">
https://armyinform.com.ua/2023/03/26/na-zaporizhzhi-okupanty-vvodyat-speczperepustky-dlya-peremishhennya-po-okupovanij-terytoriyi/</text:a>
</text:p>
      <!--NEWS-->
      <text:h text:style-name="P10" text:outline-level="1">
<text:span text:style-name="T4">
Гендиректор МАГАТЕ відвідає Запорізьку АЕС наступного тижня</text:span>
</text:h>
      <text:p text:style-name="P4">
Author: ['АРМІЯINFORM']</text:p>
      <text:p text:style-name="P4">
Time: 2023-03-26T62:00:00-04:00</text:p>
      <text:p text:style-name="P4">
Description: Генеральний директор Міжнародного агентства з атомної енергії Рафаель Маріно Грос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aeaflag11140x640.jpg" text:style-name="Internet_20_link" text:visited-style-name="Visited_20_Internet_20_Link">
iaeaflag11140x640.jpg</text:a>
']</text:p>
      <text:p text:style-name="P4">
Tags: ['STOPRUSSIA', 'АГРЕСІЯ РФ', 'ВТОРГНЕННЯ РФ', 'ДОПОМОГА ПАРТНЕРІВ']</text:p>
      <text:p text:style-name="P4">
Category: News</text:p>
      <!--METADATA-->
      <text:p text:style-name="P4">
<draw:frame draw:style-name="fr1" draw:name="Image50" text:anchor-type="as-char" svg:width="6.9236in" svg:height="3.894525in" draw:z-index="0">
<draw:image xlink:href="../Images/AРМІЯINFORM/2023-03-26T62-00-00-04-00/iaeaflag11140x640.jpg" xlink:type="simple" xlink:show="embed" xlink:actuate="onLoad" draw:mime-type="image/jpeg"/>
</draw:frame>
</text:p>
      <text:p text:style-name="P4">
Генеральний директор Міжнародного агентства з атомної енергії Рафаель МаріноГроссі наступного тижня відвідає Запорізьку атомну електростанцію.</text:p>
      <text:p text:style-name="P4">
Про це <text:a xlink:type="simple" xlink:href="https://www.iaea.org/newscenter/pressreleases/iaea-director-general-grossi-travels-to-zaporizhzhya-nuclear-power-plant-next-week" text:style-name="Internet_20_link" text:visited-style-name="Visited_20_Internet_20_Link">
йдеться</text:a>
 на сайтіМАГАТЕ.</text:p>
      <text:p text:style-name="P4">
Як зазначається, Гроссі хоче особисто оцінити ситуацію з ядерною безпекою наЗАЕС, а також підкреслити нагальну потребу захистити станцію під часвійськового протистояння.</text:p>
      <text:p text:style-name="P4">
— Я вирішив знову поїхати на Запорізьку атомну електростанцію, щоб на власніочі побачити, як розвивається ситуація з вересня та поспілкуватися з тими, хтоексплуатує об’єкт у цих безпрецедентних та дуже складних умовах. Я, як іраніше, сповнений рішучості продовжувати робити все, що в моїх силах, щобдопомогти зменшити ризик ядерної аварії під час трагічної війни в Україні, —заявив Гроссі.</text:p>
      <text:p text:style-name="P4">
Він наголосив, що попри постійне перебування експертів МАГАТЕ наелектростанції впродовж семи місяців, ситуація на ЗАЕС нестабільна.</text:p>
      <text:p text:style-name="P4">
— Загрози ядерній безпеці надто очевидні, як і необхідність діяти негайно, щобзапобігти аварії з потенційними радіологічними наслідками для здоров’я людейта навколишнього середовища в Україні й за її межами. Тому я продовжуюпрацювати над пропозицією щодо захисту станції", — сказав він.</text:p>
      <text:p text:style-name="P4">
Source: <text:a xlink:type="simple" xlink:href="https://armyinform.com.ua/2023/03/26/gendyrektor-magate-vidvidaye-zaporizku-aes-nastupnogo-tyzhnya/" text:style-name="Internet_20_link" text:visited-style-name="Visited_20_Internet_20_Link">
https://armyinform.com.ua/2023/03/26/gendyrektor-magate-vidvidaye-zaporizku-aes-nastupnogo-tyzhnya/</text:a>
</text:p>
      <!--NEWS-->
      <text:h text:style-name="P10" text:outline-level="1">
<text:span text:style-name="T4">
Більшість підприємств передадуть до сфери управління Фонду держмайна — Денис Шмигаль</text:span>
</text:h>
      <text:p text:style-name="P4">
Author: ['АРМІЯINFORM']</text:p>
      <text:p text:style-name="P4">
Time: 2023-03-26T63:00:00-04:00</text:p>
      <text:p text:style-name="P4">
Description: Стратегія уряду — це мінімізація частки держави в економіці зі збереженням держа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humb_201672_820_360_0_0_auto.jpg" text:style-name="Internet_20_link" text:visited-style-name="Visited_20_Internet_20_Link">
thumb_201672_820_360_0_0_auto.jpg</text:a>
']</text:p>
      <text:p text:style-name="P4">
Tags: ['STOPRUSSIA', 'АГРЕСІЯ РФ', 'ВТОРГНЕННЯ РФ', 'ДЕНИС ШМИГАЛЬ']</text:p>
      <text:p text:style-name="P4">
Category: News</text:p>
      <!--METADATA-->
      <text:p text:style-name="P4">
<draw:frame draw:style-name="fr1" draw:name="Image51" text:anchor-type="as-char" svg:width="6.9236in" svg:height="4.610104in" draw:z-index="0">
<draw:image xlink:href="../Images/AРМІЯINFORM/2023-03-26T63-00-00-04-00/thumb_201672_820_360_0_0_auto.jpg" xlink:type="simple" xlink:show="embed" xlink:actuate="onLoad" draw:mime-type="image/jpeg"/>
</draw:frame>
</text:p>
      <text:p text:style-name="P4">
Стратегія уряду — це мінімізація частки держави в економіці зі збереженнямдержавного контролю в стратегічних та важливих для безпеки України галузях.Про це заявив Прем’єр-міністр Денис Шмигаль під час наради з Першимвіцепрем’єр-міністром — Міністром економіки Юлією Свириденко та головою Фондудержавного майна Рустемом Умєровим.</text:p>
      <text:p text:style-name="P4">
«На цей рік маємо багато планів. Продовжуємо малу приватизацію та відновлюємовелику приватизацію. Передаємо більшість державних підприємств до сфериуправління Фонду держмайна. Розробляємо стратегію управління підприємствами,які були конфісковані у підсанкційних осіб», — відзначив очільник уряду.</text:p>
      <text:p text:style-name="P4">
Також, за словами Дениса Шмигаля, Фонду державного майна дорученовпроваджувати принципи ОЕСР при управлінні держпідприємствами.</text:p>
      <text:p text:style-name="P4">
Загалом за минулий рік приватизація принесла в Держбюджет 1,7 млрд грн. Післязміни керівництва економічний ефект роботи ФДМУ склав більше ніж 5 млрд грн.</text:p>
      <text:p text:style-name="P4">
<text:span text:style-name="T4">
Джерело</text:span>
 : <text:span text:style-name="T5">
<text:a xlink:type="simple" xlink:href="https://www.kmu.gov.ua/news/denys-shmyhal-bilshist-derzhavnykh-pidpryiemstv-budut-peredani-u-sferu-upravlinnia-fondu-derzhmaina" text:style-name="Internet_20_link" text:visited-style-name="Visited_20_Internet_20_Link">
Урядовий портал</text:a>
</text:span>
</text:p>
      <text:p text:style-name="P4">
Source: <text:a xlink:type="simple" xlink:href="https://armyinform.com.ua/2023/03/26/bilshist-derzhavnyh-pidpryyemstv-budut-peredani-do-sfery-upravlinnya-fondu-derzhmajna-denys-shmygal/" text:style-name="Internet_20_link" text:visited-style-name="Visited_20_Internet_20_Link">
https://armyinform.com.ua/2023/03/26/bilshist-derzhavnyh-pidpryyemstv-budut-peredani-do-sfery-upravlinnya-fondu-derzhmajna-denys-shmygal/</text:a>
</text:p>
      <!--NEWS-->
      <text:h text:style-name="P10" text:outline-level="1">
<text:span text:style-name="T4">
Ще мінус 660 окупантів, 15 танків та 15 ББМ: добові втрати ворога</text:span>
</text:h>
      <text:p text:style-name="P4">
Author: ['АРМІЯINFORM']</text:p>
      <text:p text:style-name="P4">
Time: 2023-03-26T64:00:00-04:00</text:p>
      <text:p text:style-name="P4">
Description: Загальні бойові втрати противника з 24.02.22 по 26.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traty_03-26-2023-scaled.jpg" text:style-name="Internet_20_link" text:visited-style-name="Visited_20_Internet_20_Link">
vtraty_03-26-2023-scaled.jpg</text:a>
']</text:p>
      <text:p text:style-name="P4">
Tags: ['STOPRUSSIA', 'ВТРАТИ ВОРОГА', 'ВТРАТИ РФ']</text:p>
      <text:p text:style-name="P4">
Category: News</text:p>
      <!--METADATA-->
      <text:p text:style-name="P4">
<draw:frame draw:style-name="fr1" draw:name="Image52" text:anchor-type="as-char" svg:width="6.9236in" svg:height="6.975527in" draw:z-index="0">
<draw:image xlink:href="../Images/AРМІЯINFORM/2023-03-26T64-00-00-04-00/vtraty_03-26-2023-scaled.jpg" xlink:type="simple" xlink:show="embed" xlink:actuate="onLoad" draw:mime-type="image/jpeg"/>
</draw:frame>
</text:p>
      <text:p text:style-name="P4">
Загальні бойові втрати противника з 24.02.22 по 26.03.23 орієнтовностановлять:</text:p>
      <ul>
        <li>
<text:span text:style-name="T4">
особового складу ‒</text:span>
 170550 (+660) осіб ліквідовано  * <text:span text:style-name="T4">
танків ‒</text:span>
 3595 (+15)  * <text:span text:style-name="T4">
бойових броньованих машин ‒</text:span>
 6947 (+15)  * <text:span text:style-name="T4">
артилерійських систем ‒</text:span>
 2631 (+8)  * <text:span text:style-name="T4">
РСЗВ ‒</text:span>
 522 (+2)  * <text:span text:style-name="T4">
засоби ППО ‒</text:span>
 277 (+1)  * <text:span text:style-name="T4">
літаків ‒</text:span>
 305 (0)  * <text:span text:style-name="T4">
гелікоптерів ‒</text:span>
 291 (0)  * <text:span text:style-name="T4">
БПЛА оперативно-тактичного рівня ‒</text:span>
 2216 (+2)  * <text:span text:style-name="T4">
крилаті ракети ‒</text:span>
 911 (0)  * <text:span text:style-name="T4">
кораблі / катери ‒</text:span>
 18 (0)  * <text:span text:style-name="T4">
автомобільної техніки та автоцистерн ‒</text:span>
 5486 (+3)  * <text:span text:style-name="T4">
спеціальна техніка ‒</text:span>
 282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6.03.23.</text:p>
      <text:p text:style-name="P4">
Source: <text:a xlink:type="simple" xlink:href="https://armyinform.com.ua/2023/03/26/shhe-minus-660-okupantiv-15-tankiv-ta-15-bbm-dobovi-vtraty-voroga/" text:style-name="Internet_20_link" text:visited-style-name="Visited_20_Internet_20_Link">
https://armyinform.com.ua/2023/03/26/shhe-minus-660-okupantiv-15-tankiv-ta-15-bbm-dobovi-vtraty-voroga/</text:a>
</text:p>
      <!--NEWS-->
      <text:h text:style-name="P10" text:outline-level="1">
<text:span text:style-name="T4">
За два місяці в Україні зафіксували понад 300 кібератак — Держспецзв’язку</text:span>
</text:h>
      <text:p text:style-name="P4">
Author: ['АРМІЯINFORM']</text:p>
      <text:p text:style-name="P4">
Time: 2023-03-26T65:00:00-04:00</text:p>
      <text:p text:style-name="P4">
Description: У січні–лютому 2023 року Урядова команда реагування на компʼютерні надзвичайні події,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ite000250.png" text:style-name="Internet_20_link" text:visited-style-name="Visited_20_Internet_20_Link">
site000250.png</text:a>
']</text:p>
      <text:p text:style-name="P4">
Tags: ['ДЕРЖСПЕЦЗВ’ЯЗКУ', 'КІБЕРБЕЗПЕКА', 'КІБЕРЗЛОЧИНИ', 'ХАКЕРИ']</text:p>
      <text:p text:style-name="P4">
Category: News</text:p>
      <!--METADATA-->
      <text:p text:style-name="P4">
<draw:frame draw:style-name="fr1" draw:name="Image53" text:anchor-type="as-char" svg:width="6.9236in" svg:height="4.292632in" draw:z-index="0">
<draw:image xlink:href="../Images/AРМІЯINFORM/2023-03-26T65-00-00-04-00/site000250.png" xlink:type="simple" xlink:show="embed" xlink:actuate="onLoad" draw:mime-type="image/png"/>
</draw:frame>
</text:p>
      <text:p text:style-name="P4">
У січні–лютому 2023 року Урядова команда реагування на компʼютерні надзвичайніподії, яка діє при Держспецзв’язку, опрацювала понад 300 кіберінцидентів такібератак. Це майже вдвічі менше, ніж у відповідний період торік, коли росіяготувалася до широкомасштабного вторгнення і активність хакерів була аномальновисокою.</text:p>
      <text:p text:style-name="P4">
Про це <text:a xlink:type="simple" xlink:href="https://t.me/dsszzi_official/5647" text:style-name="Internet_20_link" text:visited-style-name="Visited_20_Internet_20_Link">
повідомляє</text:a>
 Держспецзв’язку уТелеграмі.</text:p>
      <text:p text:style-name="P4">
«За допомогою хакерів росія намагається отримати будь-яку інформацію, яка можедати їй перевагу в конвенційній війні, — йдеться у повідомленні.</text:p>
      <text:p text:style-name="P4">
<text:a xlink:type="simple" xlink:href="https://telegra.ph/file/1d07fbce81ccbefea3039.jpg" text:style-name="Internet_20_link" text:visited-style-name="Visited_20_Internet_20_Link">
​​</text:a>
 Як зазначають фахівці,у січні 2023 року активність кіберзловмисників була дещо знижена. Це,ймовірно, може бути пов'язане з періодом новорічних свят у ворога. Проте улютому хакери повернулись до звичного рівня активності.</text:p>
      <text:p text:style-name="P4">
Від початку цього року зафіксовано зростання кількості атак з метою шпигунстваз акцентом на утриманні постійного доступу до організації. І навіть середшкідливого програмного забезпечення, яке поширюють російські хакери,переважають програми для збору даних та віддаленого доступу до пристроївкористувачів.</text:p>
      <text:p text:style-name="P4">
«Це може бути однією з ознак того, що росія готується до тривалої війни. Задопомогою хакерів вона намагається отримати будь-яку інформацію, яка може датиперевагу в конвенційній війні проти нашої країни: від даних щодо мобілізації —до розкриття секретів логістики західної зброї», — зазначили уДержспецзв'язку.</text:p>
      <text:p text:style-name="P4">
Source: <text:a xlink:type="simple" xlink:href="https://armyinform.com.ua/2023/03/26/za-dva-misyaczi-v-ukrayini-zafiksuvaly-ponad-300-kiberatak-derzhspeczzvyazku/" text:style-name="Internet_20_link" text:visited-style-name="Visited_20_Internet_20_Link">
https://armyinform.com.ua/2023/03/26/za-dva-misyaczi-v-ukrayini-zafiksuvaly-ponad-300-kiberatak-derzhspeczzvyazku/</text:a>
</text:p>
      <!--NEWS-->
      <text:h text:style-name="P10" text:outline-level="1">
<text:span text:style-name="T4">
В Україні хвилина мовчання</text:span>
</text:h>
      <text:p text:style-name="P4">
Author: ['АРМІЯINFORM']</text:p>
      <text:p text:style-name="P4">
Time: 2023-03-26T66: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54" text:anchor-type="as-char" svg:width="6.9236in" svg:height="3.895992in" draw:z-index="0">
<draw:image xlink:href="../Images/AРМІЯINFORM/2023-03-26T66-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3/26/v-ukrayini-hvylyna-movchannya/" text:style-name="Internet_20_link" text:visited-style-name="Visited_20_Internet_20_Link">
https://armyinform.com.ua/2023/03/26/v-ukrayini-hvylyna-movchannya/</text:a>
</text:p>
      <!--NEWS-->
      <text:h text:style-name="P10" text:outline-level="1">
<text:span text:style-name="T4">
росіяни будуть покарані за незаконну депортацію українських дітей — Мінреінтеграції</text:span>
</text:h>
      <text:p text:style-name="P4">
Author: ['АРМІЯINFORM']</text:p>
      <text:p text:style-name="P4">
Time: 2023-03-26T67:00:00-04:00</text:p>
      <text:p text:style-name="P4">
Description: росіяни нахабно хизуються своїми злочинами, серед яких — незаконна депортація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dity-vijny.jpg" text:style-name="Internet_20_link" text:visited-style-name="Visited_20_Internet_20_Link">
dity-vijny.jpg</text:a>
']</text:p>
      <text:p text:style-name="P4">
Tags: ['ВОЄННІ ЗЛОЧИНИ РФ', 'ДЕПОРТАЦІЯ УКРАЇНСЬКИХ ДІТЕЙ', 'МІНРЕІНТЕГРАЦІЇ']</text:p>
      <text:p text:style-name="P4">
Category: News</text:p>
      <!--METADATA-->
      <text:p text:style-name="P4">
<draw:frame draw:style-name="fr1" draw:name="Image55" text:anchor-type="as-char" svg:width="6.9236in" svg:height="4.615733in" draw:z-index="0">
<draw:image xlink:href="../Images/AРМІЯINFORM/2023-03-26T67-00-00-04-00/dity-vijny.jpg" xlink:type="simple" xlink:show="embed" xlink:actuate="onLoad" draw:mime-type="image/jpeg"/>
</draw:frame>
 Дітиросійсько-української війни. Ілюстративне фото</text:p>
      <text:p text:style-name="P4">
росіяни нахабно хизуються своїми злочинами, серед яких — незаконна депортаціяукраїнських дітей, зокрема, сиріт, але обов'язково будуть покарані за своїдії.</text:p>
      <text:p text:style-name="P4">
Про це <text:a xlink:type="simple" xlink:href="https://minre.gov.ua/2023/03/24/rosiyany-nahabno-hyzuyutsya-svoyimy-zlochynamy-ale-pokarannya-bude/" text:style-name="Internet_20_link" text:visited-style-name="Visited_20_Internet_20_Link">
зазначила</text:a>
 віцепрем’єр-міністр зпитань реінтеграції тимчасово окупованих територій Ірина Верещук.</text:p>
      <text:p text:style-name="P4">
«Я відверто шокована поведінкою російських посадовців. Виявляється, їм замалопросто вчинення злочину. Вони ще й нахабно хизуються цим. Я думаю, що це якесьзбочення — показувати всьому світові своє лиходійство. Але все це незалишиться без покарання», — зауважила Ірина Верещук.</text:p>
      <text:p text:style-name="P4">
Вона нагадала, що українська влада неодноразово вимагала повернути дітей-сиріт, але росіяни блокують повернення депортованих сиріт. Натомість російськауповноважена з прав дитини демонстративно всиновила незаконно депортованогохлопчика-сироту з України.</text:p>
      <text:p text:style-name="P4">
Source: <text:a xlink:type="simple" xlink:href="https://armyinform.com.ua/2023/03/26/rosiyany-budut-pokarani-za-nezakonnu-deportacziyu-ukrayinskyh-ditej-minreintegracziyi/" text:style-name="Internet_20_link" text:visited-style-name="Visited_20_Internet_20_Link">
https://armyinform.com.ua/2023/03/26/rosiyany-budut-pokarani-za-nezakonnu-deportacziyu-ukrayinskyh-ditej-minreintegracziyi/</text:a>
</text:p>
      <!--NEWS-->
      <text:h text:style-name="P10" text:outline-level="1">
<text:span text:style-name="T4">
Армійська авіація майстерно та безперервно завдає противнику значних втрат — Олександр Сирський</text:span>
</text:h>
      <text:p text:style-name="P4">
Author: ['АРМІЯINFORM']</text:p>
      <text:p text:style-name="P4">
Time: 2023-03-26T68:00:00-04:00</text:p>
      <text:p text:style-name="P4">
Description: Командувач Сухопутних військ України ЗСУ генерал-полковник Олександр Сирський показ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g_6228-1.jpg" text:style-name="Internet_20_link" text:visited-style-name="Visited_20_Internet_20_Link">
img_6228-1.jpg</text:a>
']</text:p>
      <text:p text:style-name="P4">
Tags: ['STOPRUSSIA', 'АРМІЙСЬКА АВІАЦІЯ', 'ОЛЕКСАНДР СИРСЬКИЙ']</text:p>
      <text:p text:style-name="P4">
Category: News</text:p>
      <!--METADATA-->
      <text:p text:style-name="P4">
<draw:frame draw:style-name="fr1" draw:name="Image56" text:anchor-type="as-char" svg:width="6.9236in" svg:height="4.615733in" draw:z-index="0">
<draw:image xlink:href="../Images/AРМІЯINFORM/2023-03-26T68-00-00-04-00/img_6228-1.jpg" xlink:type="simple" xlink:show="embed" xlink:actuate="onLoad" draw:mime-type="image/jpeg"/>
</draw:frame>
</text:p>
      <text:p text:style-name="P4">
Командувач Сухопутних військ України ЗСУ генерал-полковник Олександр Сирськийпоказав роботу підрозділів 16-ї та 18-ї бригад армійської авіації поросійських військах на сході України.</text:p>
      <text:p text:style-name="P4">
Відео він <text:a xlink:type="simple" xlink:href="https://t.me/osirskiy/26" text:style-name="Internet_20_link" text:visited-style-name="Visited_20_Internet_20_Link">
опублікував</text:a>
 у своєму телеграм-каналі.</text:p>
      <text:p text:style-name="P4">
«В перші дні широкомасштабного вторгнення ворог розраховував знищити нашуармійську авіацію. Проте навіть через рік українські гелікоптери продовжуютьуражати окупантів всюди, де це потрібно», — зазначив командувач.</text:p>
      <text:p text:style-name="P4">
За його словами, підтримуючи підрозділи Сил оборони Сходу, наші льотчикидемонструють мужність та високу майстерність під час виконання бойовихзавдань.</text:p>
      <text:p text:style-name="P4">
«Удари з неба — це суттєва вогнева та морально-психологічна допомогапідрозділам, які героїчно тримають фронт. Армійська авіація, незважаючи напотужну протидію системи протиповітряної оборони ворога, безперервно танадійно завдає противнику значних втрат», — йдеться у його дописі.</text:p>
      <text:p text:style-name="P4">
Source: <text:a xlink:type="simple" xlink:href="https://armyinform.com.ua/2023/03/26/armijska-aviacziya-majsterno-ta-bezperervno-zavdaye-protyvnyku-znachnyh-vtrat-oleksandr-syrskyj/" text:style-name="Internet_20_link" text:visited-style-name="Visited_20_Internet_20_Link">
https://armyinform.com.ua/2023/03/26/armijska-aviacziya-majsterno-ta-bezperervno-zavdaye-protyvnyku-znachnyh-vtrat-oleksandr-syrskyj/</text:a>
</text:p>
      <!--NEWS-->
      <text:h text:style-name="P10" text:outline-level="1">
<text:span text:style-name="T4">
Головнокомандувач ЗСУ привітав нацгвардійців із професійним святом</text:span>
</text:h>
      <text:p text:style-name="P4">
Author: ['АРМІЯINFORM']</text:p>
      <text:p text:style-name="P4">
Time: 2023-03-26T69:00:00-04:00</text:p>
      <text:p text:style-name="P4">
Description: Головнокомандувач ЗСУ генерал Валерій Залужний привітав воїнів із Днем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a56c0-e1679815644518.png" text:style-name="Internet_20_link" text:visited-style-name="Visited_20_Internet_20_Link">
2a56c0-e1679815644518.png</text:a>
']</text:p>
      <text:p text:style-name="P4">
Tags: ['ГОЛОВНОКОМАНДУВАЧ ЗБРОЙНИХ СИЛ УКРАЇНИ']</text:p>
      <text:p text:style-name="P4">
Category: News</text:p>
      <!--METADATA-->
      <text:p text:style-name="P4">
<draw:frame draw:style-name="fr1" draw:name="Image57" text:anchor-type="as-char" svg:width="6.9236in" svg:height="3.941904in" draw:z-index="0">
<draw:image xlink:href="../Images/AРМІЯINFORM/2023-03-26T69-00-00-04-00/2a56c0-e1679815644518.png" xlink:type="simple" xlink:show="embed" xlink:actuate="onLoad" draw:mime-type="image/png"/>
</draw:frame>
</text:p>
      <text:p text:style-name="P4">
<text:span text:style-name="T4">
Головнокомандувач ЗСУ генерал ВалерійЗалужний<text:a xlink:type="simple" xlink:href="https://t.me/CinCAFU/429" text:style-name="Internet_20_link" text:visited-style-name="Visited_20_Internet_20_Link">
привітав</text:a>
 воїнів із Днем Національноїгвардії України:</text:span>
</text:p>
      <text:p text:style-name="P4">
«Дорогі брати по зброї! Честь, мужність, закон — це ті поняття, що об‘єднуютьусіх нацгвардійців. За вами — не тільки правопорядок і безпека.</text:p>
      <text:p text:style-name="P4">
Щодня на полі бою ви здійснюєте подвиги, демонструєте, що вірність присязі таукраїнському народу — це не просто пусті слова. Проявляєте неабияку стійкістьта відвагу. Ціною власного життя виборюєте свободу для кожного українця.</text:p>
      <text:p text:style-name="P4">
Зі Збройними Силами України, з перших днів російської агресії, ви героїчноб’єтеся на найскладніших ділянках фронту. Плечем до плеча. Саме завдяки нашійєдності та відданості Батьківщині — ми непереможні.</text:p>
      <text:p text:style-name="P4">
<text:span text:style-name="T4">
З Днем Національної гвардії! Слава Україні!» —</text:span>
 йдеться у повідомленні.</text:p>
      <text:p text:style-name="P4">
Source: <text:a xlink:type="simple" xlink:href="https://armyinform.com.ua/2023/03/26/golovnokomanduvach-zsu-pryvitav-naczgvardijcziv-iz-profesijnym-svyatom/" text:style-name="Internet_20_link" text:visited-style-name="Visited_20_Internet_20_Link">
https://armyinform.com.ua/2023/03/26/golovnokomanduvach-zsu-pryvitav-naczgvardijcziv-iz-profesijnym-svyatom/</text:a>
</text:p>
      <!--NEWS-->
      <text:h text:style-name="P10" text:outline-level="1">
<text:span text:style-name="T4">
Станом на ранок 26 березня у результаті атак рф загинуло 5 цивільних та 25 — поранено</text:span>
</text:h>
      <text:p text:style-name="P4">
Author: ['АРМІЯINFORM']</text:p>
      <text:p text:style-name="P4">
Time: 2023-03-26T70:00:00-04:00</text:p>
      <text:p text:style-name="P4">
Description: 26 березня За наданою Ситуаційним центром Міністерства оборони України інформац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0436460962694152_x.jpg" text:style-name="Internet_20_link" text:visited-style-name="Visited_20_Internet_20_Link">
photo_5260436460962694152_x.jpg</text:a>
']</text:p>
      <text:p text:style-name="P4">
Tags: ['MILITARY MEDIA CENTER', 'STOPRUSSIA', 'АГРЕСІЯ РФ', 'ВТОРГНЕННЯ РФ', 'МІНІСТЕРСТВО ОБОРОНИ УКРАЇНИ']</text:p>
      <text:p text:style-name="P4">
Category: News</text:p>
      <!--METADATA-->
      <text:p text:style-name="P4">
<draw:frame draw:style-name="fr1" draw:name="Image58" text:anchor-type="as-char" svg:width="6.9236in" svg:height="5.036919in" draw:z-index="0">
<draw:image xlink:href="../Images/AРМІЯINFORM/2023-03-26T70-00-00-04-00/photo_5260436460962694152_x.jpg" xlink:type="simple" xlink:show="embed" xlink:actuate="onLoad" draw:mime-type="image/jpeg"/>
</draw:frame>
</text:p>
      <text:p text:style-name="P4">
26 березня За наданою Ситуаційним центром Міністерства оборони Україниінформацією, протягом минулої доби російські війська обстріляли територію 8областей України.</text:p>
      <text:p text:style-name="P4">
Про це <text:a xlink:type="simple" xlink:href="https://t.me/militarymediacenter/1539" text:style-name="Internet_20_link" text:visited-style-name="Visited_20_Internet_20_Link">
повідомляє</text:a>
 Military MediaCenter.</text:p>
      <text:p text:style-name="P4">
Загалом з різних видів озброєння (міномети, танки, артилерія, РСЗВ, ЗРК«С-300», БПЛА «Ланцет», тактична авіація) здійснено обстріли 132 населенихпунктів, підтверджено ураження 63 об’єктів інфраструктури. Попередньо загинуло5 осіб та 25 поранено.</text:p>
      <text:p text:style-name="P4">
Source: <text:a xlink:type="simple" xlink:href="https://armyinform.com.ua/2023/03/26/stanom-na-ranok-26-bereznya-v-rezultati-rosijskyh-atak-zagynulo-5-czyvilnyh-ta-25-otrymaly-poranennya/" text:style-name="Internet_20_link" text:visited-style-name="Visited_20_Internet_20_Link">
https://armyinform.com.ua/2023/03/26/stanom-na-ranok-26-bereznya-v-rezultati-rosijskyh-atak-zagynulo-5-czyvilnyh-ta-25-otrymaly-poranennya/</text:a>
</text:p>
      <!--NEWS-->
      <text:h text:style-name="P10" text:outline-level="1">
<text:span text:style-name="T4">
рф тримає у Чорному морі два ракетоносії з вісьмома «Калібрами»</text:span>
</text:h>
      <text:p text:style-name="P4">
Author: ['АРМІЯINFORM']</text:p>
      <text:p text:style-name="P4">
Time: 2023-03-26T71:00:00-04:00</text:p>
      <text:p text:style-name="P4">
Description: Станом на 26 березня у Чорному морі на бойовому чергуванні знаходиться 10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idvodnyj-choven-kalibry-2.jpg" text:style-name="Internet_20_link" text:visited-style-name="Visited_20_Internet_20_Link">
pidvodnyj-choven-kalibry-2.jpg</text:a>
']</text:p>
      <text:p text:style-name="P4">
Tags: ['ВМС', 'КАЛІБР', 'ЧОРНЕ МОРЕ']</text:p>
      <text:p text:style-name="P4">
Category: News</text:p>
      <!--METADATA-->
      <text:p text:style-name="P4">
<draw:frame draw:style-name="fr1" draw:name="Image59" text:anchor-type="as-char" svg:width="6.9236in" svg:height="4.366107in" draw:z-index="0">
<draw:image xlink:href="../Images/AРМІЯINFORM/2023-03-26T71-00-00-04-00/pidvodnyj-choven-kalibry-2.jpg" xlink:type="simple" xlink:show="embed" xlink:actuate="onLoad" draw:mime-type="image/jpeg"/>
</draw:frame>
</text:p>
      <text:p text:style-name="P4">
Станом на 26 березня у Чорному морі на бойовому чергуванні знаходиться 10ворожих кораблів, з них 2 носії крилатих ракет «Калібр», загальний залп — до 8ракет.</text:p>
      <text:p text:style-name="P4">
Про це<text:a xlink:type="simple" xlink:href="https://www.facebook.com/plugins/post.php" text:style-name="Internet_20_link" text:visited-style-name="Visited_20_Internet_20_Link">
повідомляє</text:a>
пресслужба Військово-Морських Сил ЗСУ.</text:p>
      <text:p text:style-name="P4">
В Азовському морі — 2 ворожих кораблі. У Середземному морі до 7 ворожихкораблів, з них 3 носії крилатих ракет «Калібр», загальний залп — до 20 ракет;</text:p>
      <text:p text:style-name="P4">
За добу, в інтересах рф, прохід Керч-Єнікальською протокою здійснили:</text:p>
      <ul>
        <li>
до Азовського моря – 9 суден, з них 3 судна продовжили рух у напрямку протоки Босфор;  * до Чорного моря – 34 судна, з них 5 продовжили рух у напрямку протоки Босфор.</li>
      </ul>
      <text:p text:style-name="P4">
Зазначається, що рф продовжує порушувати Міжнародну конвенцію з охоронилюдського життя на морі 1974 р. (SOLAS), вимикаючи системи автоматичноїідентифікації (AIS), на цивільних суднах в акваторії Азовського моря.</text:p>
      <text:p text:style-name="P4">
Source: <text:a xlink:type="simple" xlink:href="https://armyinform.com.ua/2023/03/26/rf-trymaye-u-chornomu-mori-dva-raketonosiyi-z-vismoma-kalibramy/" text:style-name="Internet_20_link" text:visited-style-name="Visited_20_Internet_20_Link">
https://armyinform.com.ua/2023/03/26/rf-trymaye-u-chornomu-mori-dva-raketonosiyi-z-vismoma-kalibramy/</text:a>
</text:p>
      <!--NEWS-->
      <text:h text:style-name="P10" text:outline-level="1">
<text:span text:style-name="T4">
Президент у День Національної гвардії: Ви — один із ключових елементів захисту України</text:span>
</text:h>
      <text:p text:style-name="P4">
Author: ['АРМІЯINFORM']</text:p>
      <text:p text:style-name="P4">
Time: 2023-03-26T72:00:00-04:00</text:p>
      <text:p text:style-name="P4">
Description: Президент України Володимир Зеленський привітав нацгвардійців із Днем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0574995132826839_y.jpg" text:style-name="Internet_20_link" text:visited-style-name="Visited_20_Internet_20_Link">
photo_5260574995132826839_y.jpg</text:a>
', '<text:a xlink:type="simple" xlink:href="https://armyinform.com.ua/wp-content/uploads/2023/03/photo_5260574995132826845_y-150x150.jpg" text:style-name="Internet_20_link" text:visited-style-name="Visited_20_Internet_20_Link">
photo_5260574995132826845_y-150x150.jpg</text:a>
', '<text:a xlink:type="simple" xlink:href="https://armyinform.com.ua/wp-content/uploads/2023/03/photo_5260574995132826838_y-150x150.jpg" text:style-name="Internet_20_link" text:visited-style-name="Visited_20_Internet_20_Link">
photo_5260574995132826838_y-150x150.jpg</text:a>
', '<text:a xlink:type="simple" xlink:href="https://armyinform.com.ua/wp-content/uploads/2023/03/photo_5260574995132826841_y-150x150.jpg" text:style-name="Internet_20_link" text:visited-style-name="Visited_20_Internet_20_Link">
photo_5260574995132826841_y-150x150.jpg</text:a>
', '<text:a xlink:type="simple" xlink:href="https://armyinform.com.ua/wp-content/uploads/2023/03/photo_5260574995132826843_y-150x150.jpg" text:style-name="Internet_20_link" text:visited-style-name="Visited_20_Internet_20_Link">
photo_5260574995132826843_y-150x150.jpg</text:a>
']</text:p>
      <text:p text:style-name="P4">
Tags: ['STOPRUSSIA', 'ВОЛОДИМИР ЗЕЛЕНСЬКИЙ', 'ПРИВІТАННЯ']</text:p>
      <text:p text:style-name="P4">
Category: News</text:p>
      <!--METADATA-->
      <text:p text:style-name="P4">
<draw:frame draw:style-name="fr1" draw:name="Image60" text:anchor-type="as-char" svg:width="6.9236in" svg:height="4.615733in" draw:z-index="0">
<draw:image xlink:href="../Images/AРМІЯINFORM/2023-03-26T72-00-00-04-00/photo_5260574995132826839_y.jpg" xlink:type="simple" xlink:show="embed" xlink:actuate="onLoad" draw:mime-type="image/jpeg"/>
</draw:frame>
</text:p>
      <text:p text:style-name="P4">
Президент України Володимир Зеленський привітав нацгвардійців із ДнемНаціональної гвардії та подякував їм за службу та сталевий характер.</text:p>
      <text:p text:style-name="P4">
Про це глава держави <text:a xlink:type="simple" xlink:href="https://t.me/V_Zelenskiy_official/5640" text:style-name="Internet_20_link" text:visited-style-name="Visited_20_Internet_20_Link">
написав</text:a>
 усвоєму Телеграмі.</text:p>
      <text:p text:style-name="P4">
«Національна гвардія України стала одним із ключових елементів загальноїсистеми захисту нашої держави, який не дає ворогу здолати Україну», — йдетьсяу повідомленні.</text:p>
      <text:p text:style-name="P4">
<text:a xlink:type="simple" xlink:href="https://armyinform.com.ua/wp-content/uploads/2023/03/photo_5260574995132826845_y.jpg" text:style-name="Internet_20_link" text:visited-style-name="Visited_20_Internet_20_Link">
<draw:frame draw:style-name="fr1" draw:name="Image61" text:anchor-type="as-char" svg:width="6.9236in" svg:height="6.9236in" draw:z-index="0">
<draw:image xlink:href="../Images/AРМІЯINFORM/2023-03-26T72-00-00-04-00/photo_5260574995132826845_y-150x150.jpg" xlink:type="simple" xlink:show="embed" xlink:actuate="onLoad" draw:mime-type="image/jpeg"/>
</draw:frame>
</text:a>
</text:p>
      <text:p text:style-name="P4">
<text:a xlink:type="simple" xlink:href="https://armyinform.com.ua/wp-content/uploads/2023/03/photo_5260574995132826838_y.jpg" text:style-name="Internet_20_link" text:visited-style-name="Visited_20_Internet_20_Link">
<draw:frame draw:style-name="fr1" draw:name="Image62" text:anchor-type="as-char" svg:width="6.9236in" svg:height="6.9236in" draw:z-index="0">
<draw:image xlink:href="../Images/AРМІЯINFORM/2023-03-26T72-00-00-04-00/photo_5260574995132826838_y-150x150.jpg" xlink:type="simple" xlink:show="embed" xlink:actuate="onLoad" draw:mime-type="image/jpeg"/>
</draw:frame>
</text:a>
</text:p>
      <text:p text:style-name="P4">
<text:a xlink:type="simple" xlink:href="https://armyinform.com.ua/wp-content/uploads/2023/03/photo_5260574995132826841_y.jpg" text:style-name="Internet_20_link" text:visited-style-name="Visited_20_Internet_20_Link">
<draw:frame draw:style-name="fr1" draw:name="Image63" text:anchor-type="as-char" svg:width="6.9236in" svg:height="6.9236in" draw:z-index="0">
<draw:image xlink:href="../Images/AРМІЯINFORM/2023-03-26T72-00-00-04-00/photo_5260574995132826841_y-150x150.jpg" xlink:type="simple" xlink:show="embed" xlink:actuate="onLoad" draw:mime-type="image/jpeg"/>
</draw:frame>
</text:a>
</text:p>
      <text:p text:style-name="P4">
<text:a xlink:type="simple" xlink:href="https://armyinform.com.ua/wp-content/uploads/2023/03/photo_5260574995132826843_y.jpg" text:style-name="Internet_20_link" text:visited-style-name="Visited_20_Internet_20_Link">
<draw:frame draw:style-name="fr1" draw:name="Image64" text:anchor-type="as-char" svg:width="6.9236in" svg:height="6.9236in" draw:z-index="0">
<draw:image xlink:href="../Images/AРМІЯINFORM/2023-03-26T72-00-00-04-00/photo_5260574995132826843_y-150x150.jpg" xlink:type="simple" xlink:show="embed" xlink:actuate="onLoad" draw:mime-type="image/jpeg"/>
</draw:frame>
</text:a>
</text:p>
      <text:p text:style-name="P4">
Він нагадав, що із перших хвилин 24 лютого та протягом років війни на Донбасі— нацгвардійці проявляють справжню українську силу, роблять усе, щоб нашадержава вистояла.</text:p>
      <text:p text:style-name="P4">
«Дякую вам за службу і сталевий характер!» — зазначив глава держави.</text:p>
      <text:p text:style-name="P4">
Source: <text:a xlink:type="simple" xlink:href="https://armyinform.com.ua/2023/03/26/prezydent-u-den-naczionalnoyi-gvardiyi-vy-odyn-iz-klyuchovyh-elementiv-zahystu-ukrayiny/" text:style-name="Internet_20_link" text:visited-style-name="Visited_20_Internet_20_Link">
https://armyinform.com.ua/2023/03/26/prezydent-u-den-naczionalnoyi-gvardiyi-vy-odyn-iz-klyuchovyh-elementiv-zahystu-ukrayiny/</text:a>
</text:p>
      <!--NEWS-->
      <text:h text:style-name="P10" text:outline-level="1">
<text:span text:style-name="T4">
Армієць Артур Політаєв — чемпіон міжнародного турніру з греко-римської боротьби</text:span>
</text:h>
      <text:p text:style-name="P4">
Author: ['АРМІЯINFORM']</text:p>
      <text:p text:style-name="P4">
Time: 2023-03-26T73:00:00-04:00</text:p>
      <text:p text:style-name="P4">
Description: Представник Центрального спортивного клубу ЗС України Артур Політаєв став чемпіоном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4a54e14ba3843c13a6d8b907fa12f2ea.jpg" text:style-name="Internet_20_link" text:visited-style-name="Visited_20_Internet_20_Link">
4a54e14ba3843c13a6d8b907fa12f2ea.jpg</text:a>
', '<text:a xlink:type="simple" xlink:href="https://armyinform.com.ua/wp-content/uploads/2023/03/337168121_938816247556486_640920614998143540_n.jpg-e1679815244421.webp" text:style-name="Internet_20_link" text:visited-style-name="Visited_20_Internet_20_Link">
337168121_938816247556486_640920614998143540_n.jpg-e1679815244421.webp</text:a>
']</text:p>
      <text:p text:style-name="P4">
Tags: ['АРМІЙСЬКИЙ СПОРТ', 'ГРЕКО-РИМСЬКА БОРОТЬБА']</text:p>
      <text:p text:style-name="P4">
Category: News</text:p>
      <!--METADATA-->
      <text:p text:style-name="P4">
<draw:frame draw:style-name="fr1" draw:name="Image65" text:anchor-type="as-char" svg:width="6.9236in" svg:height="4.058923in" draw:z-index="0">
<draw:image xlink:href="../Images/AРМІЯINFORM/2023-03-26T73-00-00-04-00/4a54e14ba3843c13a6d8b907fa12f2ea.jpg" xlink:type="simple" xlink:show="embed" xlink:actuate="onLoad" draw:mime-type="image/jpeg"/>
</draw:frame>
</text:p>
      <text:p text:style-name="P4">
Представник Центрального спортивного клубу ЗС України Артур Політаєв ставчемпіоном на міжнародному турнірі з боротьби у Ньюкобінг Фальстері (Данія).</text:p>
      <text:p text:style-name="P4">
Про це<text:a xlink:type="simple" xlink:href="https://www.facebook.com/plugins/post.php" text:style-name="Internet_20_link" text:visited-style-name="Visited_20_Internet_20_Link">
повідомляє</text:a>
Центральний спортивний клуб ЗСУ.</text:p>
      <text:p text:style-name="P4">
Борець греко-римського стилю став першим у ваговій категорії до 67 кг.</text:p>
      <text:p text:style-name="P4">
Армієць Максим Євтушенко здобув срібло та став віцечемпіоном у ваговійкатегорії до 72кг.</text:p>
      <text:p text:style-name="P4">
<draw:frame draw:style-name="fr1" draw:name="Image66" text:anchor-type="as-char" svg:width="6.9236in" svg:height="6.280424in" draw:z-index="0">
<draw:image xlink:href="../ConvertedIMGs/AРМІЯINFORM/2023-03-26T73-00-00-04-00/337168121_938816247556486_640920614998143540_n.jpg-e1679815244421.png" xlink:type="simple" xlink:show="embed" xlink:actuate="onLoad" draw:mime-type="image/png"/>
</draw:frame>
</text:p>
      <text:p text:style-name="P4">
Source: <text:a xlink:type="simple" xlink:href="https://armyinform.com.ua/2023/03/26/armiyecz-artur-politayev-chempion-mizhnarodnogo-turniru-z-greko-rymskoyi-borotby/" text:style-name="Internet_20_link" text:visited-style-name="Visited_20_Internet_20_Link">
https://armyinform.com.ua/2023/03/26/armiyecz-artur-politayev-chempion-mizhnarodnogo-turniru-z-greko-rymskoyi-borotby/</text:a>
</text:p>
      <!--NEWS-->
      <text:h text:style-name="P10" text:outline-level="1">
<text:span text:style-name="T4">
Воєнні злочини рф: в Україні зареєстровано понад 76 тисячі випадків</text:span>
</text:h>
      <text:p text:style-name="P4">
Author: ['АРМІЯINFORM']</text:p>
      <text:p text:style-name="P4">
Time: 2023-03-26T74:00:00-04:00</text:p>
      <text:p text:style-name="P4">
Description: Офіс Генерального прокурора України повідомляє про задокументовані злочини, вчин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0441232671360411_y.jpg" text:style-name="Internet_20_link" text:visited-style-name="Visited_20_Internet_20_Link">
photo_5260441232671360411_y.jpg</text:a>
', '<text:a xlink:type="simple" xlink:href="https://armyinform.com.ua/wp-content/uploads/2023/03/photo_5260441232671360412_y.jpg" text:style-name="Internet_20_link" text:visited-style-name="Visited_20_Internet_20_Link">
photo_5260441232671360412_y.jpg</text:a>
']</text:p>
      <text:p text:style-name="P4">
Tags: ['STOPRUSSIA', 'ВОЄННІ ЗЛОЧИНИ РФ', 'ОФІС ГЕНЕРАЛЬНОГО ПРОКУРОРА УКРАЇНИ']</text:p>
      <text:p text:style-name="P4">
Category: News</text:p>
      <!--METADATA-->
      <text:p text:style-name="P4">
<draw:frame draw:style-name="fr1" draw:name="Image67" text:anchor-type="as-char" svg:width="6.9236in" svg:height="4.447316in" draw:z-index="0">
<draw:image xlink:href="../Images/AРМІЯINFORM/2023-03-26T74-00-00-04-00/photo_5260441232671360411_y.jpg" xlink:type="simple" xlink:show="embed" xlink:actuate="onLoad" draw:mime-type="image/jpeg"/>
</draw:frame>
</text:p>
      <text:p text:style-name="P4">
Офіс Генерального прокурора України<text:a xlink:type="simple" xlink:href="https://t.me/pgo_gov_ua/10344" text:style-name="Internet_20_link" text:visited-style-name="Visited_20_Internet_20_Link">
повідомляє</text:a>
 про задокументовані злочини,вчинені в період широкомасштабної агресії російської федерації проти України.</text:p>
      <text:p text:style-name="P4">
<text:span text:style-name="T4">
Станом на 26</text:span>
 <text:span text:style-name="T4">
березня</text:span>
 зареєстровано:</text:p>
      <ul>
        <li>
76 518 воєнних злочини,  * 16 885 злочини проти національної безпеки України.</li>
      </ul>
      <text:p text:style-name="P4">
Крім того, за офіційними даними ювенальних прокурорів, <text:span text:style-name="T4">
1407 дітейпостраждали</text:span>
 внаслідок агресії рф, з них:</text:p>
      <ul>
        <li>
465 — дитини загинули,  * 942 — дитини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68" text:anchor-type="as-char" svg:width="6.9236in" svg:height="4.447316in" draw:z-index="0">
<draw:image xlink:href="../Images/AРМІЯINFORM/2023-03-26T74-00-00-04-00/photo_5260441232671360412_y.jpg" xlink:type="simple" xlink:show="embed" xlink:actuate="onLoad" draw:mime-type="image/jpeg"/>
</draw:frame>
</text:p>
      <text:p text:style-name="P4">
Source: <text:a xlink:type="simple" xlink:href="https://armyinform.com.ua/2023/03/26/voyenni-zlochyny-rf-v-ukrayini-zareyestrovano-ponad-76-tysyachi-vypadkiv/" text:style-name="Internet_20_link" text:visited-style-name="Visited_20_Internet_20_Link">
https://armyinform.com.ua/2023/03/26/voyenni-zlochyny-rf-v-ukrayini-zareyestrovano-ponad-76-tysyachi-vypadkiv/</text:a>
</text:p>
      <!--NEWS-->
      <text:h text:style-name="P10" text:outline-level="1">
<text:span text:style-name="T4">
«Ваші подвиги надихають всю Україну»: Олексій Резніков нагородив нацгвардійців</text:span>
</text:h>
      <text:p text:style-name="P4">
Author: ['АРМІЯINFORM']</text:p>
      <text:p text:style-name="P4">
Time: 2023-03-26T75:00:00-04:00</text:p>
      <text:p text:style-name="P4">
Description: Міністр оборони України Олексій Резніков у День Національної гвардії України вруч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374532_145452635125863_3500600308633921344_n.jpg" text:style-name="Internet_20_link" text:visited-style-name="Visited_20_Internet_20_Link">
337374532_145452635125863_3500600308633921344_n.jpg</text:a>
', '<text:a xlink:type="simple" xlink:href="https://armyinform.com.ua/wp-content/uploads/2023/03/337517191_703574231551402_3484349942885362748_n-150x150.jpg" text:style-name="Internet_20_link" text:visited-style-name="Visited_20_Internet_20_Link">
337517191_703574231551402_3484349942885362748_n-150x150.jpg</text:a>
', '<text:a xlink:type="simple" xlink:href="https://armyinform.com.ua/wp-content/uploads/2023/03/337290706_932108741273049_6040258440897154444_n-150x150.jpg" text:style-name="Internet_20_link" text:visited-style-name="Visited_20_Internet_20_Link">
337290706_932108741273049_6040258440897154444_n-150x150.jpg</text:a>
', '<text:a xlink:type="simple" xlink:href="https://armyinform.com.ua/wp-content/uploads/2023/03/337528073_217031364242485_4792924020859420890_n-150x150.jpg" text:style-name="Internet_20_link" text:visited-style-name="Visited_20_Internet_20_Link">
337528073_217031364242485_4792924020859420890_n-150x150.jpg</text:a>
']</text:p>
      <text:p text:style-name="P4">
Tags: ['STOPRUSSIA', 'МІНІСТР ОБОРОНИ УКРАЇНИ ОЛЕКСІЙ РЕЗНІКОВ', 'НАГОРОДЖЕННЯ ВІЙСЬКОВОСЛУЖБОВЦІВ']</text:p>
      <text:p text:style-name="P4">
Category: News</text:p>
      <!--METADATA-->
      <text:p text:style-name="P4">
<draw:frame draw:style-name="fr1" draw:name="Image69" text:anchor-type="as-char" svg:width="6.9236in" svg:height="4.615733in" draw:z-index="0">
<draw:image xlink:href="../Images/AРМІЯINFORM/2023-03-26T75-00-00-04-00/337374532_145452635125863_3500600308633921344_n.jpg" xlink:type="simple" xlink:show="embed" xlink:actuate="onLoad" draw:mime-type="image/jpeg"/>
</draw:frame>
</text:p>
      <text:p text:style-name="P4">
Міністр оборони України Олексій Резніков у День Національної гвардії Українивручив нагороди воїнам-нацгвардійям.</text:p>
      <text:p text:style-name="P4">
Про це він<text:a xlink:type="simple" xlink:href="https://www.facebook.com/plugins/post.php" text:style-name="Internet_20_link" text:visited-style-name="Visited_20_Internet_20_Link">
повідомив</text:a>
у Фейсбуці.</text:p>
      <text:p text:style-name="P4">
«Честь. Мужність. Закон.</text:p>
      <text:p text:style-name="P4">
Українські нацгвардійці і військовослужбовці НГУ щодня своєю відвагою,невпинною боротьбою і, на жаль, ціною власних життів доводять, що повністювідповідають своєму гаслу», — йдеться у його дописі.</text:p>
      <text:p text:style-name="P4">
<text:a xlink:type="simple" xlink:href="https://armyinform.com.ua/wp-content/uploads/2023/03/337517191_703574231551402_3484349942885362748_n.jpg" text:style-name="Internet_20_link" text:visited-style-name="Visited_20_Internet_20_Link">
<draw:frame draw:style-name="fr1" draw:name="Image70" text:anchor-type="as-char" svg:width="6.9236in" svg:height="6.9236in" draw:z-index="0">
<draw:image xlink:href="../Images/AРМІЯINFORM/2023-03-26T75-00-00-04-00/337517191_703574231551402_3484349942885362748_n-150x150.jpg" xlink:type="simple" xlink:show="embed" xlink:actuate="onLoad" draw:mime-type="image/jpeg"/>
</draw:frame>
</text:a>
</text:p>
      <text:p text:style-name="P4">
<text:a xlink:type="simple" xlink:href="https://armyinform.com.ua/wp-content/uploads/2023/03/337290706_932108741273049_6040258440897154444_n.jpg" text:style-name="Internet_20_link" text:visited-style-name="Visited_20_Internet_20_Link">
<draw:frame draw:style-name="fr1" draw:name="Image71" text:anchor-type="as-char" svg:width="6.9236in" svg:height="6.9236in" draw:z-index="0">
<draw:image xlink:href="../Images/AРМІЯINFORM/2023-03-26T75-00-00-04-00/337290706_932108741273049_6040258440897154444_n-150x150.jpg" xlink:type="simple" xlink:show="embed" xlink:actuate="onLoad" draw:mime-type="image/jpeg"/>
</draw:frame>
</text:a>
</text:p>
      <text:p text:style-name="P4">
<text:a xlink:type="simple" xlink:href="https://armyinform.com.ua/wp-content/uploads/2023/03/337528073_217031364242485_4792924020859420890_n.jpg" text:style-name="Internet_20_link" text:visited-style-name="Visited_20_Internet_20_Link">
<draw:frame draw:style-name="fr1" draw:name="Image72" text:anchor-type="as-char" svg:width="6.9236in" svg:height="6.9236in" draw:z-index="0">
<draw:image xlink:href="../Images/AРМІЯINFORM/2023-03-26T75-00-00-04-00/337528073_217031364242485_4792924020859420890_n-150x150.jpg" xlink:type="simple" xlink:show="embed" xlink:actuate="onLoad" draw:mime-type="image/jpeg"/>
</draw:frame>
</text:a>
</text:p>
      <text:p text:style-name="P4">
Олексій Резніков зазначив, що підрозділи НГУ діють по всій лінії фронту разомз усіма силами оборони.</text:p>
      <text:p text:style-name="P4">
«Захисники і захисниці, ваші щоденні подвиги надихають всю Україну! І особистомене! Слава Україні!» — резюмував Міністр оборони.</text:p>
      <text:p text:style-name="P4">
Source: <text:a xlink:type="simple" xlink:href="https://armyinform.com.ua/2023/03/26/vashi-podvygy-nadyhayut-vsyu-ukrayinu-oleksij-reznikov-nagorodyv-ukrayinskyh-naczgvardijcziv/" text:style-name="Internet_20_link" text:visited-style-name="Visited_20_Internet_20_Link">
https://armyinform.com.ua/2023/03/26/vashi-podvygy-nadyhayut-vsyu-ukrayinu-oleksij-reznikov-nagorodyv-ukrayinskyh-naczgvardijcziv/</text:a>
</text:p>
      <!--NEWS-->
      <text:h text:style-name="P10" text:outline-level="1">
<text:span text:style-name="T4">
Україні вдається звільняти з полону військових, проти яких у рф порушені кримінальні справи — Координаційний штаб</text:span>
</text:h>
      <text:p text:style-name="P4">
Author: ['АРМІЯINFORM']</text:p>
      <text:p text:style-name="P4">
Time: 2023-03-26T76:00:00-04:00</text:p>
      <text:p text:style-name="P4">
Description: З ворожого полону Україна звільняє військовослужбовців, які можуть бути по-різ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27_16-19-39.jpg" text:style-name="Internet_20_link" text:visited-style-name="Visited_20_Internet_20_Link">
photo_2022-12-27_16-19-39.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73" text:anchor-type="as-char" svg:width="6.9236in" svg:height="4.569576in" draw:z-index="0">
<draw:image xlink:href="../Images/AРМІЯINFORM/2023-03-26T76-00-00-04-00/photo_2022-12-27_16-19-39.jpg" xlink:type="simple" xlink:show="embed" xlink:actuate="onLoad" draw:mime-type="image/jpeg"/>
</draw:frame>
 Ілюстративне фото</text:p>
      <text:p text:style-name="P4">
З ворожого полону Україна звільняє військовослужбовців, які можуть бути по-різному обліковані в Національному інформаційному бюро (НІБ) чи у військовійчастині. Що стосується захисників, проти яких у рф порушені кримінальні справичи винесені «вироки» суду — таких військовослужбовців теж удається повертати.</text:p>
      <text:p text:style-name="P4">
Про це <text:a xlink:type="simple" xlink:href="https://t.me/Koord_shtab/735" text:style-name="Internet_20_link" text:visited-style-name="Visited_20_Internet_20_Link">
йшлося</text:a>
 під час онлайн-зустрічі зродинами оборонців окремої аеромобільної бригади у Координаційному штабі зпитань поводження з військовополоненими.</text:p>
      <text:p text:style-name="P4">
Представник штабу зауважив, що у випадку, коли у родичів є неперевіренаінформація про «вироки» суду російської федерації, але підтвердження прозасудження військовослужбовця немає, можна звернутися до незалежних адвокатів,зокрема представників гуманітарної ініціативи «Пошук. Полон». Вони спрямовуютьзапити до відповідних органів країни-агресорки.</text:p>
      <text:p text:style-name="P4">
Окремі питання стосувалися фінансового забезпечення родин полонених і зниклихбезвісти військовослужбовців.</text:p>
      <text:p text:style-name="P4">
За словами представника військової частини, вид обліку захисника не впливає навиплати родинам.</text:p>
      <text:p text:style-name="P4">
Представник штабу звернув увагу на те, що військова частина може змінити видобліку на підставі довідки з НІБ або листа від слідчого, якщо він вважатиме,що у справі є достатньо доказів, щоби обліковувати військовослужбовця якполоненого.</text:p>
      <text:p text:style-name="P4">
Source: <text:a xlink:type="simple" xlink:href="https://armyinform.com.ua/2023/03/26/ukrayini-vdayetsya-zvilnyaty-z-polonu-vijskovyh-proty-yakyh-u-rf-porusheni-kryminalni-spravy-koordynaczijnyj-shtab/" text:style-name="Internet_20_link" text:visited-style-name="Visited_20_Internet_20_Link">
https://armyinform.com.ua/2023/03/26/ukrayini-vdayetsya-zvilnyaty-z-polonu-vijskovyh-proty-yakyh-u-rf-porusheni-kryminalni-spravy-koordynaczijnyj-shtab/</text:a>
</text:p>
      <!--NEWS-->
      <text:h text:style-name="P10" text:outline-level="1">
<text:span text:style-name="T4">
Українські артилеристи завершують навчання на САУ AS90 у Великій Британії</text:span>
</text:h>
      <text:p text:style-name="P4">
Author: ['АРМІЯINFORM']</text:p>
      <text:p text:style-name="P4">
Time: 2023-03-26T77:00:00-04:00</text:p>
      <text:p text:style-name="P4">
Description: Друга група українських артилеристів завершує навчання на 155 мм самохідн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16005_756131525909607_5354225412860270559_n.jpg" text:style-name="Internet_20_link" text:visited-style-name="Visited_20_Internet_20_Link">
337516005_756131525909607_5354225412860270559_n.jpg</text:a>
', '<text:a xlink:type="simple" xlink:href="https://armyinform.com.ua/wp-content/uploads/2023/03/337817682_236803742058501_5828189739438822333_n-150x150.jpg" text:style-name="Internet_20_link" text:visited-style-name="Visited_20_Internet_20_Link">
337817682_236803742058501_5828189739438822333_n-150x150.jpg</text:a>
', '<text:a xlink:type="simple" xlink:href="https://armyinform.com.ua/wp-content/uploads/2023/03/337992900_144548138546553_4827604508142174064_n-1-150x150.jpg" text:style-name="Internet_20_link" text:visited-style-name="Visited_20_Internet_20_Link">
337992900_144548138546553_4827604508142174064_n-1-150x150.jpg</text:a>
', '<text:a xlink:type="simple" xlink:href="https://armyinform.com.ua/wp-content/uploads/2023/03/337888010_777363763808528_4885025515585875676_n-150x150.jpg" text:style-name="Internet_20_link" text:visited-style-name="Visited_20_Internet_20_Link">
337888010_777363763808528_4885025515585875676_n-150x150.jpg</text:a>
']</text:p>
      <text:p text:style-name="P4">
Tags: ['STOPRUSSIA', 'ВЕЛИКА БРИТАНІЯ', 'ВІЙСЬКОВІ НАВЧАННЯ', 'САУ']</text:p>
      <text:p text:style-name="P4">
Category: News</text:p>
      <!--METADATA-->
      <text:p text:style-name="P4">
<draw:frame draw:style-name="fr1" draw:name="Image74" text:anchor-type="as-char" svg:width="6.9236in" svg:height="4.627273in" draw:z-index="0">
<draw:image xlink:href="../Images/AРМІЯINFORM/2023-03-26T77-00-00-04-00/337516005_756131525909607_5354225412860270559_n.jpg" xlink:type="simple" xlink:show="embed" xlink:actuate="onLoad" draw:mime-type="image/jpeg"/>
</draw:frame>
</text:p>
      <text:p text:style-name="P4">
Друга група українських артилеристів завершує навчання на 155 мм самохіднійартилерійській установці AS90 у Великій Британії.</text:p>
      <text:p text:style-name="P4">
Про це <text:a xlink:type="simple" xlink:href="https://t.me/Pavliuk_KSV/3759" text:style-name="Internet_20_link" text:visited-style-name="Visited_20_Internet_20_Link">
повідомляє</text:a>
 заступник Міністра оборониУкраїни генерал-лейтенант Олександр Павлюк.</text:p>
      <text:p text:style-name="P4">
Понад 1000 британських військовослужбовців беруть участь у програмі, якапроходить на об’єктах Міністерства оборони Великої Британії у кількох регіонахкраїни.</text:p>
      <text:p text:style-name="P4">
<text:a xlink:type="simple" xlink:href="https://armyinform.com.ua/wp-content/uploads/2023/03/337817682_236803742058501_5828189739438822333_n.jpg" text:style-name="Internet_20_link" text:visited-style-name="Visited_20_Internet_20_Link">
<draw:frame draw:style-name="fr1" draw:name="Image75" text:anchor-type="as-char" svg:width="6.9236in" svg:height="6.9236in" draw:z-index="0">
<draw:image xlink:href="../Images/AРМІЯINFORM/2023-03-26T77-00-00-04-00/337817682_236803742058501_5828189739438822333_n-150x150.jpg" xlink:type="simple" xlink:show="embed" xlink:actuate="onLoad" draw:mime-type="image/jpeg"/>
</draw:frame>
</text:a>
</text:p>
      <text:p text:style-name="P4">
<text:a xlink:type="simple" xlink:href="https://armyinform.com.ua/wp-content/uploads/2023/03/337992900_144548138546553_4827604508142174064_n-1.jpg" text:style-name="Internet_20_link" text:visited-style-name="Visited_20_Internet_20_Link">
<draw:frame draw:style-name="fr1" draw:name="Image76" text:anchor-type="as-char" svg:width="6.9236in" svg:height="6.9236in" draw:z-index="0">
<draw:image xlink:href="../Images/AРМІЯINFORM/2023-03-26T77-00-00-04-00/337992900_144548138546553_4827604508142174064_n-1-150x150.jpg" xlink:type="simple" xlink:show="embed" xlink:actuate="onLoad" draw:mime-type="image/jpeg"/>
</draw:frame>
</text:a>
</text:p>
      <text:p text:style-name="P4">
<text:a xlink:type="simple" xlink:href="https://armyinform.com.ua/wp-content/uploads/2023/03/337888010_777363763808528_4885025515585875676_n.jpg" text:style-name="Internet_20_link" text:visited-style-name="Visited_20_Internet_20_Link">
<draw:frame draw:style-name="fr1" draw:name="Image77" text:anchor-type="as-char" svg:width="6.9236in" svg:height="6.9236in" draw:z-index="0">
<draw:image xlink:href="../Images/AРМІЯINFORM/2023-03-26T77-00-00-04-00/337888010_777363763808528_4885025515585875676_n-150x150.jpg" xlink:type="simple" xlink:show="embed" xlink:actuate="onLoad" draw:mime-type="image/jpeg"/>
</draw:frame>
</text:a>
</text:p>
      <text:p text:style-name="P4">
Навчання на AS90 відбувається в спеціалізованому закладі під контролемКоролівської школи артилерії та проводиться офіцерами та солдатамиКоролівського артилерійського полку.</text:p>
      <text:p text:style-name="P4">
<text:span text:style-name="T5">
Довідково: AS90 — це гнучка, високоточна сучасна артилерійська система, яказабезпечує броньований захист свого екіпажу, одночасно дозволяючи йому вражатицілі на великій відстані</text:span>
.</text:p>
      <text:p text:style-name="P4">
Source: <text:a xlink:type="simple" xlink:href="https://armyinform.com.ua/2023/03/26/ukrayinski-artylerysty-zavershuyut-navchannya-na-sau-as90-u-velykij-brytaniyi/" text:style-name="Internet_20_link" text:visited-style-name="Visited_20_Internet_20_Link">
https://armyinform.com.ua/2023/03/26/ukrayinski-artylerysty-zavershuyut-navchannya-na-sau-as90-u-velykij-brytaniyi/</text:a>
</text:p>
      <!--NEWS-->
      <text:h text:style-name="P10" text:outline-level="1">
<text:span text:style-name="T4">
Тростянець та Сумщина стали «кісткою в горлі» ворога — генерал-майор Олександр Нестеренко про події минулого року</text:span>
</text:h>
      <text:p text:style-name="P4">
Author: ['АРМІЯINFORM']</text:p>
      <text:p text:style-name="P4">
Time: 2023-03-26T78:00:00-04:00</text:p>
      <text:p text:style-name="P4">
Description: Рік тому, 26 березня 2022 року, наші воїни спільно з місцевими партизанам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0670682709214712_y.jpg" text:style-name="Internet_20_link" text:visited-style-name="Visited_20_Internet_20_Link">
photo_5260670682709214712_y.jpg</text:a>
']</text:p>
      <text:p text:style-name="P4">
Tags: ['MILITARY MEDIA CENTER', 'STOPRUSSIA']</text:p>
      <text:p text:style-name="P4">
Category: News</text:p>
      <!--METADATA-->
      <text:p text:style-name="P4">
<draw:frame draw:style-name="fr1" draw:name="Image78" text:anchor-type="as-char" svg:width="6.9236in" svg:height="4.32725in" draw:z-index="0">
<draw:image xlink:href="../Images/AРМІЯINFORM/2023-03-26T78-00-00-04-00/photo_5260670682709214712_y.jpg" xlink:type="simple" xlink:show="embed" xlink:actuate="onLoad" draw:mime-type="image/jpeg"/>
</draw:frame>
</text:p>
      <text:p text:style-name="P4">
Рік тому, 26 березня 2022 року, наші воїни спільно з місцевими партизанами тадобровольцями звільнили Тростянець. Єдине велике місто в Сумській області, якепережило окупацію.</text:p>
      <text:p text:style-name="P4">
Про це зазначив заступник командувача Сухопутних військ Збройних Сил Українигенерал-майор Олександр Нестеренко,<text:a xlink:type="simple" xlink:href="https://t.me/militarymediacenter/1541" text:style-name="Internet_20_link" text:visited-style-name="Visited_20_Internet_20_Link">
повідомляє</text:a>
 Military Madia Center.</text:p>
      <text:p text:style-name="P4">
«росіяни зайшли 24 лютого, а вийшли — 26 березня. Цілий місяць їхнімизаручниками були 22 тисячі місцевих мешканців. Більше 40 цивільних загинуло,деякі і досі лишаються безвісті зниклими, 829 будівль постраждало, 134зруйновано. Нічого дивного для дій окупанта та терориста. Але Тростянець таСумщина стали «кісткою в горлі» ворога», — наголосив Олександр Нестеренко.</text:p>
      <text:p text:style-name="P4">
Сьогодні вже місто Тростянець відбудовує будинки, школи, бібліотеки,реалізовує проєкти, тримає оборонний фронт та тил.</text:p>
      <text:p text:style-name="P4">
За його словами, саме завдяки нашій єдності та відданості Батьківщині — минепереможні.</text:p>
      <text:p text:style-name="P4">
«Ми не зупинимося, доки не виженемо віковічного ворога з нашої землі, щобубезпечити державу від нових спроб збройного захоплення. Шаную міцність,хоробрість та незламність наших воїнів, волонтерів, лікарів, рятувальників,державних службовців та підприємців. Ми продовжуємо боротьбу. І мипереможемо!» — підкреслив заступник командувача.</text:p>
      <text:p text:style-name="P4">
Source: <text:a xlink:type="simple" xlink:href="https://armyinform.com.ua/2023/03/26/trostyanecz-ta-sumshhyna-staly-kistkoyu-v-gorli-voroga-general-major-oleksandr-nesterenko-pro-podiyi-mynulogo-roku/" text:style-name="Internet_20_link" text:visited-style-name="Visited_20_Internet_20_Link">
https://armyinform.com.ua/2023/03/26/trostyanecz-ta-sumshhyna-staly-kistkoyu-v-gorli-voroga-general-major-oleksandr-nesterenko-pro-podiyi-mynulogo-roku/</text:a>
</text:p>
      <!--NEWS-->
      <text:h text:style-name="P10" text:outline-level="1">
<text:span text:style-name="T4">
Нам удалося стабілізувати ситуацію на Бахмутському напрямку — Сергій Череватий</text:span>
</text:h>
      <text:p text:style-name="P4">
Author: ['Віктор Шубец']</text:p>
      <text:p text:style-name="P4">
Time: 2023-03-26T79:00:00-04:00</text:p>
      <text:p text:style-name="P4">
Description: Ми бачимо, контролюємо дії противника, розуміємо його задуми та ефективно розраховує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222cherevatyj.jpg" text:style-name="Internet_20_link" text:visited-style-name="Visited_20_Internet_20_Link">
222cherevatyj.jpg</text:a>
']</text:p>
      <text:p text:style-name="P4">
Tags: ['STOPRUSSIA', 'АГРЕСІЯ РФ', 'ВТОРГНЕННЯ РФ', 'СЕРГІЙ ЧЕРЕВАТИЙ']</text:p>
      <text:p text:style-name="P4">
Category: News</text:p>
      <!--METADATA-->
      <text:p text:style-name="P4">
<draw:frame draw:style-name="fr1" draw:name="Image79" text:anchor-type="as-char" svg:width="6.9236in" svg:height="4.613552in" draw:z-index="0">
<draw:image xlink:href="../Images/AРМІЯINFORM/2023-03-26T79-00-00-04-00/222cherevatyj.jpg" xlink:type="simple" xlink:show="embed" xlink:actuate="onLoad" draw:mime-type="image/jpeg"/>
</draw:frame>
</text:p>
      <text:p text:style-name="P4">
Ми бачимо, контролюємо дії противника, розуміємо його задуми та ефективнорозраховуємо свої сили й засоби, яких вистачає, щоб утримати лінію фронту.</text:p>
      <text:p text:style-name="P4">
<text:span text:style-name="T4">
<text:span text:style-name="T5">
Про це під час прямого ефіру в</text:span>
</text:span>
<text:a xlink:type="simple" xlink:href="https://www.youtube.com/watch" text:style-name="Internet_20_link" text:visited-style-name="Visited_20_Internet_20_Link">
 <text:span text:style-name="T4">
<text:span text:style-name="T5">
телемарафоні</text:span>
</text:span>
</text:a>
 <text:span text:style-name="T4">
 <text:span text:style-name="T5">
«Єдиніновини» сказав речник Східного угруповання військ Збройних Сил Україниполковник Сергій Череватий.</text:span>
</text:span>
</text:p>
      <text:p text:style-name="P4">
— У разі потреби ми використовуємо резерви, щоб завдати удару по ворогу тамаксимально збити його наступальний потенціал. В українських воїнів єрозуміння спільної мети, де кожен командир та його підрозділ знає та виконуєсвій алгоритм — це і є стабілізація ситуації. Вчора на Бахмутському фронтівідбулося 18 штурмів наших позицій, за сьогодні — 17. До цього ми фіксуваливід 35 до 50 і більше. По Бахмутському напрямку противник веде щільний вогонь.Тут зафіксовано 268 обстрілів, з них 94 — самого міста-фортеці. Також за цюдобу тут знищено 116 окупантів, 131 із них поранено, — зазначив полковник.</text:p>
      <text:p text:style-name="P4">
Також речник Східного угруповання військ Збройних Сил України наголосив, щовпродовж доби на цій ділянці фронту українські захисники знищили танк ворога,бойову машину десанту, бойову машину піхоти, самохідну артилерійську установку«Гвоздика» два безпілотні літальні апарати, ротний командно спостережний пунктта десять польових складів з боєприпасами.</text:p>
      <text:p text:style-name="P4">
Source: <text:a xlink:type="simple" xlink:href="https://armyinform.com.ua/2023/03/26/nam-udalosya-stabilizuvaty-sytuacziyu-na-bahmutskomu-napryamku-sergij-cherevatyj/" text:style-name="Internet_20_link" text:visited-style-name="Visited_20_Internet_20_Link">
https://armyinform.com.ua/2023/03/26/nam-udalosya-stabilizuvaty-sytuacziyu-na-bahmutskomu-napryamku-sergij-cherevatyj/</text:a>
</text:p>
      <!--NEWS-->
      <text:h text:style-name="P10" text:outline-level="1">
<text:span text:style-name="T4">
Біля одного з пляжів Одещини здетонувала міна, пошкоджено кілька будівель</text:span>
</text:h>
      <text:p text:style-name="P4">
Author: ['АРМІЯINFORM']</text:p>
      <text:p text:style-name="P4">
Time: 2023-03-26T80:00:00-04:00</text:p>
      <text:p text:style-name="P4">
Description: Біля одного з пляжів Одеської області здетонувала міна, пошкодивши кілька будівел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269577_1291730671377434_265213516724166434_n.jpg" text:style-name="Internet_20_link" text:visited-style-name="Visited_20_Internet_20_Link">
337269577_1291730671377434_265213516724166434_n.jpg</text:a>
']</text:p>
      <text:p text:style-name="P4">
Tags: ['STOPRUSSIA', 'МІННА БЕЗПЕКА', 'ОПЕРАТИВНЕ КОМАНДУВАННЯ «ПІВДЕНЬ»']</text:p>
      <text:p text:style-name="P4">
Category: News</text:p>
      <!--METADATA-->
      <text:p text:style-name="P4">
<draw:frame draw:style-name="fr1" draw:name="Image80" text:anchor-type="as-char" svg:width="6.9236in" svg:height="5.1927in" draw:z-index="0">
<draw:image xlink:href="../Images/AРМІЯINFORM/2023-03-26T80-00-00-04-00/337269577_1291730671377434_265213516724166434_n.jpg" xlink:type="simple" xlink:show="embed" xlink:actuate="onLoad" draw:mime-type="image/jpeg"/>
</draw:frame>
</text:p>
      <text:p text:style-name="P4">
Біля одного з пляжів Одеської області здетонувала міна, пошкодивши кількабудівель.</text:p>
      <text:p text:style-name="P4">
Про це<text:a xlink:type="simple" xlink:href="https://www.facebook.com/plugins/post.php" text:style-name="Internet_20_link" text:visited-style-name="Visited_20_Internet_20_Link">
повідомляє</text:a>
ОК «Південь».</text:p>
      <text:p text:style-name="P4">
«Міна здетонувала, вдарившись у прибережні конструкції одного з місцьвідпочинку та базування малих плавзасобів. Лише через обмеження доступу дооб'єкта там не було людей і ніхто не постраждав», — йдеться у повідомленні.</text:p>
      <text:p text:style-name="P4">
Як зазначається, у рамках забезпечення мінної безпеки, біля одного з пляжівОдеської області було виявлено та контрольовано знищено ще одну морську міну.</text:p>
      <text:p text:style-name="P4">
Source: <text:a xlink:type="simple" xlink:href="https://armyinform.com.ua/2023/03/26/bilya-odnogo-z-plyazhiv-odeshhyny-zdetonuvala-mina-poshkodzheno-kilka-budivel/" text:style-name="Internet_20_link" text:visited-style-name="Visited_20_Internet_20_Link">
https://armyinform.com.ua/2023/03/26/bilya-odnogo-z-plyazhiv-odeshhyny-zdetonuvala-mina-poshkodzheno-kilka-budivel/</text:a>
</text:p>
      <!--NEWS-->
      <text:h text:style-name="P10" text:outline-level="1">
<text:span text:style-name="T4">
Намагання активізувати зусилля на Куп’янсько-Лиманському напрямку привели ворога до втрати техніки та живої сили</text:span>
</text:h>
      <text:p text:style-name="P4">
Author: ['Віктор Шубец']</text:p>
      <text:p text:style-name="P4">
Time: 2023-03-26T81:00:00-04:00</text:p>
      <text:p text:style-name="P4">
Description: Цієї доби на Куп’янсько-Лиманському напрямку зафіксовано 370 ворожих обстрі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vtraty-voroga-tehnika-5.jpg" text:style-name="Internet_20_link" text:visited-style-name="Visited_20_Internet_20_Link">
vtraty-voroga-tehnika-5.jpg</text:a>
']</text:p>
      <text:p text:style-name="P4">
Tags: ['АГРЕСІЯ РФ', 'ВІЙНА', 'ВТОРГНЕННЯ РФ', 'ЄДИНІ НОВИНИ']</text:p>
      <text:p text:style-name="P4">
Category: News</text:p>
      <!--METADATA-->
      <text:p text:style-name="P4">
<draw:frame draw:style-name="fr1" draw:name="Image81" text:anchor-type="as-char" svg:width="6.9236in" svg:height="4.61393in" draw:z-index="0">
<draw:image xlink:href="../Images/AРМІЯINFORM/2023-03-26T81-00-00-04-00/vtraty-voroga-tehnika-5.jpg" xlink:type="simple" xlink:show="embed" xlink:actuate="onLoad" draw:mime-type="image/jpeg"/>
</draw:frame>
 Ілюстративне фото</text:p>
      <text:p text:style-name="P4">
Цієї доби на Куп’янсько-Лиманському напрямку зафіксовано 370 ворожих обстрілівзі ствольної та реактивної артилерії. Також тут налічується 10 бойовихзіткнень.</text:p>
      <text:p text:style-name="P4">
<text:span text:style-name="T5">
<text:span text:style-name="T4">
Про це під час прямого ефіру в</text:span>
</text:span>
<text:a xlink:type="simple" xlink:href="https://www.youtube.com/watch" text:style-name="Internet_20_link" text:visited-style-name="Visited_20_Internet_20_Link">
 <text:span text:style-name="T5">
<text:span text:style-name="T4">
телемарафоні</text:span>
</text:span>
</text:a>
 <text:span text:style-name="T5">
<text:span text:style-name="T4">
«Єдиніновини» повідомив речник Східного угруповання військ Збройних Сил Україниполковник Сергій Череватий.</text:span>
</text:span>
</text:p>
      <text:p text:style-name="P4">
— Упродовж кількох останніх тижнів ця ділянка фронту є лідером зартилерійських ударів російських сил. За цю добу ворог втратив тут танк, БМП,бойову машину десанту та зенітно-ракетний комплекс. Щодо живої сили, то нашівійська знищили 164 окупантів та ще 100 поранили, — зазначив Сергій Череватий.</text:p>
      <text:p text:style-name="P4">
Також він наголосив, що на відміну від Бахмута, де була відмічена більшаамплітуда ворожих атак за рахунок вагнерівців, на Куп’янсько-Лиманському протинас воюють регулярні війська, посилені мобілізованими десантними,мотострілецькими підрозділами та представниками так званої лнр, які ведутьбільш класичні бойові дії.</text:p>
      <text:p text:style-name="P4">
Source: <text:a xlink:type="simple" xlink:href="https://armyinform.com.ua/2023/03/26/namagannya-aktyvizuvaty-zusyllya-na-kupyansko-lymanskomu-napryamku-pryvely-voroga-do-vtraty-tehniky-ta-zhyvoyi-syly/" text:style-name="Internet_20_link" text:visited-style-name="Visited_20_Internet_20_Link">
https://armyinform.com.ua/2023/03/26/namagannya-aktyvizuvaty-zusyllya-na-kupyansko-lymanskomu-napryamku-pryvely-voroga-do-vtraty-tehniky-ta-zhyvoyi-syly/</text:a>
</text:p>
      <!--NEWS-->
      <text:h text:style-name="P10" text:outline-level="1">
<text:span text:style-name="T4">
За три доби прикордонники знешкодили 8 ворожих безпілотників</text:span>
</text:h>
      <text:p text:style-name="P4">
Author: ['АРМІЯINFORM']</text:p>
      <text:p text:style-name="P4">
Time: 2023-03-26T82:00:00-04:00</text:p>
      <text:p text:style-name="P4">
Description: Військовослужбовці Держприкордонслужби разом з Силами оборони продовжують нищити воро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pla2.jpeg" text:style-name="Internet_20_link" text:visited-style-name="Visited_20_Internet_20_Link">
bpla2.jpeg</text:a>
', '<text:a xlink:type="simple" xlink:href="https://armyinform.com.ua/wp-content/uploads/2023/03/bpla1.jpeg" text:style-name="Internet_20_link" text:visited-style-name="Visited_20_Internet_20_Link">
bpla1.jpeg</text:a>
']</text:p>
      <text:p text:style-name="P4">
Tags: ['STOPRUSSIA', 'АГРЕСІЯ РФ', 'ВТОРГНЕННЯ РФ', 'ДПСУ']</text:p>
      <text:p text:style-name="P4">
Category: News</text:p>
      <!--METADATA-->
      <text:p text:style-name="P4">
<draw:frame draw:style-name="fr1" draw:name="Image82" text:anchor-type="as-char" svg:width="6.9236in" svg:height="2.861755in" draw:z-index="0">
<draw:image xlink:href="../Images/AРМІЯINFORM/2023-03-26T82-00-00-04-00/bpla2.jpeg" xlink:type="simple" xlink:show="embed" xlink:actuate="onLoad" draw:mime-type="image/jpeg"/>
</draw:frame>
</text:p>
      <text:p text:style-name="P4">
Військовослужбовці Держприкордонслужби разом з Силами оборони продовжуютьнищити ворожі сили та боронити країну, як на землі, так і у небі.</text:p>
      <text:p text:style-name="P4">
Про це <text:a xlink:type="simple" xlink:href="https://dpsu.gov.ua/ua/news/protyagom-troh-dib-prikordonniki-zneshkodili-8-vorozhih-bezpilotnikiv/" text:style-name="Internet_20_link" text:visited-style-name="Visited_20_Internet_20_Link">
повідомляє</text:a>
 Державна прикордоннаслужба України.</text:p>
      <text:p text:style-name="P4">
Протягом останніх трьох діб прикордонники приземлили 8 дронів противника, задопомогою яких окупаційні російські війська вели розвідувальну діяльність, абож намагалися скинути боєприпаси на позиції Сил оборони.</text:p>
      <text:p text:style-name="P4">
<draw:frame draw:style-name="fr1" draw:name="Image83" text:anchor-type="as-char" svg:width="6.9236in" svg:height="4.211857in" draw:z-index="0">
<draw:image xlink:href="../Images/AРМІЯINFORM/2023-03-26T82-00-00-04-00/bpla1.jpeg" xlink:type="simple" xlink:show="embed" xlink:actuate="onLoad" draw:mime-type="image/jpeg"/>
</draw:frame>
</text:p>
      <text:p text:style-name="P4">
Варто зазначити, що після приземлення одного з БПЛА бійці Луганськогоприкордонного загону виявили на ньому систему скиду з аерозольною сльозогінноюгранатою К-51.</text:p>
      <text:p text:style-name="P4">
Такі боєприпаси розпиляють речовину, що може вражати дихальні шляхи, якіпронизує задишка з кашлем, носові пазухи заповнює слиз та може шкодитиздоров’ю.</text:p>
      <text:p text:style-name="P4">
Source: <text:a xlink:type="simple" xlink:href="https://armyinform.com.ua/2023/03/26/protyagom-troh-dib-prykordonnyky-zneshkodyly-8-vorozhyh-bezpilotnykiv/" text:style-name="Internet_20_link" text:visited-style-name="Visited_20_Internet_20_Link">
https://armyinform.com.ua/2023/03/26/protyagom-troh-dib-prykordonnyky-zneshkodyly-8-vorozhyh-bezpilotnykiv/</text:a>
</text:p>
      <!--NEWS-->
      <text:h text:style-name="P10" text:outline-level="1">
<text:span text:style-name="T4">
За добу піротехніки ДСНС знешкодили понад 300 вибухонебезпечних предметів</text:span>
</text:h>
      <text:p text:style-name="P4">
Author: ['АРМІЯINFORM']</text:p>
      <text:p text:style-name="P4">
Time: 2023-03-26T83:00:00-04:00</text:p>
      <text:p text:style-name="P4">
Description: Протягом минулої доби, 26 берез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iny1-1.jpeg" text:style-name="Internet_20_link" text:visited-style-name="Visited_20_Internet_20_Link">
miny1-1.jpeg</text:a>
']</text:p>
      <text:p text:style-name="P4">
Tags: ['STOPRUSSIA', 'ДСНС УКРАЇНИ', 'РОЗМІНУВАННЯ']</text:p>
      <text:p text:style-name="P4">
Category: News</text:p>
      <!--METADATA-->
      <text:p text:style-name="P4">
<draw:frame draw:style-name="fr1" draw:name="Image84" text:anchor-type="as-char" svg:width="6.9236in" svg:height="4.32725in" draw:z-index="0">
<draw:image xlink:href="../Images/AРМІЯINFORM/2023-03-26T83-00-00-04-00/miny1-1.jpeg" xlink:type="simple" xlink:show="embed" xlink:actuate="onLoad" draw:mime-type="image/jpeg"/>
</draw:frame>
</text:p>
      <text:p text:style-name="P4">
<text:span text:style-name="T4">
Протягом минулої доби,</text:span>
 <text:span text:style-name="T4">
26 березня</text:span>
 <text:span text:style-name="T4">
,</text:span>
 піротехнічні підрозділиДержавної служби України з надзвичайних ситуацій <text:span text:style-name="T4">
126 разів</text:span>
 залучалися довиконання завдань з розмінування.</text:p>
      <text:p text:style-name="P4">
Про це <text:a xlink:type="simple" xlink:href="https://t.me/dsns_telegram/15144" text:style-name="Internet_20_link" text:visited-style-name="Visited_20_Internet_20_Link">
<text:span text:style-name="T5">
повідомляє</text:span>
</text:a>
 ДСНС України.</text:p>
      <text:p text:style-name="P4">
Піротехнічними підрозділами виявлено, вилучено і знешкоджено 326<text:span text:style-name="T4">
вибухонебезпечних</text:span>
 <text:span text:style-name="T4">
предметів.</text:span>
 Обстежено (очищено) територію площею<text:span text:style-name="T4">
23,63 гектари</text:span>
.</text:p>
      <text:p text:style-name="P4">
Найчастіше піротехнічні підрозділи працювали: в Харківській області 15 тис.890 разів, Київщині – 7 тис. 333, Чернігівщині – 4 тис. 392, Донеччині – 4тис. 334, Миколаївщині – 3 тис. 872, Херсонщині – 3 тис. 628, Сумщині – 1 тис.752, Черкащині – 1 тис. 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7 902рази</text:span>
 до виконання завдань з розмінування. Знешкоджено <text:span text:style-name="T4">
336 637вибухонебезпечних предмети</text:span>
 , зокрема <text:span text:style-name="T4">
2 199 авіаційні бомби</text:span>
. Обстежено(очищено) територію площею <text:span text:style-name="T4">
81 306 гектар</text:span>
.</text:p>
      <text:p text:style-name="P4">
Source: <text:a xlink:type="simple" xlink:href="https://armyinform.com.ua/2023/03/26/za-dobu-pirotehniky-dsns-zneshkodyly-ponad-300-vybuhonebezpechnyh-predmetiv-7/" text:style-name="Internet_20_link" text:visited-style-name="Visited_20_Internet_20_Link">
https://armyinform.com.ua/2023/03/26/za-dobu-pirotehniky-dsns-zneshkodyly-ponad-300-vybuhonebezpechnyh-predmetiv-7/</text:a>
</text:p>
      <!--NEWS-->
      <text:h text:style-name="P10" text:outline-level="1">
<text:span text:style-name="T4">
Жителям звільнених територій вже виплачено понад 323 мільйони гривень грошової допомоги</text:span>
</text:h>
      <text:p text:style-name="P4">
Author: ['АРМІЯINFORM']</text:p>
      <text:p text:style-name="P4">
Time: 2023-03-26T84:00:00-04:00</text:p>
      <text:p text:style-name="P4">
Description: За 7 місяців у межах спільного проєкту Мінреінтеграції, Укрпошти та міжнарод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15-1.jpg" text:style-name="Internet_20_link" text:visited-style-name="Visited_20_Internet_20_Link">
15-1.jpg</text:a>
']</text:p>
      <text:p text:style-name="P4">
Tags: ['STOPRUSSIA', 'АГРЕСІЯ РФ', 'ВТОРГНЕННЯ РФ', 'МІНРЕІНТЕГРАЦІЇ']</text:p>
      <text:p text:style-name="P4">
Category: News</text:p>
      <!--METADATA-->
      <text:p text:style-name="P4">
<draw:frame draw:style-name="fr1" draw:name="Image85" text:anchor-type="as-char" svg:width="6.9236in" svg:height="3.635469in" draw:z-index="0">
<draw:image xlink:href="../Images/AРМІЯINFORM/2023-03-26T84-00-00-04-00/15-1.jpg" xlink:type="simple" xlink:show="embed" xlink:actuate="onLoad" draw:mime-type="image/jpeg"/>
</draw:frame>
</text:p>
      <text:p text:style-name="P4">
За 7 місяців у межах спільного проєкту Мінреінтеграції, Укрпошти таміжнародних організацій забезпечено виплату одноразової грошової допомогимешканцям деокупованих територій на загальну суму більш як 323,7 мільйонагривень. Проєкт стартував у вересні 2022 року, і наразі виплати на звільненихтериторіях продовжуються.</text:p>
      <text:p text:style-name="P4">
Про це <text:a xlink:type="simple" xlink:href="https://minre.gov.ua/2023/03/26/zhytelyam-zvilnenyh-terytorij-vzhe-vyplacheno-ponad-323-miljony-gryven-groshovoyi-dopomogy/" text:style-name="Internet_20_link" text:visited-style-name="Visited_20_Internet_20_Link">
повідомляє</text:a>
Міністерство з питань реінтеграції тимчасово окупованих територій України.</text:p>
      <text:p text:style-name="P4">
Так, станом на 23 березня 2023 року допомогу готівкою у розмірі 1200 гривеньвід Товариства Червоного Хреста України отримали понад 155 тисяч громадян наДОТ Харківської, Херсонської, Донецької, Луганської та Миколаївської областей.</text:p>
      <text:p text:style-name="P4">
Крім того, за фінансової підтримки Міжнародної організації з міграції вжевиплачено по 2200 гривень допомоги на місяць більш ніж 39 тисячам осіб, якіпроживають на звільнених територіях Харківщини, Херсонщини й Донеччини. Кожналюдина отримує такі виплати протягом 3 місяців.</text:p>
      <text:p text:style-name="P4">
Source: <text:a xlink:type="simple" xlink:href="https://armyinform.com.ua/2023/03/26/zhytelyam-zvilnenyh-terytorij-vzhe-vyplacheno-ponad-323-miljony-gryven-groshovoyi-dopomogy/" text:style-name="Internet_20_link" text:visited-style-name="Visited_20_Internet_20_Link">
https://armyinform.com.ua/2023/03/26/zhytelyam-zvilnenyh-terytorij-vzhe-vyplacheno-ponad-323-miljony-gryven-groshovoyi-dopomogy/</text:a>
</text:p>
      <!--NEWS-->
      <text:h text:style-name="P10" text:outline-level="1">
<text:span text:style-name="T4">
У МЗС України закликали білорусь завадити намірам рф розмістити ядерну зброю на їх території</text:span>
</text:h>
      <text:p text:style-name="P4">
Author: ['АРМІЯINFORM']</text:p>
      <text:p text:style-name="P4">
Time: 2023-03-26T85:00:00-04:00</text:p>
      <text:p text:style-name="P4">
Description: Україна звертається до білоруського суспільства не допустити реалізації злочинних намі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rossyia-voyna-oruzhye-ukrayna.jpg" text:style-name="Internet_20_link" text:visited-style-name="Visited_20_Internet_20_Link">
rossyia-voyna-oruzhye-ukrayna.jpg</text:a>
']</text:p>
      <text:p text:style-name="P4">
Tags: ['STOPRUSSIA', 'ЗАЯВА МЗС УКРАЇНИ', 'ЯДЕРНИЙ ШАНТАЖ']</text:p>
      <text:p text:style-name="P4">
Category: News</text:p>
      <!--METADATA-->
      <text:p text:style-name="P4">
<draw:frame draw:style-name="fr1" draw:name="Image86" text:anchor-type="as-char" svg:width="6.9236in" svg:height="4.369813in" draw:z-index="0">
<draw:image xlink:href="../Images/AРМІЯINFORM/2023-03-26T85-00-00-04-00/rossyia-voyna-oruzhye-ukrayna.jpg" xlink:type="simple" xlink:show="embed" xlink:actuate="onLoad" draw:mime-type="image/jpeg"/>
</draw:frame>
</text:p>
      <text:p text:style-name="P4">
Україна звертається до білоруського суспільства не допустити реалізаціїзлочинних намірів щодо розміщення на території білорусі ядерної зброї, що щебільше перетворить цю країну на заручника кремля та матиме катастрофічнінаслідки для її майбутнього.</text:p>
      <text:p text:style-name="P4">
Про це <text:a xlink:type="simple" xlink:href="https://mfa.gov.ua/news/zayava-mzs-ukrayini-shchodo-namiriv-rf-rozmistiti-na-teritoriyi-bilorusi-taktichnu-yadernu-zbroyu" text:style-name="Internet_20_link" text:visited-style-name="Visited_20_Internet_20_Link">
йдеться</text:a>
 на сайті МЗСУкраїни.</text:p>
      <text:p text:style-name="P4">
«Останні заяви рф щодо намірів розмістити на території білорусі тактичнуядерну зброю є черговим провокативним кроком злочинного путінського режиму, щопідриває засади Договору про нерозповсюдження ядерної зброї, архітектуруядерного роззброєння та систему міжнародної безпеки у цілому», — йдеться уповідомленні.</text:p>
      <text:p text:style-name="P4">
Такі наміри не можуть не спричиняти особливої стурбованості для всієї світовоїспільноти, адже росія заявляє про них за умов продовження своєї нічим неспровокованої агресивної війни проти України.</text:p>
      <text:p text:style-name="P4">
Попри жахливі злочини проти людяності та воєнні злочини, якими кремльсупроводжує цю загарбницьку війну проти суверенної держави, росія демонструєсвою неспроможність перемагати на полі бою.</text:p>
      <text:p text:style-name="P4">
У українському зовнішньополітичному відомстві звернулися до держав Групи Семита Європейського Союзу попередити білоруську владу про далекосяжні наслідкидля білорусі, у разі її згоди прийняти на своїй території тактичну ядернузброю від росії.</text:p>
      <text:p text:style-name="P4">
Україна очікує на ефективні дії щодо протидії ядерному шантажу кремля з бокуВеликої Британії, Китаю, США та Франції, зокрема й як постійних членів РадиБезпеки ООН, які несуть особливу відповідальність за недопущення погрозагресії з використанням ядерної зброї. Вимагаємо негайно скликати з цією метоюпозачергове засідання Ради Безпеки ООН.</text:p>
      <text:p text:style-name="P4">
Україна закликає всіх членів світового співтовариства довести до злочинногопутінського режиму категоричну неприйнятність його чергових ядерних провокаційта вжитирішучі заходи з метою ефективного стримування та запобігання будь-якійможливості застосування державою-агресором ядерної зброї.</text:p>
      <text:p text:style-name="P4">
росія вчергове підтверджує свою хронічну нездатність бути відповідальнимрозпорядником ядерної зброї як засобом стримування та попередження війни, а неінструментом погроз та залякування. Світ має об’єднатися проти того, хтоставить під загрозу майбутнє людської цивілізації.</text:p>
      <text:p text:style-name="P4">
Source: <text:a xlink:type="simple" xlink:href="https://armyinform.com.ua/2023/03/26/mzs-ukrayiny-zaklykaly-bilorus-zavadyty-namiram-rf-rozmistyty-yadernu-zbroyu-na-yih-terytoriyi/" text:style-name="Internet_20_link" text:visited-style-name="Visited_20_Internet_20_Link">
https://armyinform.com.ua/2023/03/26/mzs-ukrayiny-zaklykaly-bilorus-zavadyty-namiram-rf-rozmistyty-yadernu-zbroyu-na-yih-terytoriyi/</text:a>
</text:p>
      <!--NEWS-->
      <text:h text:style-name="P10" text:outline-level="1">
<text:span text:style-name="T4">
Українські співаки, актори, музиканти ведучі та блогери привітали захисників з Днем Національної гвардії України</text:span>
</text:h>
      <text:p text:style-name="P4">
Author: ['АРМІЯINFORM']</text:p>
      <text:p text:style-name="P4">
Time: 2023-03-26T86:00:00-04:00</text:p>
      <text:p text:style-name="P4">
Description: Народжена війною сучасна Національна гвардія України була створена в березні 2014 р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28628_ngu.png" text:style-name="Internet_20_link" text:visited-style-name="Visited_20_Internet_20_Link">
228628_ngu.png</text:a>
']</text:p>
      <text:p text:style-name="P4">
Tags: ['STOPRUSSIA', 'АГРЕСІЯ РФ', 'ВТОРГНЕННЯ РФ']</text:p>
      <text:p text:style-name="P4">
Category: News</text:p>
      <!--METADATA-->
      <text:p text:style-name="P4">
<draw:frame draw:style-name="fr1" draw:name="Image87" text:anchor-type="as-char" svg:width="6.9236in" svg:height="3.606042in" draw:z-index="0">
<draw:image xlink:href="../Images/AРМІЯINFORM/2023-03-26T86-00-00-04-00/228628_ngu.png" xlink:type="simple" xlink:show="embed" xlink:actuate="onLoad" draw:mime-type="image/png"/>
</draw:frame>
 Фото:espreso.tv</text:p>
      <text:p text:style-name="P4">
Народжена війною сучасна Національна гвардія України була створена в березні2014 року після в розпал агресії росії на сході України.</text:p>
      <text:p text:style-name="P4">
Про це <text:a xlink:type="simple" xlink:href="https://ngu.gov.ua/ukrayinski-spivaky-aktory-muzykanty-veduchi-ta-blogery-pryvitaly-vijskovosluzhbovcziv-z-dnem-naczionalnoyi-gvardiyi-ukrayiny/" text:style-name="Internet_20_link" text:visited-style-name="Visited_20_Internet_20_Link">
повідомляє</text:a>
 Національна гвардія України.</text:p>
      <text:p text:style-name="P4">
До неї увійшли підготовлені військовослужбовці внутрішніх військ і мотивованідобровольці, які об’єднали свої сили, щоб стати на захист народу і державностіУкраїни. Військове формування з правоохоронними функціями стало інструментом,спроможним швидко реагувати на різноманітні безпекові загрози на всійтериторії України.</text:p>
      <text:p text:style-name="P4">
Нині підрозділи Національної гвардії України є подужною складовою Сил оборонидержави.</text:p>
      <text:p text:style-name="P4">
Source: <text:a xlink:type="simple" xlink:href="https://armyinform.com.ua/2023/03/26/ukrayinski-spivaky-aktory-muzykanty-veduchi-ta-blogery-pryvitaly-zahysnykiv-z-dnem-naczionalnoyi-gvardiyi-ukrayiny/" text:style-name="Internet_20_link" text:visited-style-name="Visited_20_Internet_20_Link">
https://armyinform.com.ua/2023/03/26/ukrayinski-spivaky-aktory-muzykanty-veduchi-ta-blogery-pryvitaly-zahysnykiv-z-dnem-naczionalnoyi-gvardiyi-ukrayiny/</text:a>
</text:p>
      <!--NEWS-->
      <text:h text:style-name="P10" text:outline-level="1">
<text:span text:style-name="T4">
За тиждень ЗСУ знищили майже 6 тисяч окупантів</text:span>
</text:h>
      <text:p text:style-name="P4">
Author: ['АРМІЯINFORM']</text:p>
      <text:p text:style-name="P4">
Time: 2023-03-26T87:00:00-04:00</text:p>
      <text:p text:style-name="P4">
Description: Протягом тижня українські захисники знищили 5640 окупантів, 404 одиниці озброєння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0728153666602659_y-1.jpg" text:style-name="Internet_20_link" text:visited-style-name="Visited_20_Internet_20_Link">
photo_5260728153666602659_y-1.jpg</text:a>
']</text:p>
      <text:p text:style-name="P4">
Tags: ['STOPRUSSIA', 'ГЕНЕРАЛ-ЛЕЙТЕНАНТ ОЛЕКСАНДР ПАВЛЮК']</text:p>
      <text:p text:style-name="P4">
Category: News</text:p>
      <!--METADATA-->
      <text:p text:style-name="P4">
<draw:frame draw:style-name="fr1" draw:name="Image88" text:anchor-type="as-char" svg:width="6.9236in" svg:height="5.014077in" draw:z-index="0">
<draw:image xlink:href="../Images/AРМІЯINFORM/2023-03-26T87-00-00-04-00/photo_5260728153666602659_y-1.jpg" xlink:type="simple" xlink:show="embed" xlink:actuate="onLoad" draw:mime-type="image/jpeg"/>
</draw:frame>
</text:p>
      <text:p text:style-name="P4">
Протягом тижня українські захисники знищили 5640 окупантів, 404 одиниціозброєння та військової техніки.</text:p>
      <text:p text:style-name="P4">
Про це <text:a xlink:type="simple" xlink:href="https://t.me/Pavliuk_KSV/3675" text:style-name="Internet_20_link" text:visited-style-name="Visited_20_Internet_20_Link">
повідомляє</text:a>
 перший заступник Міністраоборони України генерал-лейтенант Олександр Павлюк.</text:p>
      <text:p text:style-name="P4">
За тиждень <text:span text:style-name="T4">
20-26 березня</text:span>
 Сили оборони України знищили близько 5640 осібособового складу противника. Суттєвих втрат зазнали озброєння та військоватехніка російських військ:</text:p>
      <ul>
        <li>
63 танки;  * 94 бойових броньованих машини;  * 63 артилерійських системи;  * 15 РСЗВ;  * 9 установок ППО;  * 78 одиниць автотехніки;  * 20 одиниць спецтехніки.</li>
      </ul>
      <text:p text:style-name="P4">
Окрім цього нашими захисниками збито гелікоптер, 4 крилаті ракети та 57 БПЛА.</text:p>
      <text:p text:style-name="P4">
Source: <text:a xlink:type="simple" xlink:href="https://armyinform.com.ua/2023/03/26/za-tyzhden-zsu-znyshhyly-majzhe-6-tysyach-okupantiv/" text:style-name="Internet_20_link" text:visited-style-name="Visited_20_Internet_20_Link">
https://armyinform.com.ua/2023/03/26/za-tyzhden-zsu-znyshhyly-majzhe-6-tysyach-okupantiv/</text:a>
</text:p>
      <!--NEWS-->
      <text:h text:style-name="P10" text:outline-level="1">
<text:span text:style-name="T4">
Ганна Маляр закликала українців споживати інформацію з офіційних сайтів та верифікованих акаунтів</text:span>
</text:h>
      <text:p text:style-name="P4">
Author: ['АРМІЯINFORM']</text:p>
      <text:p text:style-name="P4">
Time: 2023-03-26T88:00:00-04:00</text:p>
      <text:p text:style-name="P4">
Description: Заступниця Міністра оборони України Ганна Маляр закликала українців споживати інформ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 '<text:a xlink:type="simple" xlink:href="https://armyinform.com.ua/wp-content/uploads/2023/03/photo_5262836278234302186_y.jpg" text:style-name="Internet_20_link" text:visited-style-name="Visited_20_Internet_20_Link">
photo_5262836278234302186_y.jpg</text:a>
']</text:p>
      <text:p text:style-name="P4">
Tags: ['ГАННА МАЛЯР']</text:p>
      <text:p text:style-name="P4">
Category: News</text:p>
      <!--METADATA-->
      <text:p text:style-name="P4">
<draw:frame draw:style-name="fr1" draw:name="Image89" text:anchor-type="as-char" svg:width="6.9236in" svg:height="5.532059in" draw:z-index="0">
<draw:image xlink:href="../Images/AРМІЯINFORM/2023-03-26T88-00-00-04-00/malyar-ganna-1.jpg" xlink:type="simple" xlink:show="embed" xlink:actuate="onLoad" draw:mime-type="image/jpeg"/>
</draw:frame>
</text:p>
      <text:p text:style-name="P4">
Заступниця Міністра оборони України Ганна Маляр закликала українців споживатиінформацію, коли є автор, з офіційних сайтів, верифікованих галочкою акаунтівсоцмереж та перевіряти інформацію.</text:p>
      <text:p text:style-name="P4">
Про це вона <text:a xlink:type="simple" xlink:href="https://t.me/annamaliar/598" text:style-name="Internet_20_link" text:visited-style-name="Visited_20_Internet_20_Link">
написала</text:a>
 у своєму Телеграмі.</text:p>
      <text:p text:style-name="P4">
«Настав час, коли потоки інфосміття неможливо спинити. Це треба сприйняти і невитрачати на нього час», — зазначила заступниця Міністра оборони України.</text:p>
      <text:p text:style-name="P4">
<draw:frame draw:style-name="fr1" draw:name="Image90" text:anchor-type="as-char" svg:width="6.9236in" svg:height="3.347135in" draw:z-index="0">
<draw:image xlink:href="../Images/AРМІЯINFORM/2023-03-26T88-00-00-04-00/photo_5262836278234302186_y.jpg" xlink:type="simple" xlink:show="embed" xlink:actuate="onLoad" draw:mime-type="image/jpeg"/>
</draw:frame>
</text:p>
      <text:p text:style-name="P4">
Ганна Маляр навела один із таких прикладів:</text:p>
      <text:p text:style-name="P4">
«Ось вам кейс інфосміття про мене і трохи фактчекінгу:</text:p>
      <text:p text:style-name="P4">
21.05.2014 в Укр.правді вийшла моя стаття «Чому НЕ варто голосувати занайрейтинговішого кандидата». Нагадаю, тоді це був Порошенко. Є купа моїхстатей і виступів з критикою Мінських угод. За часів Порошенка було вчиненочимало неоднозначних гучних вбивств. І тодішня влада нервувала щодо моїхпублічних коментарів, враховуючи мій науковий фах — злочини в сфері політики.Я добре все розуміла. Нервувала влада так, що мене викликали після ефірів надопити в СБУ і просили не коментувати гучні вбивства. Я про це публічноговорила. Просто нагадую. І ще один факт. З весни 2019 року ціла категоріявбивств зі специфічними ознаками зникла з кримінальних зведень. Бо їхперестали замовляти. А про Маляр і Євросолідарність — кумедно», — йдеться удописі.</text:p>
      <text:p text:style-name="P4">
Source: <text:a xlink:type="simple" xlink:href="https://armyinform.com.ua/2023/03/26/ganna-malyar-zaklykala-ukrayincziv-spozhyvaty-informacziyu-z-oficzijnyh-sajtiv-ta-veryfikovanyh-akauntiv/" text:style-name="Internet_20_link" text:visited-style-name="Visited_20_Internet_20_Link">
https://armyinform.com.ua/2023/03/26/ganna-malyar-zaklykala-ukrayincziv-spozhyvaty-informacziyu-z-oficzijnyh-sajtiv-ta-veryfikovanyh-akauntiv/</text:a>
</text:p>
      <!--NEWS-->
      <text:h text:style-name="P10" text:outline-level="1">
<text:span text:style-name="T4">
Протягом доби українські захисники відбили понад 50 ворожих атак</text:span>
</text:h>
      <text:p text:style-name="P4">
Author: ['АРМІЯINFORM']</text:p>
      <text:p text:style-name="P4">
Time: 2023-03-26T89:00:00-04:00</text:p>
      <text:p text:style-name="P4">
Description: Противник зосереджує основні зусилля на веденні наступальних дій на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sh.jpeg" text:style-name="Internet_20_link" text:visited-style-name="Visited_20_Internet_20_Link">
gsh.jpe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91" text:anchor-type="as-char" svg:width="6.9236in" svg:height="5.820953in" draw:z-index="0">
<draw:image xlink:href="../Images/AРМІЯINFORM/2023-03-26T89-00-00-04-00/gsh.jpeg" xlink:type="simple" xlink:show="embed" xlink:actuate="onLoad" draw:mime-type="image/jpeg"/>
</draw:frame>
 <text:span text:style-name="T4">
🔥Ситуація щодо російського вторгнення</text:span>
</text:p>
      <text:p text:style-name="P4">
Противник зосереджує основні зусилля на веденні наступальних дій наЛиманському, Бахмутському, Авдіївському та Мар’їнському напрямках. На них,завдяки професійним і злагодженим діям, нашими захисниками відбито понад 50ворожих атак.</text:p>
      <text:p text:style-name="P4">
Про це у Facebook<text:a xlink:type="simple" xlink:href="https://www.facebook.com/GeneralStaff.ua/posts/pfbid02FnK5bXUHWMsuvWNC48S88M1pf82E3gHcwAdM3DA8vu6MCShfzuhT4rmBp4ecvCXxl" text:style-name="Internet_20_link" text:visited-style-name="Visited_20_Internet_20_Link">
повідомляє</text:a>
Генеральний штаб ЗСУ.</text:p>
      <text:p text:style-name="P4">
На Волинському, Поліському, Сіверському та Слобожанському напрямках оперативнаобстановка без суттєвих змін, ознак формування наступальних угрупованьокупантів не виявлено. На території республіки білорусь тривають заходибойової підготовки підрозділів збройних сил російської федерації. Противникпродовжує зберігати військову присутність у прикордонних районах Курської таБєлгородської областей.</text:p>
      <text:p text:style-name="P4">
Source: <text:a xlink:type="simple" xlink:href="https://armyinform.com.ua/2023/03/26/protyagom-doby-ukrayinski-zahysnyky-vidbyly-ponad-50-vorozhyh-atak/" text:style-name="Internet_20_link" text:visited-style-name="Visited_20_Internet_20_Link">
https://armyinform.com.ua/2023/03/26/protyagom-doby-ukrayinski-zahysnyky-vidbyly-ponad-50-vorozhyh-atak/</text:a>
</text:p>
      <!--NEWS-->
      <text:h text:style-name="P10" text:outline-level="1">
<text:span text:style-name="T4">
У Запорізькій області рашисти облаштували місцеву лікарню під шпиталь і не пускають туди цивільних</text:span>
</text:h>
      <text:p text:style-name="P4">
Author: ['АРМІЯINFORM']</text:p>
      <text:p text:style-name="P4">
Time: 2023-03-26T90:00:00-04:00</text:p>
      <text:p text:style-name="P4">
Description: російські загарбники продовжують зазнавати величезних втрат. Це змушує ї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poraneni-rosiyany.jpg" text:style-name="Internet_20_link" text:visited-style-name="Visited_20_Internet_20_Link">
poraneni-rosiyany.jpg</text:a>
']</text:p>
      <text:p text:style-name="P4">
Tags: ['АГРЕСІЯ РФ', 'ВТОРГНЕННЯ РФ', 'ГШ ЗСУ', 'ОПЕРАТИВНА ІНФОРМАЦІЯ']</text:p>
      <text:p text:style-name="P4">
Category: News</text:p>
      <!--METADATA-->
      <text:p text:style-name="P4">
<draw:frame draw:style-name="fr1" draw:name="Image92" text:anchor-type="as-char" svg:width="6.9236in" svg:height="4.61903in" draw:z-index="0">
<draw:image xlink:href="../Images/AРМІЯINFORM/2023-03-26T90-00-00-04-00/poraneni-rosiyany.jpg" xlink:type="simple" xlink:show="embed" xlink:actuate="onLoad" draw:mime-type="image/jpeg"/>
</draw:frame>
 <text:span text:style-name="T4">
🔥 Ситуація щодо російського вторгнення</text:span>
</text:p>
      <text:p text:style-name="P4">
російські загарбники продовжують зазнавати величезних втрат. Це змушує їхоблаштовувувати свої шпиталі на території цивільних медичних закладів.</text:p>
      <text:p text:style-name="P4">
Про це у Facebook<text:a xlink:type="simple" xlink:href="https://www.facebook.com/GeneralStaff.ua/posts/pfbid02FnK5bXUHWMsuvWNC48S88M1pf82E3gHcwAdM3DA8vu6MCShfzuhT4rmBp4ecvCXxl" text:style-name="Internet_20_link" text:visited-style-name="Visited_20_Internet_20_Link">
повідомляє</text:a>
Генеральний штаб ЗСУ.</text:p>
      <text:p text:style-name="P4">
«Так, в населеному пункті Нововасилівка Приазовського району Запорізькоїобласті російські окупаційні війська використовують місцеву лікарню, якшпиталь. Станом на 25 березня в ній проходить лікування близько 200 пораненихросійських загарбників. Цивільному населенню заборонено доступ до лікувальногозакладу», — йдеться у повідомленні.</text:p>
      <text:p text:style-name="P4">
Source: <text:a xlink:type="simple" xlink:href="https://armyinform.com.ua/2023/03/26/u-zaporizkij-oblasti-rashysty-oblashtuvaly-misczevu-likarnyu-pid-shpytal-i-ne-puskayut-tudy-czyvilnyh/" text:style-name="Internet_20_link" text:visited-style-name="Visited_20_Internet_20_Link">
https://armyinform.com.ua/2023/03/26/u-zaporizkij-oblasti-rashysty-oblashtuvaly-misczevu-likarnyu-pid-shpytal-i-ne-puskayut-tudy-czyvilnyh/</text:a>
</text:p>
      <!--NEWS-->
      <text:h text:style-name="P10" text:outline-level="1">
<text:span text:style-name="T4">
Наша авіація за добу завдала 3 удари по ворожих позиціях та техніці</text:span>
</text:h>
      <text:p text:style-name="P4">
Author: ['АРМІЯINFORM']</text:p>
      <text:p text:style-name="P4">
Time: 2023-03-26T91:00:00-04:00</text:p>
      <text:p text:style-name="P4">
Description: На Лиманському напрямку протягом доби противник вів безуспішні наступальні дії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ІЙНА', 'ВТОРГНЕННЯ РФ', 'ОПЕРАТИВНА ІНФОРМАЦІЯ', 'ХРОНІКА ОБОРОНИ']</text:p>
      <text:p text:style-name="P4">
Category: News</text:p>
      <!--METADATA-->
      <text:p text:style-name="P4">
<draw:frame draw:style-name="fr1" draw:name="Image93" text:anchor-type="as-char" svg:width="6.9236in" svg:height="3.894525in" draw:z-index="0">
<draw:image xlink:href="../Images/AРМІЯINFORM/2023-03-26T91-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На Лиманському напрямку протягом доби противник вів безуспішні наступальні діїв районі населених пунктів Синьківка та Веселе. Здійснив артилерійськіобстріли по районах Куп’янська Харківської області; Макіївки, Невського,Діброви, Білогорівки Луганської області, а також Колодязів, Лимана і Виїмки наДонеччині.</text:p>
      <text:p text:style-name="P4">
Про це у Facebook<text:a xlink:type="simple" xlink:href="https://www.facebook.com/GeneralStaff.ua/posts/pfbid02FnK5bXUHWMsuvWNC48S88M1pf82E3gHcwAdM3DA8vu6MCShfzuhT4rmBp4ecvCXxl" text:style-name="Internet_20_link" text:visited-style-name="Visited_20_Internet_20_Link">
повідомляє</text:a>
Генеральний штаб ЗСУ.</text:p>
      <text:p text:style-name="P4">
«Авіація Сил оборони України за добу завдала 3 ударів по районах зосередженняособового складу та військової техніки окупантів, підрозділи ракетних військ іартилерії уразили 3 райони зосередження противника, станцію радіоелектронноїборотьби та склад боєприпасів ворога», — йдеться у повідомленні.</text:p>
      <text:p text:style-name="P4">
Source: <text:a xlink:type="simple" xlink:href="https://armyinform.com.ua/2023/03/26/nasha-aviacziya-za-dobu-zavdala-3-udary-po-vorozhyh-pozycziyah-ta-tehniczi/" text:style-name="Internet_20_link" text:visited-style-name="Visited_20_Internet_20_Link">
https://armyinform.com.ua/2023/03/26/nasha-aviacziya-za-dobu-zavdala-3-udary-po-vorozhyh-pozycziyah-ta-tehniczi/</text:a>
</text:p>
      <!--NEWS-->
      <text:h text:style-name="P10" text:outline-level="1">
<text:span text:style-name="T4">
Жозеп Боррель: ЄС готовий ввести нові санкції, якщо рф розмістить ядерну зброю у білорусі</text:span>
</text:h>
      <text:p text:style-name="P4">
Author: ['АРМІЯINFORM']</text:p>
      <text:p text:style-name="P4">
Time: 2023-03-26T92:00:00-04:00</text:p>
      <text:p text:style-name="P4">
Description: Євросоюз готовий ввести нові санкції у разі розміщення тактичної ядерної зброї росії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6/zhozep_borrel_.jpg" text:style-name="Internet_20_link" text:visited-style-name="Visited_20_Internet_20_Link">
zhozep_borrel_.jpg</text:a>
']</text:p>
      <text:p text:style-name="P4">
Tags: ['STOPRUSSIA', 'ЖОЗЕП БОРРЕЛЬ']</text:p>
      <text:p text:style-name="P4">
Category: News</text:p>
      <!--METADATA-->
      <text:p text:style-name="P4">
<draw:frame draw:style-name="fr1" draw:name="Image94" text:anchor-type="as-char" svg:width="6.9236in" svg:height="3.896366in" draw:z-index="0">
<draw:image xlink:href="../Images/AРМІЯINFORM/2023-03-26T92-00-00-04-00/zhozep_borrel_.jpg" xlink:type="simple" xlink:show="embed" xlink:actuate="onLoad" draw:mime-type="image/jpeg"/>
</draw:frame>
</text:p>
      <text:p text:style-name="P4">
Євросоюз готовий ввести нові санкції у разі розміщення тактичної ядерної зброїросії в білорусі.</text:p>
      <text:p text:style-name="P4">
Про це<text:a xlink:type="simple" xlink:href="https://twitter.com/JosepBorrellF" text:style-name="Internet_20_link" text:visited-style-name="Visited_20_Internet_20_Link">
заявив</text:a>
Високий представник Європейського Союзу з питань закордонних справ і політикибезпеки Жозеп Боррель у Твіттері.</text:p>
      <text:p text:style-name="P4">
Він зазначив, що вбачає у можливому розміщенні російської тактичної ядерноїзброї у білорусь загрозу європейській безпеці.</text:p>
      <text:p text:style-name="P4">
«Розміщення в білорусі російської ядерної зброї означало б безвідповідальнуескалацію і загрозу європейській безпеці», — йдеться у його дописі.</text:p>
      <text:p text:style-name="P4">
Жозеп Боррель підкреслив, що «білорусь все ще може зупинити це, і це їївибір».</text:p>
      <text:p text:style-name="P4">
Нагадаємо, 25 березня президент росії володимир путін оголосив, що росіярозмістить тактичну ядерну зброю в білорусі.</text:p>
      <text:p text:style-name="P4">
У Міністерство закордонних справ України<text:a xlink:type="simple" xlink:href="https://armyinform.com.ua/2023/03/26/mzs-ukrayiny-zaklykaly-bilorus-zavadyty-namiram-rf-rozmistyty-yadernu-zbroyu-na-yih-terytoriyi/" text:style-name="Internet_20_link" text:visited-style-name="Visited_20_Internet_20_Link">
вимагають</text:a>
негайно скликати з позачергове засідання Ради Безпеки ООН та очікують наефективні дії щодо протидії ядерному шантажу рф з боку Великої Британії,Китаю, США та Франції.</text:p>
      <text:p text:style-name="P4">
Source: <text:a xlink:type="simple" xlink:href="https://armyinform.com.ua/2023/03/26/zhozep-borrel-yes-gotovyj-vvesty-novi-sankcziyi-yakshho-rf-rozmistyt-yadernu-zbroyu-u-bilorusi/" text:style-name="Internet_20_link" text:visited-style-name="Visited_20_Internet_20_Link">
https://armyinform.com.ua/2023/03/26/zhozep-borrel-yes-gotovyj-vvesty-novi-sankcziyi-yakshho-rf-rozmistyt-yadernu-zbroyu-u-bilorusi/</text:a>
</text:p>
      <!--NEWS-->
      <text:h text:style-name="P10" text:outline-level="1">
<text:span text:style-name="T4">
Українські військові захопили російський бронеавтомобіль БПМ-97 «Вистрєл»</text:span>
</text:h>
      <text:p text:style-name="P4">
Author: ['АРМІЯINFORM']</text:p>
      <text:p text:style-name="P4">
Time: 2023-03-26T93:00:00-04:00</text:p>
      <text:p text:style-name="P4">
Description: Нещодавно під час контрнаступу нашим воїнам вдалося захопити російську бронемашину БПМ-9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kjtjtr-e1679844333278.jpg" text:style-name="Internet_20_link" text:visited-style-name="Visited_20_Internet_20_Link">
kjtjtr-e1679844333278.jpg</text:a>
']</text:p>
      <text:p text:style-name="P4">
Tags: ['MILITARY MEDIA CENTER', 'ТРОФЕЙНА ТЕХНІКА', 'ХРОНІКА ОБОРОНИ']</text:p>
      <text:p text:style-name="P4">
Category: News</text:p>
      <!--METADATA-->
      <text:p text:style-name="P4">
<draw:frame draw:style-name="fr1" draw:name="Image95" text:anchor-type="as-char" svg:width="6.9236in" svg:height="4.483031in" draw:z-index="0">
<draw:image xlink:href="../Images/AРМІЯINFORM/2023-03-26T93-00-00-04-00/kjtjtr-e1679844333278.jpg" xlink:type="simple" xlink:show="embed" xlink:actuate="onLoad" draw:mime-type="image/jpeg"/>
</draw:frame>
</text:p>
      <text:p text:style-name="P4">
Нещодавно під час контрнаступу нашим воїнам вдалося захопити російськубронемашину <text:a xlink:type="simple" xlink:href="https://armyinform.com.ua/2022/05/19/bronovanyj-kamaz-v%d1%8bstrel-nova-mishen-dlya-ukrayinskyh-zahysnykiv/" text:style-name="Internet_20_link" text:visited-style-name="Visited_20_Internet_20_Link">
БПМ-97«Вистрєл»</text:a>
.</text:p>
      <text:p text:style-name="P4">
Про це <text:a xlink:type="simple" xlink:href="https://t.me/militarymediacenter/1544" text:style-name="Internet_20_link" text:visited-style-name="Visited_20_Internet_20_Link">
повідомляє</text:a>
 Military MediaCenter.</text:p>
      <text:p text:style-name="P4">
«З початку широкомаштабного вторгнення рф українські військові захопили чималоодиниць військової техніки та озброєння.</text:p>
      <text:p text:style-name="P4">
За відгуками наших захисників цей трофейний бронеавтомобіль навіть поруч нестоїть з вітчизняними або ж західними зраками ОВТ. Воїни зізнаються, що такі«трофеї» використовують лише для перевезення боєприпасів, бо для людей тамнемає ані комфорту, ані достатнього захисту»— йдеться у повідомленні.</text:p>
      <text:p text:style-name="P4">
<text:span text:style-name="T5">
<text:span text:style-name="T4">
КАМАЗ-43269 «Выстрел»</text:span>
 — повнопривідна машина з несучим зварним корпусом,встановлена на шасі підвищеної прохідності цивільного автомобілю КАМАЗ-4326.Має класичне компонування — моторний відсік та відділення для розміщенняекіпажу та десанту. З боків корпусу є двері для посадки та висадки, а такожкормові двері. На даху передбачені люки для десанту, механіка та командира</text:span>
.</text:p>
      <text:p text:style-name="P4">
Source: <text:a xlink:type="simple" xlink:href="https://armyinform.com.ua/2023/03/26/ukrayinski-vijskovi-zahopyly-rosijskyj-broneavtomobil-bpm-97-vystryel/" text:style-name="Internet_20_link" text:visited-style-name="Visited_20_Internet_20_Link">
https://armyinform.com.ua/2023/03/26/ukrayinski-vijskovi-zahopyly-rosijskyj-broneavtomobil-bpm-97-vystryel/</text:a>
</text:p>
      <!--NEWS-->
      <text:h text:style-name="P10" text:outline-level="1">
<text:span text:style-name="T4">
Війська росармії обстріляли прикордоння Чергівщини, є пошкодження</text:span>
</text:h>
      <text:p text:style-name="P4">
Author: ['АРМІЯINFORM']</text:p>
      <text:p text:style-name="P4">
Time: 2023-03-26T94:00:00-04:00</text:p>
      <text:p text:style-name="P4">
Description: За добу війська росармії двічі обстріляли прикордоння Чернігівської області.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bstrilyaly.jpg" text:style-name="Internet_20_link" text:visited-style-name="Visited_20_Internet_20_Link">
obstrilyaly.jpg</text:a>
']</text:p>
      <text:p text:style-name="P4">
Tags: ['STOPRUSSIA', 'ОБСТРІЛИ РФ', 'ОПЕРАТИВНЕ КОМАНДУВАННЯ «ПІВНІЧ»']</text:p>
      <text:p text:style-name="P4">
Category: News</text:p>
      <!--METADATA-->
      <text:p text:style-name="P4">
<draw:frame draw:style-name="fr1" draw:name="Image96" text:anchor-type="as-char" svg:width="6.9236in" svg:height="4.620443in" draw:z-index="0">
<draw:image xlink:href="../Images/AРМІЯINFORM/2023-03-26T94-00-00-04-00/obstrilyaly.jpg" xlink:type="simple" xlink:show="embed" xlink:actuate="onLoad" draw:mime-type="image/jpeg"/>
</draw:frame>
</text:p>
      <text:p text:style-name="P4">
За добу війська росармії двічі обстріляли прикордоння Чернігівської області.</text:p>
      <text:p text:style-name="P4">
Про це<text:a xlink:type="simple" xlink:href="https://www.facebook.com/plugins/post.php" text:style-name="Internet_20_link" text:visited-style-name="Visited_20_Internet_20_Link">
повідомляє</text:a>
Оперативне командування «Північ».</text:p>
      <text:p text:style-name="P4">
«З 14:40 до 15:00 зафіксовано <text:span text:style-name="T4">
3 приходи</text:span>
 , ймовірно з міномета 120 мм, урайон населеного пункту Карповичі», — йдеться в повідомленні.</text:p>
      <text:p text:style-name="P4">
Унаслідок обстрілу пошкоджено приватний будинок.</text:p>
      <text:p text:style-name="P4">
«З 17:25 до 17:55 зафіксовано <text:span text:style-name="T4">
8 приходів</text:span>
 , ймовірно з міномета 120 мм, урайон населеного пункту Блешня. Про втрати серед місцевого населення чипошкодження цивільної інфраструктури інформація не надходила», — додали вкомандуванні.</text:p>
      <text:p text:style-name="P4">
Source: <text:a xlink:type="simple" xlink:href="https://armyinform.com.ua/2023/03/26/vijska-rosarmiyi-obstrilyaly-prykordonnya-chergivshhyny-ye-rujnuvannya/" text:style-name="Internet_20_link" text:visited-style-name="Visited_20_Internet_20_Link">
https://armyinform.com.ua/2023/03/26/vijska-rosarmiyi-obstrilyaly-prykordonnya-chergivshhyny-ye-rujnuvannya/</text:a>
</text:p>
      <!--NEWS-->
      <text:h text:style-name="P10" text:outline-level="1">
<text:span text:style-name="T4">
У Міноборони Естонії показали навчання українських військових на гаубицях</text:span>
</text:h>
      <text:p text:style-name="P4">
Author: ['АРМІЯINFORM']</text:p>
      <text:p text:style-name="P4">
Time: 2023-03-26T95:00:00-04:00</text:p>
      <text:p text:style-name="P4">
Description: У Міністерстві оборони Естонії показали, як проходять навчання українських військових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8453de6-5efd226bc7f7cb69ea2b23c4d52c8328.jpeg" text:style-name="Internet_20_link" text:visited-style-name="Visited_20_Internet_20_Link">
28453de6-5efd226bc7f7cb69ea2b23c4d52c8328.jpeg</text:a>
']</text:p>
      <text:p text:style-name="P4">
Tags: ['МІНІСТЕРСТВО ОБОРОНИ ЕСТОНІЇ', 'ПІДГОТОВКА ВІЙСЬК']</text:p>
      <text:p text:style-name="P4">
Category: News</text:p>
      <!--METADATA-->
      <text:p text:style-name="P4">
<draw:frame draw:style-name="fr1" draw:name="Image97" text:anchor-type="as-char" svg:width="6.9236in" svg:height="3.517494in" draw:z-index="0">
<draw:image xlink:href="../Images/AРМІЯINFORM/2023-03-26T95-00-00-04-00/28453de6-5efd226bc7f7cb69ea2b23c4d52c8328.jpeg" xlink:type="simple" xlink:show="embed" xlink:actuate="onLoad" draw:mime-type="image/jpeg"/>
</draw:frame>
</text:p>
      <text:p text:style-name="P4">
У Міністерстві оборони Естонії показали, як проходять навчання українськихвійськових на гаубицях.</text:p>
      <text:p text:style-name="P4">
Відео<text:a xlink:type="simple" xlink:href="https://twitter.com/MoD_Estonia/status/1639911264791961602" text:style-name="Internet_20_link" text:visited-style-name="Visited_20_Internet_20_Link">
опублікували</text:a>
у Твіттері оборонного відомства Естонії.</text:p>
      <text:p text:style-name="P4">
«Україна повинна виграти цю війну, а росія — програти. Військова підтримкаУкраїни має продовжуватися та збільшуватися. Окрім зброї, спорядження табоєприпасів, допомога має включати навчання українських військ.</text:p>
      <text:p text:style-name="P4">
Сили оборони Естонії підтримала українські війська у підготовці артилерійськихрозрахунків», — йдеться у повідомленні.</text:p>
      <text:p text:style-name="P4">
Як відомо, українські військові<text:a xlink:type="simple" xlink:href="https://armyinform.com.ua/2023/03/02/ukrayinski-artylerysty-prohodyat-pidgotovku-v-estoniyi/" text:style-name="Internet_20_link" text:visited-style-name="Visited_20_Internet_20_Link">
проходять</text:a>
 артилерійську підготовку в Естонії, денавчаються стріляти з 155 мм і 122 мм гаубиць.</text:p>
      <text:p text:style-name="Quotations">

<text:p text:style-name="P4">
Ukraine 🇺🇦 must win this war, and Russia 🇷🇺 must lose. Military support to&gt;
 <text:a xlink:type="simple" xlink:href="https://twitter.com/hashtag/Ukraine" text:style-name="Internet_20_link" text:visited-style-name="Visited_20_Internet_20_Link">
#Ukraine</text:a>
&gt;
 must continue &amp; increase. In addition to weapons, equipment and ammo, this&gt;
 aincludes training.&gt;
&gt;
 🎥 <text:a xlink:type="simple" xlink:href="https://twitter.com/Kaitsevagi" text:style-name="Internet_20_link" text:visited-style-name="Visited_20_Internet_20_Link">
@Kaitsevagi</text:a>
 has&gt;
 supported troops from&gt;
 <text:a xlink:type="simple" xlink:href="https://twitter.com/DefenceU" text:style-name="Internet_20_link" text:visited-style-name="Visited_20_Internet_20_Link">
@DefenceU</text:a>
 with howitzer&gt;
 training.&gt;
 <text:a xlink:type="simple" xlink:href="https://twitter.com/hashtag/StopRussianAggression" text:style-name="Internet_20_link" text:visited-style-name="Visited_20_Internet_20_Link">
#StopRussianAggression</text:a>
&gt;
 <text:a xlink:type="simple" xlink:href="https://t.co/mlGo6befHk" text:style-name="Internet_20_link" text:visited-style-name="Visited_20_Internet_20_Link">
pic.twitter.com/mlGo6befHk</text:a>
&gt;
&gt;
 — MoD Estonia (@MoD_Estonia) <text:a xlink:type="simple" xlink:href="https://twitter.com/MoD_Estonia/status/1639911264791961602" text:style-name="Internet_20_link" text:visited-style-name="Visited_20_Internet_20_Link">
March 26,&gt;
 2023</text:a>
</text:p>

</text:p>
      <text:p text:style-name="P4">
Source: <text:a xlink:type="simple" xlink:href="https://armyinform.com.ua/2023/03/26/u-minoborony-estoniyi-pokazaly-navchannya-ukrayinskyh-vijskovyh-na-gaubyczyah/" text:style-name="Internet_20_link" text:visited-style-name="Visited_20_Internet_20_Link">
https://armyinform.com.ua/2023/03/26/u-minoborony-estoniyi-pokazaly-navchannya-ukrayinskyh-vijskovyh-na-gaubyczyah/</text:a>
</text:p>
      <!--NEWS-->
      <text:h text:style-name="P10" text:outline-level="1">
<text:span text:style-name="T4">
У Польщі встановили 70 білбордів із зображеннями українців, які щиро дякують полякам за підтримку</text:span>
</text:h>
      <text:p text:style-name="P4">
Author: ['АРМІЯINFORM']</text:p>
      <text:p text:style-name="P4">
Time: 2023-03-26T96:00:00-04:00</text:p>
      <text:p text:style-name="P4">
Description: Силами громадської ініціативи Євромайдан-Варшава, фонду «Stand with Ukraine»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inre1.jpeg" text:style-name="Internet_20_link" text:visited-style-name="Visited_20_Internet_20_Link">
minre1.jpeg</text:a>
', '<text:a xlink:type="simple" xlink:href="https://armyinform.com.ua/wp-content/uploads/2023/03/minre2.jpeg" text:style-name="Internet_20_link" text:visited-style-name="Visited_20_Internet_20_Link">
minre2.jpeg</text:a>
']</text:p>
      <text:p text:style-name="P4">
Tags: ['STOPRUSSIA', 'АГРЕСІЯ РФ', 'ВТОРГНЕННЯ РФ', 'ДОПОМОГА ПАРТНЕРІВ', 'МІНРЕІНТЕГРАЦІЇ', 'СВІТ ПІДТРИМУЄ УКРАЇНУ']</text:p>
      <text:p text:style-name="P4">
Category: News</text:p>
      <!--METADATA-->
      <text:p text:style-name="P4">
<draw:frame draw:style-name="fr1" draw:name="Image98" text:anchor-type="as-char" svg:width="6.9236in" svg:height="4.627273in" draw:z-index="0">
<draw:image xlink:href="../Images/AРМІЯINFORM/2023-03-26T96-00-00-04-00/minre1.jpeg" xlink:type="simple" xlink:show="embed" xlink:actuate="onLoad" draw:mime-type="image/jpeg"/>
</draw:frame>
</text:p>
      <text:p text:style-name="P4">
Силами громадської ініціативи Євромайдан-Варшава, фонду «Stand with Ukraine»та організації «Nova Ukraine» у Польщі проведена інформаційна кампанія «Дякую,Польще». Вона проводилася до річниці широкомасштабного вторгнення росії вУкраїну.</text:p>
      <text:p text:style-name="P4">
Про це <text:a xlink:type="simple" xlink:href="https://minre.gov.ua/2023/03/26/ukrayinczi-dyakuyut-polyakam-ta-polshhi/" text:style-name="Internet_20_link" text:visited-style-name="Visited_20_Internet_20_Link">
повідомляє</text:a>
 Міністерство з питань реінтеграції тимчасово окупованихтериторій України.</text:p>
      <text:p text:style-name="P4">
У межах акції по всій країні було встановлено 70 білбордів із зображеннямиукраїнців, які щиро дякують полякам та Польщі за підтримку.</text:p>
      <text:p text:style-name="P4">
Світлини не випадкові — на них зображені наші співгромадяни, яким допомоглиполяки.</text:p>
      <text:p text:style-name="P4">
Наприклад, історія солдата Антона. Його близьким довелося стати біженцями вПольщі. Чи історія дівчини Марії з Маріуполя, яка ледве вижила умаріупольській блокаді, а в березні 2022 року разом із двоюрідними братами таматір’ю була евакуйована до Польщі.</text:p>
      <text:p text:style-name="P4">
<draw:frame draw:style-name="fr1" draw:name="Image99" text:anchor-type="as-char" svg:width="6.9236in" svg:height="4.624965in" draw:z-index="0">
<draw:image xlink:href="../Images/AРМІЯINFORM/2023-03-26T96-00-00-04-00/minre2.jpeg" xlink:type="simple" xlink:show="embed" xlink:actuate="onLoad" draw:mime-type="image/jpeg"/>
</draw:frame>
</text:p>
      <text:p text:style-name="P4">
Протягом місяця встановлені по всій Польщі білборди змогли побачити приблизно60 мільйонів людей, або 2 мільйони осіб щодоби.</text:p>
      <text:p text:style-name="P4">
Мінреінтеграції висловлює щиру подяку ініціативі Євромайдан-Варшава, фонду«Stand with Ukraine» та організації «Nova Ukraine» за проведену роботу. Аджезараз надважливо сказати мільйонам поляків про те, що ми, українці, їм вдячні.Що ми завжди пам’ятатимемо ту неймовірну підтримку з боку дружньої нам країниу ці складні для нашої держави часи.</text:p>
      <text:p text:style-name="P4">
Source: <text:a xlink:type="simple" xlink:href="https://armyinform.com.ua/2023/03/26/ukrayinczi-dyakuyut-polyakam-ta-polshhi/" text:style-name="Internet_20_link" text:visited-style-name="Visited_20_Internet_20_Link">
https://armyinform.com.ua/2023/03/26/ukrayinczi-dyakuyut-polyakam-ta-polshhi/</text:a>
</text:p>
      <!--NEWS-->
      <text:h text:style-name="P10" text:outline-level="1">
<text:span text:style-name="T4">
На Харківщині окупанти завдали удару по Куп’янську: пошкодили житловий будинок</text:span>
</text:h>
      <text:p text:style-name="P4">
Author: ['АРМІЯINFORM']</text:p>
      <text:p text:style-name="P4">
Time: 2023-03-26T97:00:00-04:00</text:p>
      <text:p text:style-name="P4">
Description: російські війська 26 лютого обстріляли Куп’янськ на Харківщині. Унаслідок удару окуп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0441232671360784_y-1.jpg" text:style-name="Internet_20_link" text:visited-style-name="Visited_20_Internet_20_Link">
photo_5260441232671360784_y-1.jpg</text:a>
', '<text:a xlink:type="simple" xlink:href="https://armyinform.com.ua/wp-content/uploads/2023/03/photo_5260441232671360783_y-1.jpg" text:style-name="Internet_20_link" text:visited-style-name="Visited_20_Internet_20_Link">
photo_5260441232671360783_y-1.jpg</text:a>
']</text:p>
      <text:p text:style-name="P4">
Tags: ['ОБСТРІЛИ РФ']</text:p>
      <text:p text:style-name="P4">
Category: News</text:p>
      <!--METADATA-->
      <text:p text:style-name="P4">
<draw:frame draw:style-name="fr1" draw:name="Image100" text:anchor-type="as-char" svg:width="6.9236in" svg:height="5.1927in" draw:z-index="0">
<draw:image xlink:href="../Images/AРМІЯINFORM/2023-03-26T97-00-00-04-00/photo_5260441232671360784_y-1.jpg" xlink:type="simple" xlink:show="embed" xlink:actuate="onLoad" draw:mime-type="image/jpeg"/>
</draw:frame>
</text:p>
      <text:p text:style-name="P4">
російські війська 26 лютого обстріляли Куп’янськ на Харківщині. Унаслідокудару окупантів є руйнування.</text:p>
      <text:p text:style-name="P4">
Про це <text:a xlink:type="simple" xlink:href="https://t.me/pgo_gov_ua/10779" text:style-name="Internet_20_link" text:visited-style-name="Visited_20_Internet_20_Link">
повідомляє</text:a>
 Офіс Генерального прокурораУкраїни.</text:p>
      <text:p text:style-name="P4">
«За даними слідства, 26 березня російські військові здійснили артилерійськийобстріл м. Куп’янськ. Один із ворожих снарядів влучив у п’ятиповерховийжитловий будинок. Також є руйнування та пошкодження приватних домоволодінь,господарських споруд та автомобілів містян», — йдеться у повідомленні.</text:p>
      <text:p text:style-name="P4">
<draw:frame draw:style-name="fr1" draw:name="Image101" text:anchor-type="as-char" svg:width="6.9236in" svg:height="9.241093in" draw:z-index="0">
<draw:image xlink:href="../Images/AРМІЯINFORM/2023-03-26T97-00-00-04-00/photo_5260441232671360783_y-1.jpg" xlink:type="simple" xlink:show="embed" xlink:actuate="onLoad" draw:mime-type="image/jpeg"/>
</draw:frame>
</text:p>
      <text:p text:style-name="P4">
Source: <text:a xlink:type="simple" xlink:href="https://armyinform.com.ua/2023/03/26/na-harkivshhyni-okupanty-zavdaly-udaru-po-kupyansku-poshkodyly-zhytlovyj-budynok/" text:style-name="Internet_20_link" text:visited-style-name="Visited_20_Internet_20_Link">
https://armyinform.com.ua/2023/03/26/na-harkivshhyni-okupanty-zavdaly-udaru-po-kupyansku-poshkodyly-zhytlovyj-budynok/</text:a>
</text:p>
      <!--NEWS-->
      <text:h text:style-name="P10" text:outline-level="1">
<text:span text:style-name="T4">
Прем’єр-міністр Канади і президент США пообіцяли стояти пліч-о-пліч з Україною</text:span>
</text:h>
      <text:p text:style-name="P4">
Author: ['АРМІЯINFORM']</text:p>
      <text:p text:style-name="P4">
Time: 2023-03-26T98:00:00-04:00</text:p>
      <text:p text:style-name="P4">
Description: Прем’єр-міністр Польщі Матеуш Моравецький планує переконувати партнерів в ЄС у потреб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dzhozef-bajden.jpg" text:style-name="Internet_20_link" text:visited-style-name="Visited_20_Internet_20_Link">
dzhozef-bajden.jpg</text:a>
']</text:p>
      <text:p text:style-name="P4">
Tags: ['STOPRUSSIA', 'АГРЕСІЯ РФ', 'ВТОРГНЕННЯ РФ', 'ДОПОМОГА ПАРТНЕРІВ', 'СВІТ ПІДТРИМУЄ УКРАЇНУ', 'СЛУЖБА ЗОВНІШНЬОЇ РОЗВІДКИ УКРАЇНИ']</text:p>
      <text:p text:style-name="P4">
Category: News</text:p>
      <!--METADATA-->
      <text:p text:style-name="P4">
<draw:frame draw:style-name="fr1" draw:name="Image102" text:anchor-type="as-char" svg:width="6.9236in" svg:height="4.61393in" draw:z-index="0">
<draw:image xlink:href="../Images/AРМІЯINFORM/2023-03-26T98-00-00-04-00/dzhozef-bajden.jpg" xlink:type="simple" xlink:show="embed" xlink:actuate="onLoad" draw:mime-type="image/jpeg"/>
</draw:frame>
Президент США Джозеф Байден</text:p>
      <text:p text:style-name="P4">
Прем’єр-міністр Польщі Матеуш Моравецький планує переконувати партнерів в ЄС употребі спільної закупівлі боєприпасів за межами Євросоюзу, оскільки снарядиУкраїні потрібні вже зараз, а в Європі їх недостатньо.</text:p>
      <text:p text:style-name="P4">
Польський виробник боєприпасів Dezamet, що входить до складу державноїкомпанії Polska Grupa Zbrojeniowa (PGZ), значно збільшить потужності длявиробництва боєприпасів, щоб забезпечити постачання в Україну.</text:p>
      <text:p text:style-name="P4">
«…Наша мета — щоб Україна могла наблизитися до НАТО і стати не простозапрошеною країною, а повноцінним членом», — міністр МЗС Литви ГабріеліусЛандсбергіс про плани на літній саміт Північноатлантичного альянсу, якийприйматиме Литва.</text:p>
      <text:p text:style-name="P4">
Група кредиторів України за результатами зустрічі з представникамиМіжнародного валютного фонду (МВФ) та Світового банку надала Україні фінансовігарантії для нової програми та відстрочку за борговими зобов’язаннями до 2027року.</text:p>
      <text:p text:style-name="P4">
Двопартійна група сенаторів США закликає президента Джо Байдена підтриматиМіжнародний кримінальний суд (МКС) і надати докази російських військовихзлочинів. «Минулорічна двопартійна акція Конгресу щодо посилення цієїпідтримки була здійснена у співпраці з вашою адміністрацією, щоб збалансувативсі погляди на відносини США з МКС. Проте через кілька місяців, коли МКСпрацює над розкриттям справ проти російських посадовців, включаючи самогопутіна, Сполучені Штати, як повідомляється, ще не поділилися ключовимидоказами, які могли б допомогти в цих переслідуваннях», — ідеться в листі.Сенатори наголосили, що міжнародні розслідування є важливими для того, щобпутін та його оточення знали, що відповідальність і справедливість за їхнізлочини прийдуть.</text:p>
      <text:p text:style-name="P4">
Прем’єр-міністр Канади Джастін Трюдо і президент США Джо Байден пообіцяли«стояти пліч-о-пліч з Україною».</text:p>
      <text:p text:style-name="P4">
«Австрія є учасницею Римського статуту. Це означає, що Австрія, як і всі іншідоговірні сторони, зобов’язана співпрацювати з МКС: ордери на арешт, виданіСудом, мають виконуватися, а особи, які розшукуються Судом, повинні бутизаарештовані», — повідомили у федеральному міністерстві юстиції Австрії увідповідь на запит щодо виконання країною ордера МКС на арешт путіна.</text:p>
      <text:p text:style-name="P4">
Конституційний суд Вірменії заявив, що Римський статут Міжнародногокримінального суду відповідає основному закону країни.</text:p>
      <text:p text:style-name="P4">
Європейський Союз може запровадити торговельні обмеження проти країн, якіреекспортом товарів подвійного призначення допомагають росії обходити санкції.</text:p>
      <text:p text:style-name="P4">
Оман пропонує Україні створити на своїй території зерновий або зерново-продовольчий хаб для безперебійного постачання зерна у країни Африканськогорогу.</text:p>
      <text:p text:style-name="P4">
<text:span text:style-name="T5">
Джерело:<text:a xlink:type="simple" xlink:href="https://szru.gov.ua/news-media/publications/260323-ukraina-i-svit--proty-rosiiskoi-ahresii-sanktsii-v-dii" text:style-name="Internet_20_link" text:visited-style-name="Visited_20_Internet_20_Link">
Служба зовнішньої розвідки України</text:a>
</text:span>
</text:p>
      <text:p text:style-name="P4">
Source: <text:a xlink:type="simple" xlink:href="https://armyinform.com.ua/2023/03/26/premyer-ministr-kanady-dzhastin-tryudo-i-prezydent-ssha-dzho-bajden-poobiczyaly-stoyaty-plich-o-plich-z-ukrayinoyu/" text:style-name="Internet_20_link" text:visited-style-name="Visited_20_Internet_20_Link">
https://armyinform.com.ua/2023/03/26/premyer-ministr-kanady-dzhastin-tryudo-i-prezydent-ssha-dzho-bajden-poobiczyaly-stoyaty-plich-o-plich-z-ukrayinoyu/</text:a>
</text:p>
      <!--NEWS-->
      <text:h text:style-name="P10" text:outline-level="1">
<text:span text:style-name="T4">
У Великій Британії новобранці ЗСУ навчаються діяти у патрулі</text:span>
</text:h>
      <text:p text:style-name="P4">
Author: ['АРМІЯINFORM']</text:p>
      <text:p text:style-name="P4">
Time: 2023-03-26T99:00:00-04:00</text:p>
      <text:p text:style-name="P4">
Description: Військовослужбовці-інструктори Збройних сил Великої Британії відпрацювали з новобранця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0728153666602569_y.jpg" text:style-name="Internet_20_link" text:visited-style-name="Visited_20_Internet_20_Link">
photo_5260728153666602569_y.jpg</text:a>
', '<text:a xlink:type="simple" xlink:href="https://armyinform.com.ua/wp-content/uploads/2023/03/photo_5260728153666602560_y-150x150.jpg" text:style-name="Internet_20_link" text:visited-style-name="Visited_20_Internet_20_Link">
photo_5260728153666602560_y-150x150.jpg</text:a>
', '<text:a xlink:type="simple" xlink:href="https://armyinform.com.ua/wp-content/uploads/2023/03/photo_5260728153666602566_y-150x150.jpg" text:style-name="Internet_20_link" text:visited-style-name="Visited_20_Internet_20_Link">
photo_5260728153666602566_y-150x150.jpg</text:a>
', '<text:a xlink:type="simple" xlink:href="https://armyinform.com.ua/wp-content/uploads/2023/03/photo_5260728153666602559_y-150x150.jpg" text:style-name="Internet_20_link" text:visited-style-name="Visited_20_Internet_20_Link">
photo_5260728153666602559_y-150x150.jpg</text:a>
']</text:p>
      <text:p text:style-name="P4">
Tags: ['STOPRUSSIA', 'НАВЧАННЯ']</text:p>
      <text:p text:style-name="P4">
Category: News</text:p>
      <!--METADATA-->
      <text:p text:style-name="P4">
<draw:frame draw:style-name="fr1" draw:name="Image103" text:anchor-type="as-char" svg:width="6.9236in" svg:height="4.627273in" draw:z-index="0">
<draw:image xlink:href="../Images/AРМІЯINFORM/2023-03-26T99-00-00-04-00/photo_5260728153666602569_y.jpg" xlink:type="simple" xlink:show="embed" xlink:actuate="onLoad" draw:mime-type="image/jpeg"/>
</draw:frame>
</text:p>
      <text:p text:style-name="P4">
Військовослужбовці-інструктори Збройних сил Великої Британії відпрацювали зновобранцями ЗСУ дії під час патрулювання.</text:p>
      <text:p text:style-name="P4">
Як <text:a xlink:type="simple" xlink:href="https://t.me/Pavliuk_KSV/3760" text:style-name="Internet_20_link" text:visited-style-name="Visited_20_Internet_20_Link">
повідомив </text:a>
перший заступник Міністраоборони України генерал-лейтенант Олександр Павлюк, заняття проводятьсяінструкторами зі складу 5-го батальйону Королівського австралійського полку1-ї бригади Сухопутних військ Австралійських сил оборони.</text:p>
      <text:p text:style-name="P4">
«Новобранці Збройних Сил України пройшли заняття з теорії та практики дій упатрулі, оборони та атаки на рівні взводу у рамках базової загальновійськовоїпідготовки у Великій Британії», — йдеться у повідомленні.</text:p>
      <text:p text:style-name="P4">
<text:a xlink:type="simple" xlink:href="https://armyinform.com.ua/wp-content/uploads/2023/03/photo_5260728153666602560_y.jpg" text:style-name="Internet_20_link" text:visited-style-name="Visited_20_Internet_20_Link">
<draw:frame draw:style-name="fr1" draw:name="Image104" text:anchor-type="as-char" svg:width="6.9236in" svg:height="6.9236in" draw:z-index="0">
<draw:image xlink:href="../Images/AРМІЯINFORM/2023-03-26T99-00-00-04-00/photo_5260728153666602560_y-150x150.jpg" xlink:type="simple" xlink:show="embed" xlink:actuate="onLoad" draw:mime-type="image/jpeg"/>
</draw:frame>
</text:a>
</text:p>
      <text:p text:style-name="P4">
<text:a xlink:type="simple" xlink:href="https://armyinform.com.ua/wp-content/uploads/2023/03/photo_5260728153666602566_y.jpg" text:style-name="Internet_20_link" text:visited-style-name="Visited_20_Internet_20_Link">
<draw:frame draw:style-name="fr1" draw:name="Image105" text:anchor-type="as-char" svg:width="6.9236in" svg:height="6.9236in" draw:z-index="0">
<draw:image xlink:href="../Images/AРМІЯINFORM/2023-03-26T99-00-00-04-00/photo_5260728153666602566_y-150x150.jpg" xlink:type="simple" xlink:show="embed" xlink:actuate="onLoad" draw:mime-type="image/jpeg"/>
</draw:frame>
</text:a>
</text:p>
      <text:p text:style-name="P4">
<text:a xlink:type="simple" xlink:href="https://armyinform.com.ua/wp-content/uploads/2023/03/photo_5260728153666602559_y.jpg" text:style-name="Internet_20_link" text:visited-style-name="Visited_20_Internet_20_Link">
<draw:frame draw:style-name="fr1" draw:name="Image106" text:anchor-type="as-char" svg:width="6.9236in" svg:height="6.9236in" draw:z-index="0">
<draw:image xlink:href="../Images/AРМІЯINFORM/2023-03-26T99-00-00-04-00/photo_5260728153666602559_y-150x150.jpg" xlink:type="simple" xlink:show="embed" xlink:actuate="onLoad" draw:mime-type="image/jpeg"/>
</draw:frame>
</text:a>
</text:p>
      <text:p text:style-name="P4">
Source: <text:a xlink:type="simple" xlink:href="https://armyinform.com.ua/2023/03/26/u-velykij-brytaniyi-novobranczi-zsu-navchayutsya-diyaty-u-patruli/" text:style-name="Internet_20_link" text:visited-style-name="Visited_20_Internet_20_Link">
https://armyinform.com.ua/2023/03/26/u-velykij-brytaniyi-novobranczi-zsu-navchayutsya-diyaty-u-patruli/</text:a>
</text:p>
      <!--NEWS-->
      <text:h text:style-name="P10" text:outline-level="1">
<text:span text:style-name="T4">
Не можна бути подумки далеко від війни, підтримуйте наших бійців, коли це можливо — Президент України</text:span>
</text:h>
      <text:p text:style-name="P4">
Author: ['АРМІЯINFORM']</text:p>
      <text:p text:style-name="P4">
Time: 2023-03-27T98:00:00-04:00</text:p>
      <text:p text:style-name="P4">
Description: Президент України Володимир Зеленський звернувся до українців у 395-й день вій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e8af1ed3e9cc7cec5b04efe2638b7bf_1679863637_extra_large-e1679864754399.png" text:style-name="Internet_20_link" text:visited-style-name="Visited_20_Internet_20_Link">
2e8af1ed3e9cc7cec5b04efe2638b7bf_1679863637_extra_large-e1679864754399.png</text:a>
']</text:p>
      <text:p text:style-name="P4">
Tags: ['ВІДЕОЗВЕРНЕННЯ ПРЕЗИДЕНТА УКРАЇНИ']</text:p>
      <text:p text:style-name="P4">
Category: News</text:p>
      <!--METADATA-->
      <text:p text:style-name="P4">
<draw:frame draw:style-name="fr1" draw:name="Image107" text:anchor-type="as-char" svg:width="6.9236in" svg:height="4.547453in" draw:z-index="0">
<draw:image xlink:href="../Images/AРМІЯINFORM/2023-03-27T98-00-00-04-00/2e8af1ed3e9cc7cec5b04efe2638b7bf_1679863637_extra_large-e1679864754399.png" xlink:type="simple" xlink:show="embed" xlink:actuate="onLoad" draw:mime-type="image/png"/>
</draw:frame>
</text:p>
      <text:p text:style-name="P4">
Президент України Володимир Зеленський<text:a xlink:type="simple" xlink:href="https://www.president.gov.ua/news/ne-mozhna-buti-podumki-daleko-vid-vijni-pidtrimujte-nashih-b-81817" text:style-name="Internet_20_link" text:visited-style-name="Visited_20_Internet_20_Link">
звернувся</text:a>
 до українців у 395-й день війни:</text:p>
      <text:p text:style-name="P4">
<text:span text:style-name="T4">
<text:span text:style-name="T5">
Бажаю здоров’я, шановні українці!</text:span>
</text:span>
</text:p>
      <text:p text:style-name="P4">
Сьогодні наша Національна гвардія відзначає свій день, і буде правильно, якщовсі ми разом подякуємо нацгвардійцям. За те, як Нацгвардія разом з усіманашими воїнами потужно б’ється за Україну. Подякуємо за міцність і силу вбитві за Донбас. За оборону Бахмута й Авдіївки. За героїчний захист Маріуполяй «Азовсталі». За бої на Луганщині. За бої на Київщині, за битву за Київ.Разом з усіма силами оборони й безпеки України гвардійці гнали окупанта зпівнічних областей нашої держави, із Харківщини. Тримають оборону на півдні,на Запорізькому напрямку.</text:p>
      <text:p text:style-name="P4">
Окремо я хочу подякувати за «Гвардію наступу», яка вже стала прикладомвзірцевого формування нових бригад для української оборони.</text:p>
      <text:p text:style-name="P4">
За час широкомасштабної війни вже майже 5 тисяч нацгвардійців відзначенідержавними нагородами — саме за участь у боях, за хоробрість, за стійкість, забойовий результат, якого досягає Нацгвардія. 32 бійці Нацгвардії удостоєнізвання Героя України.</text:p>
      <text:p text:style-name="P4">
Я дякую всім гвардійцям: солдатам, сержантам, офіцерам, командуванню! Дякуювсім, хто допомагає підрозділам Нацгвардії, хто тренує бійців, забезпечує їхусім необхідним, допомагає з лікуванням після поранень, із реабілітацією.</text:p>
      <text:p text:style-name="P4">
Сила України – це сила всіх, хто б’ється за Україну й хто допомагає бійцям. Іуявити нашу державну силу без Національної гвардії просто неможливо.</text:p>
      <text:p text:style-name="P4">
Сьогодні була нарада з військовими – спеціальна військова зустріч, особливеколо учасників. Провів також наради із сектором безпеки, із розвідкою.</text:p>
      <text:p text:style-name="P4">
Оборона, посилення нашого захисту – причому як від зовнішньої загрози, так івід внутрішніх загроз. Готуємо наші відповідні кроки.</text:p>
      <text:p text:style-name="P4">
Постійно, незмінно максимум уваги – ситуації на передовій. Жорстоким боям, якіщодня забирають життя наших людей і щодня потребують незмінної мобілізованостінашої держави й суспільства.</text:p>
      <text:p text:style-name="P4">
Це неправильно, це несправедливо, коли в наших бійців, які приїжджають зпередової, з’являється таке відчуття, ніби для багатьох у тилу війна вжескінчилася. Для тих, хто не просто далеко від Донеччини чи Нікополя, відСалтівки, від прикордонних районів Сумщини, від Запоріжжя… А хто подумкидалеко від окопів, від щоденного болю українців.</text:p>
      <text:p text:style-name="P4">
Зараз так само, як і рік тому, не можна бути подумки далеко від війни, хочзавдяки нашим воїнам реальні бойові дії відбуваються справді географічнодалеко від багатьох. Зараз так само, як і рік тому, важливо, щоб якнайбільшеукраїнців допомагали захисту держави, допомагали акумуляції світової підтримкизаради нашої перемоги.</text:p>
      <text:p text:style-name="P4">
Дорогі українці! Підтримуйте наших бійців завжди, коли це можливо. Незабувайте й про збори волонтерів і долучайтеся, коли маєте змогу.</text:p>
      <text:p text:style-name="P4">
Дуже важливо, щоб усі, хто має інформаційний вплив, брали участь вінформаційній роботі. Це стосується не лише журналістів. Це стосується всіх,хто може поширювати правду про агресію. Хто здатен нагадувати світу проукраїнців і українок, які пройшли через окупацію, через втрати… Про те, щоУкраїна б’ється за свободу та справедливість і для нашого народу, і для всіхнацій, яким загрожує російська тиранія. Світ має чути так само інтенсивно, які минулого року, що агресія проти України триває. Має чути, що припинити війнувже цього року, звільнити Україну від російського зла вже цього року – цеспільне завдання цивілізованого світу. Бо цивілізований означає, зокрема, йрішучий захищати цивілізованість.</text:p>
      <text:p text:style-name="P4">
Зустрівся із послом доброї волі ЮНІСЕФ Орландо Блумом та командою ЮНІСЕФ –організації, яка займається гуманітарною підтримкою й захистом дітей. ОрландоБлум давно й змістовно працює із цим напрямом. Він уже був в Україні, нанашому Донбасі, ще до повномасштабної війни. І знає, що принесла ця агресія,наскільки повномасштабними мають бути зусилля світу, щоб її зупинити, щобвідновити Україну після війни.</text:p>
      <text:p text:style-name="P4">
Ми обговорили питання відбудови нашої країни, нашої шкільної інфраструктури. Явдячний за цю допомогу. Ми домовилися, щоб наші команди працювали над кількоманапрямами.</text:p>
      <text:p text:style-name="P4">
Зокрема, це питання повернення наших дітей, які були силою вивезені в Росію,це створення бомбосховищ для наших діточок. І третє – це технічне забезпеченнядистанційного навчання в тих районах і областях, де неможливо навчатись офлайнчерез відповідні загрози.</text:p>
      <text:p text:style-name="P4">
Сьогодні, як і завжди, відзначу наших воїнів, які дали вагомий результатУкраїні за минулу добу, за цей день, загалом за цей тиждень.</text:p>
      <text:p text:style-name="P4">
57-ма окрема мотопіхотна бригада, 5-та окрема штурмова бригада і 93-тя окремамеханізована бригада – молодці, хлопці! Дякую вам за вашу силу!</text:p>
      <text:p text:style-name="P4">
Морпіхи 35-ї й 36-ї окремих бригад, бійці 55-ї артилерійської бригади«Запорізька Січ» – усі на Донеччині – дякую вам за те, що ви – найкращітиждень за тижнем!</text:p>
      <text:p text:style-name="P4">
Також хочу сьогодні відзначити наших воїнів ОСУВ «Північ», які захищаютьСумщину й Чернігівщину. Це й оборона від спроб завести ДРГ через кордон, це йприкриття України від повітряних ударів, це й захист від артилерії терористів.</text:p>
      <text:p text:style-name="P4">
Дякую всім нашим зенітникам «Півночі», усім, хто захищає наш державний кордон,усім, хто своєю відвагою та влучністю привчає ворога до того, що УкраїнуКремлю не взяти.</text:p>
      <text:p text:style-name="P4">
<text:span text:style-name="T4">
<text:span text:style-name="T5">
Слава всім нашим воїнам, хто в бою!</text:span>
</text:span>
</text:p>
      <text:p text:style-name="P4">
<text:span text:style-name="T4">
<text:span text:style-name="T5">
Дякую всім, хто допомагає обороні!</text:span>
</text:span>
</text:p>
      <text:p text:style-name="P4">
<text:span text:style-name="T4">
<text:span text:style-name="T5">
Вічна пам’ять і шана всім нашим воїнам, які віддали своє життя заУкраїну!</text:span>
</text:span>
</text:p>
      <text:p text:style-name="P4">
<text:span text:style-name="T4">
<text:span text:style-name="T5">
Слава Україні!</text:span>
</text:span>
</text:p>
      <text:p text:style-name="P4">
Source: <text:a xlink:type="simple" xlink:href="https://armyinform.com.ua/2023/03/27/ne-mozhna-buty-podumky-daleko-vid-vijny-pidtrymujte-nashyh-bijcziv-koly-cze-mozhlyvo-prezydent-ukrayiny/" text:style-name="Internet_20_link" text:visited-style-name="Visited_20_Internet_20_Link">
https://armyinform.com.ua/2023/03/27/ne-mozhna-buty-podumky-daleko-vid-vijny-pidtrymujte-nashyh-bijcziv-koly-cze-mozhlyvo-prezydent-ukrayiny/</text:a>
</text:p>
      <!--NEWS-->
      <text:h text:style-name="P10" text:outline-level="1">
<text:span text:style-name="T4">
Шведська компанія IKEA продала своє останнє підприємство на росії</text:span>
</text:h>
      <text:p text:style-name="P4">
Author: ['АРМІЯINFORM']</text:p>
      <text:p text:style-name="P4">
Time: 2023-03-27T99:00:00-04:00</text:p>
      <text:p text:style-name="P4">
Description: США забороняють російським дипломатам виїзд без дозволу за 25-мильну зону навко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82.jpg" text:style-name="Internet_20_link" text:visited-style-name="Visited_20_Internet_20_Link">
82.jpg</text:a>
']</text:p>
      <text:p text:style-name="P4">
Tags: ['STOPRUSSIA', 'АГРЕСІЯ РФ', 'ВТОРГНЕННЯ РФ', 'ЕКОНОМІКА РФ', 'КРАХ РОСІЙСЬКОЇ ЕКОНОМІКИ']</text:p>
      <text:p text:style-name="P4">
Category: News</text:p>
      <!--METADATA-->
      <text:p text:style-name="P4">
<draw:frame draw:style-name="fr1" draw:name="Image108" text:anchor-type="as-char" svg:width="6.9236in" svg:height="4.809062in" draw:z-index="0">
<draw:image xlink:href="../Images/AРМІЯINFORM/2023-03-27T99-00-00-04-00/82.jpg" xlink:type="simple" xlink:show="embed" xlink:actuate="onLoad" draw:mime-type="image/jpeg"/>
</draw:frame>
</text:p>
      <text:p text:style-name="P4">
США забороняють російським дипломатам виїзд без дозволу за 25-мильну зонунавколо штаб-квартири ООН, — поскаржився глава правової референтурипостпредства рф при ООН леонідченко.</text:p>
      <text:p text:style-name="P4">
Шведська компанія IKEA продала останнє своє підприємство на росії — меблевуфабрику в подбєрєзьї новгородської області. Всього Швеція побудувала на рф трифабрики з виробництва меблів, але із початку російської повномасштабноїагресії проти України вирішила повністю залишити рф.</text:p>
      <text:p text:style-name="P4">
голова госдуми володін запропонував змінити чинне законодавство для того, щобзаборонити діяльність Міжнародного кримінального суду на росії.</text:p>
      <text:p text:style-name="P4">
мінекономіки рф закрило для росіян доступ до порталу адміністративногопрофесіоналізму та відкритого цивільного контролю «откритоє правітєльство»,запровадженого в 2014 році. Формально — через те, що органи влади надавалинаселенню рф інформацію, що лише на 20–40 % відповідала їхнім реальнимпотребам щодо отримання статистичної інформації, реєстрів і державних базданих. На їх підставі підприємці зокрема мали змогу корегувати свій бізнес інадавати послуги громадянам.</text:p>
      <text:p text:style-name="P4">
центробанк рф заборонив продаж акцій компаній із «недружніх», як вважає росія,країн до 1 жовтня 2023 року.</text:p>
      <text:p text:style-name="P4">
Понад 52 % росіян чоловічої статі не доживають до 65 років, — заявив головнийспеціаліст міністерства охорони здоров’я рф з репродуктивного здоров’яаполіхін.</text:p>
      <text:p text:style-name="P4">
Окупаційна влада Криму пообіцяла, що уряд рф надасть фінансову допомогу длязабезпечення мінімальних зарплат працівникам туристичної галузі півострова.</text:p>
      <text:p text:style-name="P4">
На росії виник дефіцит кадаверів — трупів, на яких навчаються медичніпрацівники. В результаті ціна на кадавери в середньому зросла на 80–120 %, авартість навчальних курсів на 20–30 %. Наразі російські компанії намагаютьсяналагодити постачання трупів за схемою паралельного імпорту.</text:p>
      <text:p text:style-name="P4">
россільгоспнагляд виявив небезпечне захворювання — карликову сажку — у насінніпшениці, ввезеної на росію з білорусі. Ввезення майже 5 тон пшениці булозаборонено, партію повернули постачальнику.</text:p>
      <text:p text:style-name="P4">
<text:span text:style-name="T5">
Джерело:<text:a xlink:type="simple" xlink:href="https://szru.gov.ua/news-media/publications/260323-ukraina-i-svit--proty-rosiiskoi-ahresii-sanktsii-v-dii" text:style-name="Internet_20_link" text:visited-style-name="Visited_20_Internet_20_Link">
Служба зовнішньої розвідки України</text:a>
</text:span>
</text:p>
      <text:p text:style-name="P4">
Source: <text:a xlink:type="simple" xlink:href="https://armyinform.com.ua/2023/03/27/shvedska-kompaniya-ikea-prodala-ostannye-svoye-pidpryyemstvo-na-rosiyi/" text:style-name="Internet_20_link" text:visited-style-name="Visited_20_Internet_20_Link">
https://armyinform.com.ua/2023/03/27/shvedska-kompaniya-ikea-prodala-ostannye-svoye-pidpryyemstvo-na-rosi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